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52in"/>
    </style:style>
    <style:style style:name="co2" style:family="table-column">
      <style:table-column-properties fo:break-before="auto" style:column-width="0.7409in"/>
    </style:style>
    <style:style style:name="co3" style:family="table-column">
      <style:table-column-properties fo:break-before="auto" style:column-width="0.8193in"/>
    </style:style>
    <style:style style:name="co4" style:family="table-column">
      <style:table-column-properties fo:break-before="auto" style:column-width="0.9591in"/>
    </style:style>
    <style:style style:name="co5" style:family="table-column">
      <style:table-column-properties fo:break-before="auto" style:column-width="0.7929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0.898in"/>
    </style:style>
    <style:style style:name="co9" style:family="table-column">
      <style:table-column-properties fo:break-before="auto" style:column-width="1.037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 Data + Averages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Introsort 1</text:p>
          </table:table-cell>
          <table:table-cell office:value-type="string">
            <text:p>Introsort 2</text:p>
          </table:table-cell>
          <table:table-cell office:value-type="string">
            <text:p>Introsort 3</text:p>
          </table:table-cell>
          <table:table-cell office:value-type="string">
            <text:p>Introsort 4</text:p>
          </table:table-cell>
          <table:table-cell office:value-type="string">
            <text:p>Introsort 5</text:p>
          </table:table-cell>
          <table:table-cell office:value-type="string">
            <text:p>Introsort 6</text:p>
          </table:table-cell>
          <table:table-cell office:value-type="string">
            <text:p>Introsort 7</text:p>
          </table:table-cell>
          <table:table-cell office:value-type="string">
            <text:p>Introsort 8</text:p>
          </table:table-cell>
          <table:table-cell office:value-type="string">
            <text:p>Introsort 9</text:p>
          </table:table-cell>
          <table:table-cell office:value-type="string">
            <text:p>Introsort 10</text:p>
          </table:table-cell>
          <table:table-cell office:value-type="string">
            <text:p>Introsort AVG</text:p>
          </table:table-cell>
          <table:table-cell office:value-type="string">
            <text:p>Heapsort 1</text:p>
          </table:table-cell>
          <table:table-cell office:value-type="string">
            <text:p>Heapsort 2</text:p>
          </table:table-cell>
          <table:table-cell office:value-type="string">
            <text:p>Heapsort 3</text:p>
          </table:table-cell>
          <table:table-cell office:value-type="string">
            <text:p>Heapsort 4</text:p>
          </table:table-cell>
          <table:table-cell office:value-type="string">
            <text:p>Heapsort 5</text:p>
          </table:table-cell>
          <table:table-cell office:value-type="string">
            <text:p>Heapsort 6</text:p>
          </table:table-cell>
          <table:table-cell office:value-type="string">
            <text:p>Heapsort 7</text:p>
          </table:table-cell>
          <table:table-cell office:value-type="string">
            <text:p>Heapsort 8</text:p>
          </table:table-cell>
          <table:table-cell office:value-type="string">
            <text:p>Heapsort 9</text:p>
          </table:table-cell>
          <table:table-cell office:value-type="string">
            <text:p>Heapsort 10</text:p>
          </table:table-cell>
          <table:table-cell office:value-type="string">
            <text:p>Heapsort AVG</text:p>
          </table:table-cell>
          <table:table-cell office:value-type="string">
            <text:p>Quicksort 1</text:p>
          </table:table-cell>
          <table:table-cell office:value-type="string">
            <text:p>Quicksort 2</text:p>
          </table:table-cell>
          <table:table-cell office:value-type="string">
            <text:p>Quicksort 3</text:p>
          </table:table-cell>
          <table:table-cell office:value-type="string">
            <text:p>Quicksort 4</text:p>
          </table:table-cell>
          <table:table-cell office:value-type="string">
            <text:p>Quicksort 5</text:p>
          </table:table-cell>
          <table:table-cell office:value-type="string">
            <text:p>Quicksort 6</text:p>
          </table:table-cell>
          <table:table-cell office:value-type="string">
            <text:p>Quicksort 7</text:p>
          </table:table-cell>
          <table:table-cell office:value-type="string">
            <text:p>Quicksort 8</text:p>
          </table:table-cell>
          <table:table-cell office:value-type="string">
            <text:p>Quicksort 9</text:p>
          </table:table-cell>
          <table:table-cell office:value-type="string">
            <text:p>Quicksort 10</text:p>
          </table:table-cell>
          <table:table-cell office:value-type="string">
            <text:p>Quicksort AV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5">
            <text:p>185</text:p>
          </table:table-cell>
          <table:table-cell office:value-type="float" office:value="145">
            <text:p>145</text:p>
          </table:table-cell>
          <table:table-cell office:value-type="float" office:value="154">
            <text:p>154</text:p>
          </table:table-cell>
          <table:table-cell office:value-type="float" office:value="173">
            <text:p>173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117">
            <text:p>117</text:p>
          </table:table-cell>
          <table:table-cell office:value-type="float" office:value="111">
            <text:p>111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134.9">
            <text:p>134.9</text:p>
          </table:table-cell>
          <table:table-cell office:value-type="float" office:value="139">
            <text:p>139</text:p>
          </table:table-cell>
          <table:table-cell office:value-type="float" office:value="136">
            <text:p>136</text:p>
          </table:table-cell>
          <table:table-cell office:value-type="float" office:value="140">
            <text:p>140</text:p>
          </table:table-cell>
          <table:table-cell office:value-type="float" office:value="136">
            <text:p>136</text:p>
          </table:table-cell>
          <table:table-cell office:value-type="float" office:value="108">
            <text:p>108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11">
            <text:p>111</text:p>
          </table:table-cell>
          <table:table-cell office:value-type="float" office:value="118.9">
            <text:p>118.9</text:p>
          </table:table-cell>
          <table:table-cell office:value-type="float" office:value="163">
            <text:p>163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09">
            <text:p>109</text:p>
          </table:table-cell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109.2">
            <text:p>109.2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1588">
            <text:p>1588</text:p>
          </table:table-cell>
          <table:table-cell office:value-type="float" office:value="1731">
            <text:p>1731</text:p>
          </table:table-cell>
          <table:table-cell office:value-type="float" office:value="1479">
            <text:p>1479</text:p>
          </table:table-cell>
          <table:table-cell office:value-type="float" office:value="1422">
            <text:p>1422</text:p>
          </table:table-cell>
          <table:table-cell office:value-type="float" office:value="2170">
            <text:p>2170</text:p>
          </table:table-cell>
          <table:table-cell office:value-type="float" office:value="1821">
            <text:p>1821</text:p>
          </table:table-cell>
          <table:table-cell office:value-type="float" office:value="1308">
            <text:p>1308</text:p>
          </table:table-cell>
          <table:table-cell office:value-type="float" office:value="1391">
            <text:p>1391</text:p>
          </table:table-cell>
          <table:table-cell office:value-type="float" office:value="1606">
            <text:p>1606</text:p>
          </table:table-cell>
          <table:table-cell office:value-type="float" office:value="1335">
            <text:p>1335</text:p>
          </table:table-cell>
          <table:table-cell office:value-type="float" office:value="1585.1">
            <text:p>1585.1</text:p>
          </table:table-cell>
          <table:table-cell office:value-type="float" office:value="3618">
            <text:p>3618</text:p>
          </table:table-cell>
          <table:table-cell office:value-type="float" office:value="3171">
            <text:p>3171</text:p>
          </table:table-cell>
          <table:table-cell office:value-type="float" office:value="3058">
            <text:p>3058</text:p>
          </table:table-cell>
          <table:table-cell office:value-type="float" office:value="2901">
            <text:p>2901</text:p>
          </table:table-cell>
          <table:table-cell office:value-type="float" office:value="3205">
            <text:p>3205</text:p>
          </table:table-cell>
          <table:table-cell office:value-type="float" office:value="2970">
            <text:p>2970</text:p>
          </table:table-cell>
          <table:table-cell office:value-type="float" office:value="2839">
            <text:p>2839</text:p>
          </table:table-cell>
          <table:table-cell office:value-type="float" office:value="3222">
            <text:p>3222</text:p>
          </table:table-cell>
          <table:table-cell office:value-type="float" office:value="2942">
            <text:p>2942</text:p>
          </table:table-cell>
          <table:table-cell office:value-type="float" office:value="2941">
            <text:p>2941</text:p>
          </table:table-cell>
          <table:table-cell office:value-type="float" office:value="3086.7">
            <text:p>3086.7</text:p>
          </table:table-cell>
          <table:table-cell office:value-type="float" office:value="1844">
            <text:p>1844</text:p>
          </table:table-cell>
          <table:table-cell office:value-type="float" office:value="1446">
            <text:p>1446</text:p>
          </table:table-cell>
          <table:table-cell office:value-type="float" office:value="1344">
            <text:p>1344</text:p>
          </table:table-cell>
          <table:table-cell office:value-type="float" office:value="2308">
            <text:p>2308</text:p>
          </table:table-cell>
          <table:table-cell office:value-type="float" office:value="1567">
            <text:p>1567</text:p>
          </table:table-cell>
          <table:table-cell office:value-type="float" office:value="1280">
            <text:p>1280</text:p>
          </table:table-cell>
          <table:table-cell office:value-type="float" office:value="1450">
            <text:p>1450</text:p>
          </table:table-cell>
          <table:table-cell office:value-type="float" office:value="1269">
            <text:p>1269</text:p>
          </table:table-cell>
          <table:table-cell office:value-type="float" office:value="1934">
            <text:p>1934</text:p>
          </table:table-cell>
          <table:table-cell office:value-type="float" office:value="1356">
            <text:p>1356</text:p>
          </table:table-cell>
          <table:table-cell office:value-type="float" office:value="1579.8">
            <text:p>1579.8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3214">
            <text:p>3214</text:p>
          </table:table-cell>
          <table:table-cell office:value-type="float" office:value="3374">
            <text:p>3374</text:p>
          </table:table-cell>
          <table:table-cell office:value-type="float" office:value="2745">
            <text:p>2745</text:p>
          </table:table-cell>
          <table:table-cell office:value-type="float" office:value="2305">
            <text:p>2305</text:p>
          </table:table-cell>
          <table:table-cell office:value-type="float" office:value="2419">
            <text:p>2419</text:p>
          </table:table-cell>
          <table:table-cell office:value-type="float" office:value="3815">
            <text:p>3815</text:p>
          </table:table-cell>
          <table:table-cell office:value-type="float" office:value="3006">
            <text:p>3006</text:p>
          </table:table-cell>
          <table:table-cell office:value-type="float" office:value="3019">
            <text:p>3019</text:p>
          </table:table-cell>
          <table:table-cell office:value-type="float" office:value="2598">
            <text:p>2598</text:p>
          </table:table-cell>
          <table:table-cell office:value-type="float" office:value="3005">
            <text:p>3005</text:p>
          </table:table-cell>
          <table:table-cell office:value-type="float" office:value="2950">
            <text:p>2950</text:p>
          </table:table-cell>
          <table:table-cell office:value-type="float" office:value="6924">
            <text:p>6924</text:p>
          </table:table-cell>
          <table:table-cell office:value-type="float" office:value="6760">
            <text:p>6760</text:p>
          </table:table-cell>
          <table:table-cell office:value-type="float" office:value="6787">
            <text:p>6787</text:p>
          </table:table-cell>
          <table:table-cell office:value-type="float" office:value="7369">
            <text:p>7369</text:p>
          </table:table-cell>
          <table:table-cell office:value-type="float" office:value="7965">
            <text:p>7965</text:p>
          </table:table-cell>
          <table:table-cell office:value-type="float" office:value="6420">
            <text:p>6420</text:p>
          </table:table-cell>
          <table:table-cell office:value-type="float" office:value="7822">
            <text:p>7822</text:p>
          </table:table-cell>
          <table:table-cell office:value-type="float" office:value="7063">
            <text:p>7063</text:p>
          </table:table-cell>
          <table:table-cell office:value-type="float" office:value="7860">
            <text:p>7860</text:p>
          </table:table-cell>
          <table:table-cell office:value-type="float" office:value="7227">
            <text:p>7227</text:p>
          </table:table-cell>
          <table:table-cell office:value-type="float" office:value="7219.7">
            <text:p>7219.7</text:p>
          </table:table-cell>
          <table:table-cell office:value-type="float" office:value="2900">
            <text:p>2900</text:p>
          </table:table-cell>
          <table:table-cell office:value-type="float" office:value="2584">
            <text:p>2584</text:p>
          </table:table-cell>
          <table:table-cell office:value-type="float" office:value="2752">
            <text:p>2752</text:p>
          </table:table-cell>
          <table:table-cell office:value-type="float" office:value="2613">
            <text:p>2613</text:p>
          </table:table-cell>
          <table:table-cell office:value-type="float" office:value="2939">
            <text:p>2939</text:p>
          </table:table-cell>
          <table:table-cell office:value-type="float" office:value="2866">
            <text:p>2866</text:p>
          </table:table-cell>
          <table:table-cell office:value-type="float" office:value="3761">
            <text:p>3761</text:p>
          </table:table-cell>
          <table:table-cell office:value-type="float" office:value="2590">
            <text:p>2590</text:p>
          </table:table-cell>
          <table:table-cell office:value-type="float" office:value="3101">
            <text:p>3101</text:p>
          </table:table-cell>
          <table:table-cell office:value-type="float" office:value="3182">
            <text:p>3182</text:p>
          </table:table-cell>
          <table:table-cell office:value-type="float" office:value="2928.8">
            <text:p>2928.8</text:p>
          </table:table-cell>
        </table:table-row>
        <table:table-row table:style-name="ro1">
          <table:table-cell office:value-type="float" office:value="6100">
            <text:p>6100</text:p>
          </table:table-cell>
          <table:table-cell office:value-type="float" office:value="4404">
            <text:p>4404</text:p>
          </table:table-cell>
          <table:table-cell office:value-type="float" office:value="5351">
            <text:p>5351</text:p>
          </table:table-cell>
          <table:table-cell office:value-type="float" office:value="3745">
            <text:p>3745</text:p>
          </table:table-cell>
          <table:table-cell office:value-type="float" office:value="3581">
            <text:p>3581</text:p>
          </table:table-cell>
          <table:table-cell office:value-type="float" office:value="4435">
            <text:p>4435</text:p>
          </table:table-cell>
          <table:table-cell office:value-type="float" office:value="3943">
            <text:p>3943</text:p>
          </table:table-cell>
          <table:table-cell office:value-type="float" office:value="3871">
            <text:p>3871</text:p>
          </table:table-cell>
          <table:table-cell office:value-type="float" office:value="4221">
            <text:p>4221</text:p>
          </table:table-cell>
          <table:table-cell office:value-type="float" office:value="3975">
            <text:p>3975</text:p>
          </table:table-cell>
          <table:table-cell office:value-type="float" office:value="4130">
            <text:p>4130</text:p>
          </table:table-cell>
          <table:table-cell office:value-type="float" office:value="4165.6">
            <text:p>4165.6</text:p>
          </table:table-cell>
          <table:table-cell office:value-type="float" office:value="10183">
            <text:p>10183</text:p>
          </table:table-cell>
          <table:table-cell office:value-type="float" office:value="10344">
            <text:p>10344</text:p>
          </table:table-cell>
          <table:table-cell office:value-type="float" office:value="10094">
            <text:p>10094</text:p>
          </table:table-cell>
          <table:table-cell office:value-type="float" office:value="9524">
            <text:p>9524</text:p>
          </table:table-cell>
          <table:table-cell office:value-type="float" office:value="11174">
            <text:p>11174</text:p>
          </table:table-cell>
          <table:table-cell office:value-type="float" office:value="11771">
            <text:p>11771</text:p>
          </table:table-cell>
          <table:table-cell office:value-type="float" office:value="10289">
            <text:p>10289</text:p>
          </table:table-cell>
          <table:table-cell office:value-type="float" office:value="10900">
            <text:p>10900</text:p>
          </table:table-cell>
          <table:table-cell office:value-type="float" office:value="10358">
            <text:p>10358</text:p>
          </table:table-cell>
          <table:table-cell office:value-type="float" office:value="13904">
            <text:p>13904</text:p>
          </table:table-cell>
          <table:table-cell office:value-type="float" office:value="10854.1">
            <text:p>10854.1</text:p>
          </table:table-cell>
          <table:table-cell office:value-type="float" office:value="4709">
            <text:p>4709</text:p>
          </table:table-cell>
          <table:table-cell office:value-type="float" office:value="4735">
            <text:p>4735</text:p>
          </table:table-cell>
          <table:table-cell office:value-type="float" office:value="3764">
            <text:p>3764</text:p>
          </table:table-cell>
          <table:table-cell office:value-type="float" office:value="4115">
            <text:p>4115</text:p>
          </table:table-cell>
          <table:table-cell office:value-type="float" office:value="3613">
            <text:p>3613</text:p>
          </table:table-cell>
          <table:table-cell office:value-type="float" office:value="4906">
            <text:p>4906</text:p>
          </table:table-cell>
          <table:table-cell office:value-type="float" office:value="4212">
            <text:p>4212</text:p>
          </table:table-cell>
          <table:table-cell office:value-type="float" office:value="4669">
            <text:p>4669</text:p>
          </table:table-cell>
          <table:table-cell office:value-type="float" office:value="3888">
            <text:p>3888</text:p>
          </table:table-cell>
          <table:table-cell office:value-type="float" office:value="5345">
            <text:p>5345</text:p>
          </table:table-cell>
          <table:table-cell office:value-type="float" office:value="4395.6">
            <text:p>4395.6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5857">
            <text:p>5857</text:p>
          </table:table-cell>
          <table:table-cell office:value-type="float" office:value="6389">
            <text:p>6389</text:p>
          </table:table-cell>
          <table:table-cell office:value-type="float" office:value="4983">
            <text:p>4983</text:p>
          </table:table-cell>
          <table:table-cell office:value-type="float" office:value="5782">
            <text:p>5782</text:p>
          </table:table-cell>
          <table:table-cell office:value-type="float" office:value="5374">
            <text:p>5374</text:p>
          </table:table-cell>
          <table:table-cell office:value-type="float" office:value="4941">
            <text:p>4941</text:p>
          </table:table-cell>
          <table:table-cell office:value-type="float" office:value="6982">
            <text:p>6982</text:p>
          </table:table-cell>
          <table:table-cell office:value-type="float" office:value="5346">
            <text:p>5346</text:p>
          </table:table-cell>
          <table:table-cell office:value-type="float" office:value="6276">
            <text:p>6276</text:p>
          </table:table-cell>
          <table:table-cell office:value-type="float" office:value="4991">
            <text:p>4991</text:p>
          </table:table-cell>
          <table:table-cell office:value-type="float" office:value="5692.1">
            <text:p>5692.1</text:p>
          </table:table-cell>
          <table:table-cell office:value-type="float" office:value="13256">
            <text:p>13256</text:p>
          </table:table-cell>
          <table:table-cell office:value-type="float" office:value="17122">
            <text:p>17122</text:p>
          </table:table-cell>
          <table:table-cell office:value-type="float" office:value="15958">
            <text:p>15958</text:p>
          </table:table-cell>
          <table:table-cell office:value-type="float" office:value="14427">
            <text:p>14427</text:p>
          </table:table-cell>
          <table:table-cell office:value-type="float" office:value="15262">
            <text:p>15262</text:p>
          </table:table-cell>
          <table:table-cell office:value-type="float" office:value="15236">
            <text:p>15236</text:p>
          </table:table-cell>
          <table:table-cell office:value-type="float" office:value="14152">
            <text:p>14152</text:p>
          </table:table-cell>
          <table:table-cell office:value-type="float" office:value="14413">
            <text:p>14413</text:p>
          </table:table-cell>
          <table:table-cell office:value-type="float" office:value="15155">
            <text:p>15155</text:p>
          </table:table-cell>
          <table:table-cell office:value-type="float" office:value="13900">
            <text:p>13900</text:p>
          </table:table-cell>
          <table:table-cell office:value-type="float" office:value="14888.1">
            <text:p>14888.1</text:p>
          </table:table-cell>
          <table:table-cell office:value-type="float" office:value="4771">
            <text:p>4771</text:p>
          </table:table-cell>
          <table:table-cell office:value-type="float" office:value="7524">
            <text:p>7524</text:p>
          </table:table-cell>
          <table:table-cell office:value-type="float" office:value="5294">
            <text:p>5294</text:p>
          </table:table-cell>
          <table:table-cell office:value-type="float" office:value="5440">
            <text:p>5440</text:p>
          </table:table-cell>
          <table:table-cell office:value-type="float" office:value="6055">
            <text:p>6055</text:p>
          </table:table-cell>
          <table:table-cell office:value-type="float" office:value="4693">
            <text:p>4693</text:p>
          </table:table-cell>
          <table:table-cell office:value-type="float" office:value="4847">
            <text:p>4847</text:p>
          </table:table-cell>
          <table:table-cell office:value-type="float" office:value="4964">
            <text:p>4964</text:p>
          </table:table-cell>
          <table:table-cell office:value-type="float" office:value="6646">
            <text:p>6646</text:p>
          </table:table-cell>
          <table:table-cell office:value-type="float" office:value="6365">
            <text:p>6365</text:p>
          </table:table-cell>
          <table:table-cell office:value-type="float" office:value="5659.9">
            <text:p>5659.9</text:p>
          </table:table-cell>
        </table:table-row>
        <table:table-row table:style-name="ro1">
          <table:table-cell office:value-type="float" office:value="10100">
            <text:p>10100</text:p>
          </table:table-cell>
          <table:table-cell office:value-type="float" office:value="7149">
            <text:p>7149</text:p>
          </table:table-cell>
          <table:table-cell office:value-type="float" office:value="7544">
            <text:p>7544</text:p>
          </table:table-cell>
          <table:table-cell office:value-type="float" office:value="6718">
            <text:p>6718</text:p>
          </table:table-cell>
          <table:table-cell office:value-type="float" office:value="10208">
            <text:p>10208</text:p>
          </table:table-cell>
          <table:table-cell office:value-type="float" office:value="6703">
            <text:p>6703</text:p>
          </table:table-cell>
          <table:table-cell office:value-type="float" office:value="6949">
            <text:p>6949</text:p>
          </table:table-cell>
          <table:table-cell office:value-type="float" office:value="5898">
            <text:p>5898</text:p>
          </table:table-cell>
          <table:table-cell office:value-type="float" office:value="7269">
            <text:p>7269</text:p>
          </table:table-cell>
          <table:table-cell office:value-type="float" office:value="7190">
            <text:p>7190</text:p>
          </table:table-cell>
          <table:table-cell office:value-type="float" office:value="6398">
            <text:p>6398</text:p>
          </table:table-cell>
          <table:table-cell office:value-type="float" office:value="7202.6">
            <text:p>7202.6</text:p>
          </table:table-cell>
          <table:table-cell office:value-type="float" office:value="16606">
            <text:p>16606</text:p>
          </table:table-cell>
          <table:table-cell office:value-type="float" office:value="17641">
            <text:p>17641</text:p>
          </table:table-cell>
          <table:table-cell office:value-type="float" office:value="17704">
            <text:p>17704</text:p>
          </table:table-cell>
          <table:table-cell office:value-type="float" office:value="16996">
            <text:p>16996</text:p>
          </table:table-cell>
          <table:table-cell office:value-type="float" office:value="20195">
            <text:p>20195</text:p>
          </table:table-cell>
          <table:table-cell office:value-type="float" office:value="19354">
            <text:p>19354</text:p>
          </table:table-cell>
          <table:table-cell office:value-type="float" office:value="19524">
            <text:p>19524</text:p>
          </table:table-cell>
          <table:table-cell office:value-type="float" office:value="16975">
            <text:p>16975</text:p>
          </table:table-cell>
          <table:table-cell office:value-type="float" office:value="16867">
            <text:p>16867</text:p>
          </table:table-cell>
          <table:table-cell office:value-type="float" office:value="18609">
            <text:p>18609</text:p>
          </table:table-cell>
          <table:table-cell office:value-type="float" office:value="18047.1">
            <text:p>18047.1</text:p>
          </table:table-cell>
          <table:table-cell office:value-type="float" office:value="6297">
            <text:p>6297</text:p>
          </table:table-cell>
          <table:table-cell office:value-type="float" office:value="6768">
            <text:p>6768</text:p>
          </table:table-cell>
          <table:table-cell office:value-type="float" office:value="6819">
            <text:p>6819</text:p>
          </table:table-cell>
          <table:table-cell office:value-type="float" office:value="8139">
            <text:p>8139</text:p>
          </table:table-cell>
          <table:table-cell office:value-type="float" office:value="6611">
            <text:p>6611</text:p>
          </table:table-cell>
          <table:table-cell office:value-type="float" office:value="6423">
            <text:p>6423</text:p>
          </table:table-cell>
          <table:table-cell office:value-type="float" office:value="6661">
            <text:p>6661</text:p>
          </table:table-cell>
          <table:table-cell office:value-type="float" office:value="9018">
            <text:p>9018</text:p>
          </table:table-cell>
          <table:table-cell office:value-type="float" office:value="6821">
            <text:p>6821</text:p>
          </table:table-cell>
          <table:table-cell office:value-type="float" office:value="8077">
            <text:p>8077</text:p>
          </table:table-cell>
          <table:table-cell office:value-type="float" office:value="7163.4">
            <text:p>7163.4</text:p>
          </table:table-cell>
        </table:table-row>
        <table:table-row table:style-name="ro1">
          <table:table-cell office:value-type="float" office:value="12100">
            <text:p>12100</text:p>
          </table:table-cell>
          <table:table-cell office:value-type="float" office:value="9697">
            <text:p>9697</text:p>
          </table:table-cell>
          <table:table-cell office:value-type="float" office:value="8178">
            <text:p>8178</text:p>
          </table:table-cell>
          <table:table-cell office:value-type="float" office:value="8816">
            <text:p>8816</text:p>
          </table:table-cell>
          <table:table-cell office:value-type="float" office:value="8078">
            <text:p>8078</text:p>
          </table:table-cell>
          <table:table-cell office:value-type="float" office:value="7252">
            <text:p>7252</text:p>
          </table:table-cell>
          <table:table-cell office:value-type="float" office:value="11989">
            <text:p>11989</text:p>
          </table:table-cell>
          <table:table-cell office:value-type="float" office:value="7604">
            <text:p>7604</text:p>
          </table:table-cell>
          <table:table-cell office:value-type="float" office:value="9681">
            <text:p>9681</text:p>
          </table:table-cell>
          <table:table-cell office:value-type="float" office:value="10012">
            <text:p>10012</text:p>
          </table:table-cell>
          <table:table-cell office:value-type="float" office:value="8186">
            <text:p>8186</text:p>
          </table:table-cell>
          <table:table-cell office:value-type="float" office:value="8949.3">
            <text:p>8949.3</text:p>
          </table:table-cell>
          <table:table-cell office:value-type="float" office:value="23451">
            <text:p>23451</text:p>
          </table:table-cell>
          <table:table-cell office:value-type="float" office:value="24221">
            <text:p>24221</text:p>
          </table:table-cell>
          <table:table-cell office:value-type="float" office:value="20792">
            <text:p>20792</text:p>
          </table:table-cell>
          <table:table-cell office:value-type="float" office:value="23540">
            <text:p>23540</text:p>
          </table:table-cell>
          <table:table-cell office:value-type="float" office:value="21246">
            <text:p>21246</text:p>
          </table:table-cell>
          <table:table-cell office:value-type="float" office:value="21525">
            <text:p>21525</text:p>
          </table:table-cell>
          <table:table-cell office:value-type="float" office:value="21026">
            <text:p>21026</text:p>
          </table:table-cell>
          <table:table-cell office:value-type="float" office:value="23157">
            <text:p>23157</text:p>
          </table:table-cell>
          <table:table-cell office:value-type="float" office:value="23629">
            <text:p>23629</text:p>
          </table:table-cell>
          <table:table-cell office:value-type="float" office:value="22639">
            <text:p>22639</text:p>
          </table:table-cell>
          <table:table-cell office:value-type="float" office:value="22522.6">
            <text:p>22522.6</text:p>
          </table:table-cell>
          <table:table-cell office:value-type="float" office:value="9204">
            <text:p>9204</text:p>
          </table:table-cell>
          <table:table-cell office:value-type="float" office:value="8173">
            <text:p>8173</text:p>
          </table:table-cell>
          <table:table-cell office:value-type="float" office:value="8599">
            <text:p>8599</text:p>
          </table:table-cell>
          <table:table-cell office:value-type="float" office:value="9769">
            <text:p>9769</text:p>
          </table:table-cell>
          <table:table-cell office:value-type="float" office:value="7398">
            <text:p>7398</text:p>
          </table:table-cell>
          <table:table-cell office:value-type="float" office:value="11119">
            <text:p>11119</text:p>
          </table:table-cell>
          <table:table-cell office:value-type="float" office:value="10384">
            <text:p>10384</text:p>
          </table:table-cell>
          <table:table-cell office:value-type="float" office:value="9295">
            <text:p>9295</text:p>
          </table:table-cell>
          <table:table-cell office:value-type="float" office:value="10811">
            <text:p>10811</text:p>
          </table:table-cell>
          <table:table-cell office:value-type="float" office:value="8606">
            <text:p>8606</text:p>
          </table:table-cell>
          <table:table-cell office:value-type="float" office:value="9335.8">
            <text:p>9335.8</text:p>
          </table:table-cell>
        </table:table-row>
        <table:table-row table:style-name="ro1">
          <table:table-cell office:value-type="float" office:value="14100">
            <text:p>14100</text:p>
          </table:table-cell>
          <table:table-cell office:value-type="float" office:value="10091">
            <text:p>10091</text:p>
          </table:table-cell>
          <table:table-cell office:value-type="float" office:value="10516">
            <text:p>10516</text:p>
          </table:table-cell>
          <table:table-cell office:value-type="float" office:value="9324">
            <text:p>9324</text:p>
          </table:table-cell>
          <table:table-cell office:value-type="float" office:value="8470">
            <text:p>8470</text:p>
          </table:table-cell>
          <table:table-cell office:value-type="float" office:value="9566">
            <text:p>9566</text:p>
          </table:table-cell>
          <table:table-cell office:value-type="float" office:value="9619">
            <text:p>9619</text:p>
          </table:table-cell>
          <table:table-cell office:value-type="float" office:value="11718">
            <text:p>11718</text:p>
          </table:table-cell>
          <table:table-cell office:value-type="float" office:value="8238">
            <text:p>8238</text:p>
          </table:table-cell>
          <table:table-cell office:value-type="float" office:value="9433">
            <text:p>9433</text:p>
          </table:table-cell>
          <table:table-cell office:value-type="float" office:value="9431">
            <text:p>9431</text:p>
          </table:table-cell>
          <table:table-cell office:value-type="float" office:value="9640.6">
            <text:p>9640.6</text:p>
          </table:table-cell>
          <table:table-cell office:value-type="float" office:value="28048">
            <text:p>28048</text:p>
          </table:table-cell>
          <table:table-cell office:value-type="float" office:value="28343">
            <text:p>28343</text:p>
          </table:table-cell>
          <table:table-cell office:value-type="float" office:value="29550">
            <text:p>29550</text:p>
          </table:table-cell>
          <table:table-cell office:value-type="float" office:value="25412">
            <text:p>25412</text:p>
          </table:table-cell>
          <table:table-cell office:value-type="float" office:value="25616">
            <text:p>25616</text:p>
          </table:table-cell>
          <table:table-cell office:value-type="float" office:value="28124">
            <text:p>28124</text:p>
          </table:table-cell>
          <table:table-cell office:value-type="float" office:value="27928">
            <text:p>27928</text:p>
          </table:table-cell>
          <table:table-cell office:value-type="float" office:value="25737">
            <text:p>25737</text:p>
          </table:table-cell>
          <table:table-cell office:value-type="float" office:value="25910">
            <text:p>25910</text:p>
          </table:table-cell>
          <table:table-cell office:value-type="float" office:value="27665">
            <text:p>27665</text:p>
          </table:table-cell>
          <table:table-cell office:value-type="float" office:value="27233.3">
            <text:p>27233.3</text:p>
          </table:table-cell>
          <table:table-cell office:value-type="float" office:value="10450">
            <text:p>10450</text:p>
          </table:table-cell>
          <table:table-cell office:value-type="float" office:value="10025">
            <text:p>10025</text:p>
          </table:table-cell>
          <table:table-cell office:value-type="float" office:value="9883">
            <text:p>9883</text:p>
          </table:table-cell>
          <table:table-cell office:value-type="float" office:value="8442">
            <text:p>8442</text:p>
          </table:table-cell>
          <table:table-cell office:value-type="float" office:value="9184">
            <text:p>9184</text:p>
          </table:table-cell>
          <table:table-cell office:value-type="float" office:value="9408">
            <text:p>9408</text:p>
          </table:table-cell>
          <table:table-cell office:value-type="float" office:value="12389">
            <text:p>12389</text:p>
          </table:table-cell>
          <table:table-cell office:value-type="float" office:value="8699">
            <text:p>8699</text:p>
          </table:table-cell>
          <table:table-cell office:value-type="float" office:value="12025">
            <text:p>12025</text:p>
          </table:table-cell>
          <table:table-cell office:value-type="float" office:value="10908">
            <text:p>10908</text:p>
          </table:table-cell>
          <table:table-cell office:value-type="float" office:value="10141.3">
            <text:p>10141.3</text:p>
          </table:table-cell>
        </table:table-row>
        <table:table-row table:style-name="ro1">
          <table:table-cell office:value-type="float" office:value="16100">
            <text:p>16100</text:p>
          </table:table-cell>
          <table:table-cell office:value-type="float" office:value="13768">
            <text:p>13768</text:p>
          </table:table-cell>
          <table:table-cell office:value-type="float" office:value="9618">
            <text:p>9618</text:p>
          </table:table-cell>
          <table:table-cell office:value-type="float" office:value="9775">
            <text:p>9775</text:p>
          </table:table-cell>
          <table:table-cell office:value-type="float" office:value="13258">
            <text:p>13258</text:p>
          </table:table-cell>
          <table:table-cell office:value-type="float" office:value="11475">
            <text:p>11475</text:p>
          </table:table-cell>
          <table:table-cell office:value-type="float" office:value="12454">
            <text:p>12454</text:p>
          </table:table-cell>
          <table:table-cell office:value-type="float" office:value="10508">
            <text:p>10508</text:p>
          </table:table-cell>
          <table:table-cell office:value-type="float" office:value="15778">
            <text:p>15778</text:p>
          </table:table-cell>
          <table:table-cell office:value-type="float" office:value="10035">
            <text:p>10035</text:p>
          </table:table-cell>
          <table:table-cell office:value-type="float" office:value="10859">
            <text:p>10859</text:p>
          </table:table-cell>
          <table:table-cell office:value-type="float" office:value="11752.8">
            <text:p>11752.8</text:p>
          </table:table-cell>
          <table:table-cell office:value-type="float" office:value="32646">
            <text:p>32646</text:p>
          </table:table-cell>
          <table:table-cell office:value-type="float" office:value="28997">
            <text:p>28997</text:p>
          </table:table-cell>
          <table:table-cell office:value-type="float" office:value="29583">
            <text:p>29583</text:p>
          </table:table-cell>
          <table:table-cell office:value-type="float" office:value="32903">
            <text:p>32903</text:p>
          </table:table-cell>
          <table:table-cell office:value-type="float" office:value="31601">
            <text:p>31601</text:p>
          </table:table-cell>
          <table:table-cell office:value-type="float" office:value="29183">
            <text:p>29183</text:p>
          </table:table-cell>
          <table:table-cell office:value-type="float" office:value="28964">
            <text:p>28964</text:p>
          </table:table-cell>
          <table:table-cell office:value-type="float" office:value="30057">
            <text:p>30057</text:p>
          </table:table-cell>
          <table:table-cell office:value-type="float" office:value="30680">
            <text:p>30680</text:p>
          </table:table-cell>
          <table:table-cell office:value-type="float" office:value="30673">
            <text:p>30673</text:p>
          </table:table-cell>
          <table:table-cell office:value-type="float" office:value="30528.7">
            <text:p>30528.7</text:p>
          </table:table-cell>
          <table:table-cell office:value-type="float" office:value="12314">
            <text:p>12314</text:p>
          </table:table-cell>
          <table:table-cell office:value-type="float" office:value="11398">
            <text:p>11398</text:p>
          </table:table-cell>
          <table:table-cell office:value-type="float" office:value="10265">
            <text:p>10265</text:p>
          </table:table-cell>
          <table:table-cell office:value-type="float" office:value="10087">
            <text:p>10087</text:p>
          </table:table-cell>
          <table:table-cell office:value-type="float" office:value="13623">
            <text:p>13623</text:p>
          </table:table-cell>
          <table:table-cell office:value-type="float" office:value="12751">
            <text:p>12751</text:p>
          </table:table-cell>
          <table:table-cell office:value-type="float" office:value="10553">
            <text:p>10553</text:p>
          </table:table-cell>
          <table:table-cell office:value-type="float" office:value="12291">
            <text:p>12291</text:p>
          </table:table-cell>
          <table:table-cell office:value-type="float" office:value="10430">
            <text:p>10430</text:p>
          </table:table-cell>
          <table:table-cell office:value-type="float" office:value="11321">
            <text:p>11321</text:p>
          </table:table-cell>
          <table:table-cell office:value-type="float" office:value="11503.3">
            <text:p>11503.3</text:p>
          </table:table-cell>
        </table:table-row>
        <table:table-row table:style-name="ro1">
          <table:table-cell office:value-type="float" office:value="18100">
            <text:p>18100</text:p>
          </table:table-cell>
          <table:table-cell office:value-type="float" office:value="15022">
            <text:p>15022</text:p>
          </table:table-cell>
          <table:table-cell office:value-type="float" office:value="11079">
            <text:p>11079</text:p>
          </table:table-cell>
          <table:table-cell office:value-type="float" office:value="12958">
            <text:p>12958</text:p>
          </table:table-cell>
          <table:table-cell office:value-type="float" office:value="15634">
            <text:p>15634</text:p>
          </table:table-cell>
          <table:table-cell office:value-type="float" office:value="13569">
            <text:p>13569</text:p>
          </table:table-cell>
          <table:table-cell office:value-type="float" office:value="15120">
            <text:p>15120</text:p>
          </table:table-cell>
          <table:table-cell office:value-type="float" office:value="11922">
            <text:p>11922</text:p>
          </table:table-cell>
          <table:table-cell office:value-type="float" office:value="14302">
            <text:p>14302</text:p>
          </table:table-cell>
          <table:table-cell office:value-type="float" office:value="12748">
            <text:p>12748</text:p>
          </table:table-cell>
          <table:table-cell office:value-type="float" office:value="10476">
            <text:p>10476</text:p>
          </table:table-cell>
          <table:table-cell office:value-type="float" office:value="13283">
            <text:p>13283</text:p>
          </table:table-cell>
          <table:table-cell office:value-type="float" office:value="35657">
            <text:p>35657</text:p>
          </table:table-cell>
          <table:table-cell office:value-type="float" office:value="35558">
            <text:p>35558</text:p>
          </table:table-cell>
          <table:table-cell office:value-type="float" office:value="35485">
            <text:p>35485</text:p>
          </table:table-cell>
          <table:table-cell office:value-type="float" office:value="37684">
            <text:p>37684</text:p>
          </table:table-cell>
          <table:table-cell office:value-type="float" office:value="33244">
            <text:p>33244</text:p>
          </table:table-cell>
          <table:table-cell office:value-type="float" office:value="37347">
            <text:p>37347</text:p>
          </table:table-cell>
          <table:table-cell office:value-type="float" office:value="36105">
            <text:p>36105</text:p>
          </table:table-cell>
          <table:table-cell office:value-type="float" office:value="36520">
            <text:p>36520</text:p>
          </table:table-cell>
          <table:table-cell office:value-type="float" office:value="36613">
            <text:p>36613</text:p>
          </table:table-cell>
          <table:table-cell office:value-type="float" office:value="36122">
            <text:p>36122</text:p>
          </table:table-cell>
          <table:table-cell office:value-type="float" office:value="36033.5">
            <text:p>36033.5</text:p>
          </table:table-cell>
          <table:table-cell office:value-type="float" office:value="13839">
            <text:p>13839</text:p>
          </table:table-cell>
          <table:table-cell office:value-type="float" office:value="11254">
            <text:p>11254</text:p>
          </table:table-cell>
          <table:table-cell office:value-type="float" office:value="14876">
            <text:p>14876</text:p>
          </table:table-cell>
          <table:table-cell office:value-type="float" office:value="12917">
            <text:p>12917</text:p>
          </table:table-cell>
          <table:table-cell office:value-type="float" office:value="11421">
            <text:p>11421</text:p>
          </table:table-cell>
          <table:table-cell office:value-type="float" office:value="12188">
            <text:p>12188</text:p>
          </table:table-cell>
          <table:table-cell office:value-type="float" office:value="13394">
            <text:p>13394</text:p>
          </table:table-cell>
          <table:table-cell office:value-type="float" office:value="12697">
            <text:p>12697</text:p>
          </table:table-cell>
          <table:table-cell office:value-type="float" office:value="15665">
            <text:p>15665</text:p>
          </table:table-cell>
          <table:table-cell office:value-type="float" office:value="10546">
            <text:p>10546</text:p>
          </table:table-cell>
          <table:table-cell office:value-type="float" office:value="12879.7">
            <text:p>12879.7</text:p>
          </table:table-cell>
        </table:table-row>
        <table:table-row table:style-name="ro1">
          <table:table-cell office:value-type="float" office:value="20100">
            <text:p>20100</text:p>
          </table:table-cell>
          <table:table-cell office:value-type="float" office:value="12546">
            <text:p>12546</text:p>
          </table:table-cell>
          <table:table-cell office:value-type="float" office:value="14932">
            <text:p>14932</text:p>
          </table:table-cell>
          <table:table-cell office:value-type="float" office:value="14327">
            <text:p>14327</text:p>
          </table:table-cell>
          <table:table-cell office:value-type="float" office:value="12621">
            <text:p>12621</text:p>
          </table:table-cell>
          <table:table-cell office:value-type="float" office:value="16806">
            <text:p>16806</text:p>
          </table:table-cell>
          <table:table-cell office:value-type="float" office:value="12411">
            <text:p>12411</text:p>
          </table:table-cell>
          <table:table-cell office:value-type="float" office:value="12539">
            <text:p>12539</text:p>
          </table:table-cell>
          <table:table-cell office:value-type="float" office:value="14739">
            <text:p>14739</text:p>
          </table:table-cell>
          <table:table-cell office:value-type="float" office:value="11735">
            <text:p>11735</text:p>
          </table:table-cell>
          <table:table-cell office:value-type="float" office:value="13641">
            <text:p>13641</text:p>
          </table:table-cell>
          <table:table-cell office:value-type="float" office:value="13629.7">
            <text:p>13629.7</text:p>
          </table:table-cell>
          <table:table-cell office:value-type="float" office:value="37109">
            <text:p>37109</text:p>
          </table:table-cell>
          <table:table-cell office:value-type="float" office:value="42854">
            <text:p>42854</text:p>
          </table:table-cell>
          <table:table-cell office:value-type="float" office:value="39611">
            <text:p>39611</text:p>
          </table:table-cell>
          <table:table-cell office:value-type="float" office:value="40247">
            <text:p>40247</text:p>
          </table:table-cell>
          <table:table-cell office:value-type="float" office:value="38525">
            <text:p>38525</text:p>
          </table:table-cell>
          <table:table-cell office:value-type="float" office:value="39836">
            <text:p>39836</text:p>
          </table:table-cell>
          <table:table-cell office:value-type="float" office:value="38912">
            <text:p>38912</text:p>
          </table:table-cell>
          <table:table-cell office:value-type="float" office:value="38959">
            <text:p>38959</text:p>
          </table:table-cell>
          <table:table-cell office:value-type="float" office:value="36713">
            <text:p>36713</text:p>
          </table:table-cell>
          <table:table-cell office:value-type="float" office:value="39284">
            <text:p>39284</text:p>
          </table:table-cell>
          <table:table-cell office:value-type="float" office:value="39205">
            <text:p>39205</text:p>
          </table:table-cell>
          <table:table-cell office:value-type="float" office:value="14687">
            <text:p>14687</text:p>
          </table:table-cell>
          <table:table-cell office:value-type="float" office:value="13071">
            <text:p>13071</text:p>
          </table:table-cell>
          <table:table-cell office:value-type="float" office:value="17626">
            <text:p>17626</text:p>
          </table:table-cell>
          <table:table-cell office:value-type="float" office:value="16238">
            <text:p>16238</text:p>
          </table:table-cell>
          <table:table-cell office:value-type="float" office:value="16621">
            <text:p>16621</text:p>
          </table:table-cell>
          <table:table-cell office:value-type="float" office:value="18209">
            <text:p>18209</text:p>
          </table:table-cell>
          <table:table-cell office:value-type="float" office:value="11714">
            <text:p>11714</text:p>
          </table:table-cell>
          <table:table-cell office:value-type="float" office:value="13941">
            <text:p>13941</text:p>
          </table:table-cell>
          <table:table-cell office:value-type="float" office:value="11753">
            <text:p>11753</text:p>
          </table:table-cell>
          <table:table-cell office:value-type="float" office:value="14808">
            <text:p>14808</text:p>
          </table:table-cell>
          <table:table-cell office:value-type="float" office:value="14866.8">
            <text:p>14866.8</text:p>
          </table:table-cell>
        </table:table-row>
        <table:table-row table:style-name="ro1">
          <table:table-cell office:value-type="float" office:value="22100">
            <text:p>22100</text:p>
          </table:table-cell>
          <table:table-cell office:value-type="float" office:value="14636">
            <text:p>14636</text:p>
          </table:table-cell>
          <table:table-cell office:value-type="float" office:value="18999">
            <text:p>18999</text:p>
          </table:table-cell>
          <table:table-cell office:value-type="float" office:value="17942">
            <text:p>17942</text:p>
          </table:table-cell>
          <table:table-cell office:value-type="float" office:value="13572">
            <text:p>13572</text:p>
          </table:table-cell>
          <table:table-cell office:value-type="float" office:value="14156">
            <text:p>14156</text:p>
          </table:table-cell>
          <table:table-cell office:value-type="float" office:value="15364">
            <text:p>15364</text:p>
          </table:table-cell>
          <table:table-cell office:value-type="float" office:value="21135">
            <text:p>21135</text:p>
          </table:table-cell>
          <table:table-cell office:value-type="float" office:value="17628">
            <text:p>17628</text:p>
          </table:table-cell>
          <table:table-cell office:value-type="float" office:value="13159">
            <text:p>13159</text:p>
          </table:table-cell>
          <table:table-cell office:value-type="float" office:value="19483">
            <text:p>19483</text:p>
          </table:table-cell>
          <table:table-cell office:value-type="float" office:value="16607.4">
            <text:p>16607.4</text:p>
          </table:table-cell>
          <table:table-cell office:value-type="float" office:value="41664">
            <text:p>41664</text:p>
          </table:table-cell>
          <table:table-cell office:value-type="float" office:value="45145">
            <text:p>45145</text:p>
          </table:table-cell>
          <table:table-cell office:value-type="float" office:value="45465">
            <text:p>45465</text:p>
          </table:table-cell>
          <table:table-cell office:value-type="float" office:value="40362">
            <text:p>40362</text:p>
          </table:table-cell>
          <table:table-cell office:value-type="float" office:value="44157">
            <text:p>44157</text:p>
          </table:table-cell>
          <table:table-cell office:value-type="float" office:value="42027">
            <text:p>42027</text:p>
          </table:table-cell>
          <table:table-cell office:value-type="float" office:value="50754">
            <text:p>50754</text:p>
          </table:table-cell>
          <table:table-cell office:value-type="float" office:value="44136">
            <text:p>44136</text:p>
          </table:table-cell>
          <table:table-cell office:value-type="float" office:value="44233">
            <text:p>44233</text:p>
          </table:table-cell>
          <table:table-cell office:value-type="float" office:value="46520">
            <text:p>46520</text:p>
          </table:table-cell>
          <table:table-cell office:value-type="float" office:value="44446.3">
            <text:p>44446.3</text:p>
          </table:table-cell>
          <table:table-cell office:value-type="float" office:value="13298">
            <text:p>13298</text:p>
          </table:table-cell>
          <table:table-cell office:value-type="float" office:value="19331">
            <text:p>19331</text:p>
          </table:table-cell>
          <table:table-cell office:value-type="float" office:value="16661">
            <text:p>16661</text:p>
          </table:table-cell>
          <table:table-cell office:value-type="float" office:value="13911">
            <text:p>13911</text:p>
          </table:table-cell>
          <table:table-cell office:value-type="float" office:value="15363">
            <text:p>15363</text:p>
          </table:table-cell>
          <table:table-cell office:value-type="float" office:value="13418">
            <text:p>13418</text:p>
          </table:table-cell>
          <table:table-cell office:value-type="float" office:value="17545">
            <text:p>17545</text:p>
          </table:table-cell>
          <table:table-cell office:value-type="float" office:value="16994">
            <text:p>16994</text:p>
          </table:table-cell>
          <table:table-cell office:value-type="float" office:value="14943">
            <text:p>14943</text:p>
          </table:table-cell>
          <table:table-cell office:value-type="float" office:value="15090">
            <text:p>15090</text:p>
          </table:table-cell>
          <table:table-cell office:value-type="float" office:value="15655.4">
            <text:p>15655.4</text:p>
          </table:table-cell>
        </table:table-row>
        <table:table-row table:style-name="ro1">
          <table:table-cell office:value-type="float" office:value="24100">
            <text:p>24100</text:p>
          </table:table-cell>
          <table:table-cell office:value-type="float" office:value="15935">
            <text:p>15935</text:p>
          </table:table-cell>
          <table:table-cell office:value-type="float" office:value="16273">
            <text:p>16273</text:p>
          </table:table-cell>
          <table:table-cell office:value-type="float" office:value="16201">
            <text:p>16201</text:p>
          </table:table-cell>
          <table:table-cell office:value-type="float" office:value="19319">
            <text:p>19319</text:p>
          </table:table-cell>
          <table:table-cell office:value-type="float" office:value="16301">
            <text:p>16301</text:p>
          </table:table-cell>
          <table:table-cell office:value-type="float" office:value="21116">
            <text:p>21116</text:p>
          </table:table-cell>
          <table:table-cell office:value-type="float" office:value="17739">
            <text:p>17739</text:p>
          </table:table-cell>
          <table:table-cell office:value-type="float" office:value="17422">
            <text:p>17422</text:p>
          </table:table-cell>
          <table:table-cell office:value-type="float" office:value="17263">
            <text:p>17263</text:p>
          </table:table-cell>
          <table:table-cell office:value-type="float" office:value="17253">
            <text:p>17253</text:p>
          </table:table-cell>
          <table:table-cell office:value-type="float" office:value="17482.2">
            <text:p>17482.2</text:p>
          </table:table-cell>
          <table:table-cell office:value-type="float" office:value="45865">
            <text:p>45865</text:p>
          </table:table-cell>
          <table:table-cell office:value-type="float" office:value="45884">
            <text:p>45884</text:p>
          </table:table-cell>
          <table:table-cell office:value-type="float" office:value="50522">
            <text:p>50522</text:p>
          </table:table-cell>
          <table:table-cell office:value-type="float" office:value="52541">
            <text:p>52541</text:p>
          </table:table-cell>
          <table:table-cell office:value-type="float" office:value="53235">
            <text:p>53235</text:p>
          </table:table-cell>
          <table:table-cell office:value-type="float" office:value="47471">
            <text:p>47471</text:p>
          </table:table-cell>
          <table:table-cell office:value-type="float" office:value="48795">
            <text:p>48795</text:p>
          </table:table-cell>
          <table:table-cell office:value-type="float" office:value="49044">
            <text:p>49044</text:p>
          </table:table-cell>
          <table:table-cell office:value-type="float" office:value="48651">
            <text:p>48651</text:p>
          </table:table-cell>
          <table:table-cell office:value-type="float" office:value="48657">
            <text:p>48657</text:p>
          </table:table-cell>
          <table:table-cell office:value-type="float" office:value="49066.5">
            <text:p>49066.5</text:p>
          </table:table-cell>
          <table:table-cell office:value-type="float" office:value="17110">
            <text:p>17110</text:p>
          </table:table-cell>
          <table:table-cell office:value-type="float" office:value="17668">
            <text:p>17668</text:p>
          </table:table-cell>
          <table:table-cell office:value-type="float" office:value="18025">
            <text:p>18025</text:p>
          </table:table-cell>
          <table:table-cell office:value-type="float" office:value="15164">
            <text:p>15164</text:p>
          </table:table-cell>
          <table:table-cell office:value-type="float" office:value="15940">
            <text:p>15940</text:p>
          </table:table-cell>
          <table:table-cell office:value-type="float" office:value="15826">
            <text:p>15826</text:p>
          </table:table-cell>
          <table:table-cell office:value-type="float" office:value="16973">
            <text:p>16973</text:p>
          </table:table-cell>
          <table:table-cell office:value-type="float" office:value="14123">
            <text:p>14123</text:p>
          </table:table-cell>
          <table:table-cell office:value-type="float" office:value="16036">
            <text:p>16036</text:p>
          </table:table-cell>
          <table:table-cell office:value-type="float" office:value="15768">
            <text:p>15768</text:p>
          </table:table-cell>
          <table:table-cell office:value-type="float" office:value="16263.3">
            <text:p>16263.3</text:p>
          </table:table-cell>
        </table:table-row>
        <table:table-row table:style-name="ro1">
          <table:table-cell office:value-type="float" office:value="26100">
            <text:p>26100</text:p>
          </table:table-cell>
          <table:table-cell office:value-type="float" office:value="19518">
            <text:p>19518</text:p>
          </table:table-cell>
          <table:table-cell office:value-type="float" office:value="19072">
            <text:p>19072</text:p>
          </table:table-cell>
          <table:table-cell office:value-type="float" office:value="16592">
            <text:p>16592</text:p>
          </table:table-cell>
          <table:table-cell office:value-type="float" office:value="19040">
            <text:p>19040</text:p>
          </table:table-cell>
          <table:table-cell office:value-type="float" office:value="17947">
            <text:p>17947</text:p>
          </table:table-cell>
          <table:table-cell office:value-type="float" office:value="17048">
            <text:p>17048</text:p>
          </table:table-cell>
          <table:table-cell office:value-type="float" office:value="23360">
            <text:p>23360</text:p>
          </table:table-cell>
          <table:table-cell office:value-type="float" office:value="16250">
            <text:p>16250</text:p>
          </table:table-cell>
          <table:table-cell office:value-type="float" office:value="20459">
            <text:p>20459</text:p>
          </table:table-cell>
          <table:table-cell office:value-type="float" office:value="18223">
            <text:p>18223</text:p>
          </table:table-cell>
          <table:table-cell office:value-type="float" office:value="18750.9">
            <text:p>18750.9</text:p>
          </table:table-cell>
          <table:table-cell office:value-type="float" office:value="53928">
            <text:p>53928</text:p>
          </table:table-cell>
          <table:table-cell office:value-type="float" office:value="53583">
            <text:p>53583</text:p>
          </table:table-cell>
          <table:table-cell office:value-type="float" office:value="51526">
            <text:p>51526</text:p>
          </table:table-cell>
          <table:table-cell office:value-type="float" office:value="48895">
            <text:p>48895</text:p>
          </table:table-cell>
          <table:table-cell office:value-type="float" office:value="51748">
            <text:p>51748</text:p>
          </table:table-cell>
          <table:table-cell office:value-type="float" office:value="48976">
            <text:p>48976</text:p>
          </table:table-cell>
          <table:table-cell office:value-type="float" office:value="50974">
            <text:p>50974</text:p>
          </table:table-cell>
          <table:table-cell office:value-type="float" office:value="52587">
            <text:p>52587</text:p>
          </table:table-cell>
          <table:table-cell office:value-type="float" office:value="61433">
            <text:p>61433</text:p>
          </table:table-cell>
          <table:table-cell office:value-type="float" office:value="53630">
            <text:p>53630</text:p>
          </table:table-cell>
          <table:table-cell office:value-type="float" office:value="52728">
            <text:p>52728</text:p>
          </table:table-cell>
          <table:table-cell office:value-type="float" office:value="22541">
            <text:p>22541</text:p>
          </table:table-cell>
          <table:table-cell office:value-type="float" office:value="22263">
            <text:p>22263</text:p>
          </table:table-cell>
          <table:table-cell office:value-type="float" office:value="17271">
            <text:p>17271</text:p>
          </table:table-cell>
          <table:table-cell office:value-type="float" office:value="18516">
            <text:p>18516</text:p>
          </table:table-cell>
          <table:table-cell office:value-type="float" office:value="20511">
            <text:p>20511</text:p>
          </table:table-cell>
          <table:table-cell office:value-type="float" office:value="17964">
            <text:p>17964</text:p>
          </table:table-cell>
          <table:table-cell office:value-type="float" office:value="21601">
            <text:p>21601</text:p>
          </table:table-cell>
          <table:table-cell office:value-type="float" office:value="15957">
            <text:p>15957</text:p>
          </table:table-cell>
          <table:table-cell office:value-type="float" office:value="18717">
            <text:p>18717</text:p>
          </table:table-cell>
          <table:table-cell office:value-type="float" office:value="18561">
            <text:p>18561</text:p>
          </table:table-cell>
          <table:table-cell office:value-type="float" office:value="19390.2">
            <text:p>19390.2</text:p>
          </table:table-cell>
        </table:table-row>
        <table:table-row table:style-name="ro1">
          <table:table-cell office:value-type="float" office:value="28100">
            <text:p>28100</text:p>
          </table:table-cell>
          <table:table-cell office:value-type="float" office:value="19813">
            <text:p>19813</text:p>
          </table:table-cell>
          <table:table-cell office:value-type="float" office:value="17976">
            <text:p>17976</text:p>
          </table:table-cell>
          <table:table-cell office:value-type="float" office:value="18125">
            <text:p>18125</text:p>
          </table:table-cell>
          <table:table-cell office:value-type="float" office:value="20590">
            <text:p>20590</text:p>
          </table:table-cell>
          <table:table-cell office:value-type="float" office:value="20155">
            <text:p>20155</text:p>
          </table:table-cell>
          <table:table-cell office:value-type="float" office:value="22277">
            <text:p>22277</text:p>
          </table:table-cell>
          <table:table-cell office:value-type="float" office:value="18581">
            <text:p>18581</text:p>
          </table:table-cell>
          <table:table-cell office:value-type="float" office:value="24226">
            <text:p>24226</text:p>
          </table:table-cell>
          <table:table-cell office:value-type="float" office:value="20977">
            <text:p>20977</text:p>
          </table:table-cell>
          <table:table-cell office:value-type="float" office:value="22353">
            <text:p>22353</text:p>
          </table:table-cell>
          <table:table-cell office:value-type="float" office:value="20507.3">
            <text:p>20507.3</text:p>
          </table:table-cell>
          <table:table-cell office:value-type="float" office:value="53795">
            <text:p>53795</text:p>
          </table:table-cell>
          <table:table-cell office:value-type="float" office:value="57033">
            <text:p>57033</text:p>
          </table:table-cell>
          <table:table-cell office:value-type="float" office:value="61917">
            <text:p>61917</text:p>
          </table:table-cell>
          <table:table-cell office:value-type="float" office:value="55262">
            <text:p>55262</text:p>
          </table:table-cell>
          <table:table-cell office:value-type="float" office:value="54690">
            <text:p>54690</text:p>
          </table:table-cell>
          <table:table-cell office:value-type="float" office:value="57929">
            <text:p>57929</text:p>
          </table:table-cell>
          <table:table-cell office:value-type="float" office:value="55579">
            <text:p>55579</text:p>
          </table:table-cell>
          <table:table-cell office:value-type="float" office:value="55597">
            <text:p>55597</text:p>
          </table:table-cell>
          <table:table-cell office:value-type="float" office:value="57919">
            <text:p>57919</text:p>
          </table:table-cell>
          <table:table-cell office:value-type="float" office:value="57331">
            <text:p>57331</text:p>
          </table:table-cell>
          <table:table-cell office:value-type="float" office:value="56705.2">
            <text:p>56705.2</text:p>
          </table:table-cell>
          <table:table-cell office:value-type="float" office:value="23867">
            <text:p>23867</text:p>
          </table:table-cell>
          <table:table-cell office:value-type="float" office:value="19385">
            <text:p>19385</text:p>
          </table:table-cell>
          <table:table-cell office:value-type="float" office:value="18703">
            <text:p>18703</text:p>
          </table:table-cell>
          <table:table-cell office:value-type="float" office:value="19485">
            <text:p>19485</text:p>
          </table:table-cell>
          <table:table-cell office:value-type="float" office:value="18323">
            <text:p>18323</text:p>
          </table:table-cell>
          <table:table-cell office:value-type="float" office:value="18006">
            <text:p>18006</text:p>
          </table:table-cell>
          <table:table-cell office:value-type="float" office:value="17158">
            <text:p>17158</text:p>
          </table:table-cell>
          <table:table-cell office:value-type="float" office:value="19975">
            <text:p>19975</text:p>
          </table:table-cell>
          <table:table-cell office:value-type="float" office:value="21983">
            <text:p>21983</text:p>
          </table:table-cell>
          <table:table-cell office:value-type="float" office:value="25081">
            <text:p>25081</text:p>
          </table:table-cell>
          <table:table-cell office:value-type="float" office:value="20196.6">
            <text:p>20196.6</text:p>
          </table:table-cell>
        </table:table-row>
        <table:table-row table:style-name="ro1">
          <table:table-cell office:value-type="float" office:value="30100">
            <text:p>30100</text:p>
          </table:table-cell>
          <table:table-cell office:value-type="float" office:value="23499">
            <text:p>23499</text:p>
          </table:table-cell>
          <table:table-cell office:value-type="float" office:value="20401">
            <text:p>20401</text:p>
          </table:table-cell>
          <table:table-cell office:value-type="float" office:value="23801">
            <text:p>23801</text:p>
          </table:table-cell>
          <table:table-cell office:value-type="float" office:value="19904">
            <text:p>19904</text:p>
          </table:table-cell>
          <table:table-cell office:value-type="float" office:value="25912">
            <text:p>25912</text:p>
          </table:table-cell>
          <table:table-cell office:value-type="float" office:value="19586">
            <text:p>19586</text:p>
          </table:table-cell>
          <table:table-cell office:value-type="float" office:value="19767">
            <text:p>19767</text:p>
          </table:table-cell>
          <table:table-cell office:value-type="float" office:value="20563">
            <text:p>20563</text:p>
          </table:table-cell>
          <table:table-cell office:value-type="float" office:value="23180">
            <text:p>23180</text:p>
          </table:table-cell>
          <table:table-cell office:value-type="float" office:value="25346">
            <text:p>25346</text:p>
          </table:table-cell>
          <table:table-cell office:value-type="float" office:value="22195.9">
            <text:p>22195.9</text:p>
          </table:table-cell>
          <table:table-cell office:value-type="float" office:value="59147">
            <text:p>59147</text:p>
          </table:table-cell>
          <table:table-cell office:value-type="float" office:value="58548">
            <text:p>58548</text:p>
          </table:table-cell>
          <table:table-cell office:value-type="float" office:value="59072">
            <text:p>59072</text:p>
          </table:table-cell>
          <table:table-cell office:value-type="float" office:value="59514">
            <text:p>59514</text:p>
          </table:table-cell>
          <table:table-cell office:value-type="float" office:value="60264">
            <text:p>60264</text:p>
          </table:table-cell>
          <table:table-cell office:value-type="float" office:value="58448">
            <text:p>58448</text:p>
          </table:table-cell>
          <table:table-cell office:value-type="float" office:value="57934">
            <text:p>57934</text:p>
          </table:table-cell>
          <table:table-cell office:value-type="float" office:value="62139">
            <text:p>62139</text:p>
          </table:table-cell>
          <table:table-cell office:value-type="float" office:value="58883">
            <text:p>58883</text:p>
          </table:table-cell>
          <table:table-cell office:value-type="float" office:value="54392">
            <text:p>54392</text:p>
          </table:table-cell>
          <table:table-cell office:value-type="float" office:value="58834.1">
            <text:p>58834.1</text:p>
          </table:table-cell>
          <table:table-cell office:value-type="float" office:value="21836">
            <text:p>21836</text:p>
          </table:table-cell>
          <table:table-cell office:value-type="float" office:value="22796">
            <text:p>22796</text:p>
          </table:table-cell>
          <table:table-cell office:value-type="float" office:value="19755">
            <text:p>19755</text:p>
          </table:table-cell>
          <table:table-cell office:value-type="float" office:value="22445">
            <text:p>22445</text:p>
          </table:table-cell>
          <table:table-cell office:value-type="float" office:value="24837">
            <text:p>24837</text:p>
          </table:table-cell>
          <table:table-cell office:value-type="float" office:value="22705">
            <text:p>22705</text:p>
          </table:table-cell>
          <table:table-cell office:value-type="float" office:value="22660">
            <text:p>22660</text:p>
          </table:table-cell>
          <table:table-cell office:value-type="float" office:value="23755">
            <text:p>23755</text:p>
          </table:table-cell>
          <table:table-cell office:value-type="float" office:value="23045">
            <text:p>23045</text:p>
          </table:table-cell>
          <table:table-cell office:value-type="float" office:value="26127">
            <text:p>26127</text:p>
          </table:table-cell>
          <table:table-cell office:value-type="float" office:value="22996.1">
            <text:p>22996.1</text:p>
          </table:table-cell>
        </table:table-row>
        <table:table-row table:style-name="ro1">
          <table:table-cell office:value-type="float" office:value="32100">
            <text:p>32100</text:p>
          </table:table-cell>
          <table:table-cell office:value-type="float" office:value="23473">
            <text:p>23473</text:p>
          </table:table-cell>
          <table:table-cell office:value-type="float" office:value="21094">
            <text:p>21094</text:p>
          </table:table-cell>
          <table:table-cell office:value-type="float" office:value="21514">
            <text:p>21514</text:p>
          </table:table-cell>
          <table:table-cell office:value-type="float" office:value="22928">
            <text:p>22928</text:p>
          </table:table-cell>
          <table:table-cell office:value-type="float" office:value="19889">
            <text:p>19889</text:p>
          </table:table-cell>
          <table:table-cell office:value-type="float" office:value="21528">
            <text:p>21528</text:p>
          </table:table-cell>
          <table:table-cell office:value-type="float" office:value="25297">
            <text:p>25297</text:p>
          </table:table-cell>
          <table:table-cell office:value-type="float" office:value="19541">
            <text:p>19541</text:p>
          </table:table-cell>
          <table:table-cell office:value-type="float" office:value="22753">
            <text:p>22753</text:p>
          </table:table-cell>
          <table:table-cell office:value-type="float" office:value="20803">
            <text:p>20803</text:p>
          </table:table-cell>
          <table:table-cell office:value-type="float" office:value="21882">
            <text:p>21882</text:p>
          </table:table-cell>
          <table:table-cell office:value-type="float" office:value="66721">
            <text:p>66721</text:p>
          </table:table-cell>
          <table:table-cell office:value-type="float" office:value="68051">
            <text:p>68051</text:p>
          </table:table-cell>
          <table:table-cell office:value-type="float" office:value="70477">
            <text:p>70477</text:p>
          </table:table-cell>
          <table:table-cell office:value-type="float" office:value="64456">
            <text:p>64456</text:p>
          </table:table-cell>
          <table:table-cell office:value-type="float" office:value="66716">
            <text:p>66716</text:p>
          </table:table-cell>
          <table:table-cell office:value-type="float" office:value="68051">
            <text:p>68051</text:p>
          </table:table-cell>
          <table:table-cell office:value-type="float" office:value="65076">
            <text:p>65076</text:p>
          </table:table-cell>
          <table:table-cell office:value-type="float" office:value="62981">
            <text:p>62981</text:p>
          </table:table-cell>
          <table:table-cell office:value-type="float" office:value="66126">
            <text:p>66126</text:p>
          </table:table-cell>
          <table:table-cell office:value-type="float" office:value="63319">
            <text:p>63319</text:p>
          </table:table-cell>
          <table:table-cell office:value-type="float" office:value="66197.4">
            <text:p>66197.4</text:p>
          </table:table-cell>
          <table:table-cell office:value-type="float" office:value="24493">
            <text:p>24493</text:p>
          </table:table-cell>
          <table:table-cell office:value-type="float" office:value="23167">
            <text:p>23167</text:p>
          </table:table-cell>
          <table:table-cell office:value-type="float" office:value="22422">
            <text:p>22422</text:p>
          </table:table-cell>
          <table:table-cell office:value-type="float" office:value="22639">
            <text:p>22639</text:p>
          </table:table-cell>
          <table:table-cell office:value-type="float" office:value="23576">
            <text:p>23576</text:p>
          </table:table-cell>
          <table:table-cell office:value-type="float" office:value="19985">
            <text:p>19985</text:p>
          </table:table-cell>
          <table:table-cell office:value-type="float" office:value="20625">
            <text:p>20625</text:p>
          </table:table-cell>
          <table:table-cell office:value-type="float" office:value="18888">
            <text:p>18888</text:p>
          </table:table-cell>
          <table:table-cell office:value-type="float" office:value="22310">
            <text:p>22310</text:p>
          </table:table-cell>
          <table:table-cell office:value-type="float" office:value="25511">
            <text:p>25511</text:p>
          </table:table-cell>
          <table:table-cell office:value-type="float" office:value="22361.6">
            <text:p>22361.6</text:p>
          </table:table-cell>
        </table:table-row>
        <table:table-row table:style-name="ro1">
          <table:table-cell office:value-type="float" office:value="34100">
            <text:p>34100</text:p>
          </table:table-cell>
          <table:table-cell office:value-type="float" office:value="22916">
            <text:p>22916</text:p>
          </table:table-cell>
          <table:table-cell office:value-type="float" office:value="22836">
            <text:p>22836</text:p>
          </table:table-cell>
          <table:table-cell office:value-type="float" office:value="24222">
            <text:p>24222</text:p>
          </table:table-cell>
          <table:table-cell office:value-type="float" office:value="23214">
            <text:p>23214</text:p>
          </table:table-cell>
          <table:table-cell office:value-type="float" office:value="24744">
            <text:p>24744</text:p>
          </table:table-cell>
          <table:table-cell office:value-type="float" office:value="21761">
            <text:p>21761</text:p>
          </table:table-cell>
          <table:table-cell office:value-type="float" office:value="30255">
            <text:p>30255</text:p>
          </table:table-cell>
          <table:table-cell office:value-type="float" office:value="23650">
            <text:p>23650</text:p>
          </table:table-cell>
          <table:table-cell office:value-type="float" office:value="21820">
            <text:p>21820</text:p>
          </table:table-cell>
          <table:table-cell office:value-type="float" office:value="29904">
            <text:p>29904</text:p>
          </table:table-cell>
          <table:table-cell office:value-type="float" office:value="24532.2">
            <text:p>24532.2</text:p>
          </table:table-cell>
          <table:table-cell office:value-type="float" office:value="70526">
            <text:p>70526</text:p>
          </table:table-cell>
          <table:table-cell office:value-type="float" office:value="72933">
            <text:p>72933</text:p>
          </table:table-cell>
          <table:table-cell office:value-type="float" office:value="73172">
            <text:p>73172</text:p>
          </table:table-cell>
          <table:table-cell office:value-type="float" office:value="67363">
            <text:p>67363</text:p>
          </table:table-cell>
          <table:table-cell office:value-type="float" office:value="69750">
            <text:p>69750</text:p>
          </table:table-cell>
          <table:table-cell office:value-type="float" office:value="65994">
            <text:p>65994</text:p>
          </table:table-cell>
          <table:table-cell office:value-type="float" office:value="70378">
            <text:p>70378</text:p>
          </table:table-cell>
          <table:table-cell office:value-type="float" office:value="67448">
            <text:p>67448</text:p>
          </table:table-cell>
          <table:table-cell office:value-type="float" office:value="70343">
            <text:p>70343</text:p>
          </table:table-cell>
          <table:table-cell office:value-type="float" office:value="70332">
            <text:p>70332</text:p>
          </table:table-cell>
          <table:table-cell office:value-type="float" office:value="69823.9">
            <text:p>69823.9</text:p>
          </table:table-cell>
          <table:table-cell office:value-type="float" office:value="24010">
            <text:p>24010</text:p>
          </table:table-cell>
          <table:table-cell office:value-type="float" office:value="22756">
            <text:p>22756</text:p>
          </table:table-cell>
          <table:table-cell office:value-type="float" office:value="26067">
            <text:p>26067</text:p>
          </table:table-cell>
          <table:table-cell office:value-type="float" office:value="22596">
            <text:p>22596</text:p>
          </table:table-cell>
          <table:table-cell office:value-type="float" office:value="24051">
            <text:p>24051</text:p>
          </table:table-cell>
          <table:table-cell office:value-type="float" office:value="23342">
            <text:p>23342</text:p>
          </table:table-cell>
          <table:table-cell office:value-type="float" office:value="28886">
            <text:p>28886</text:p>
          </table:table-cell>
          <table:table-cell office:value-type="float" office:value="29047">
            <text:p>29047</text:p>
          </table:table-cell>
          <table:table-cell office:value-type="float" office:value="22560">
            <text:p>22560</text:p>
          </table:table-cell>
          <table:table-cell office:value-type="float" office:value="25833">
            <text:p>25833</text:p>
          </table:table-cell>
          <table:table-cell office:value-type="float" office:value="24914.8">
            <text:p>24914.8</text:p>
          </table:table-cell>
        </table:table-row>
        <table:table-row table:style-name="ro1">
          <table:table-cell office:value-type="float" office:value="36100">
            <text:p>36100</text:p>
          </table:table-cell>
          <table:table-cell office:value-type="float" office:value="27061">
            <text:p>27061</text:p>
          </table:table-cell>
          <table:table-cell office:value-type="float" office:value="30939">
            <text:p>30939</text:p>
          </table:table-cell>
          <table:table-cell office:value-type="float" office:value="27087">
            <text:p>27087</text:p>
          </table:table-cell>
          <table:table-cell office:value-type="float" office:value="24039">
            <text:p>24039</text:p>
          </table:table-cell>
          <table:table-cell office:value-type="float" office:value="24096">
            <text:p>24096</text:p>
          </table:table-cell>
          <table:table-cell office:value-type="float" office:value="23328">
            <text:p>23328</text:p>
          </table:table-cell>
          <table:table-cell office:value-type="float" office:value="30976">
            <text:p>30976</text:p>
          </table:table-cell>
          <table:table-cell office:value-type="float" office:value="22967">
            <text:p>22967</text:p>
          </table:table-cell>
          <table:table-cell office:value-type="float" office:value="24301">
            <text:p>24301</text:p>
          </table:table-cell>
          <table:table-cell office:value-type="float" office:value="22513">
            <text:p>22513</text:p>
          </table:table-cell>
          <table:table-cell office:value-type="float" office:value="25730.7">
            <text:p>25730.7</text:p>
          </table:table-cell>
          <table:table-cell office:value-type="float" office:value="78017">
            <text:p>78017</text:p>
          </table:table-cell>
          <table:table-cell office:value-type="float" office:value="77318">
            <text:p>77318</text:p>
          </table:table-cell>
          <table:table-cell office:value-type="float" office:value="72105">
            <text:p>72105</text:p>
          </table:table-cell>
          <table:table-cell office:value-type="float" office:value="72868">
            <text:p>72868</text:p>
          </table:table-cell>
          <table:table-cell office:value-type="float" office:value="81870">
            <text:p>81870</text:p>
          </table:table-cell>
          <table:table-cell office:value-type="float" office:value="67584">
            <text:p>67584</text:p>
          </table:table-cell>
          <table:table-cell office:value-type="float" office:value="73113">
            <text:p>73113</text:p>
          </table:table-cell>
          <table:table-cell office:value-type="float" office:value="73991">
            <text:p>73991</text:p>
          </table:table-cell>
          <table:table-cell office:value-type="float" office:value="74738">
            <text:p>74738</text:p>
          </table:table-cell>
          <table:table-cell office:value-type="float" office:value="74469">
            <text:p>74469</text:p>
          </table:table-cell>
          <table:table-cell office:value-type="float" office:value="74607.3">
            <text:p>74607.3</text:p>
          </table:table-cell>
          <table:table-cell office:value-type="float" office:value="27148">
            <text:p>27148</text:p>
          </table:table-cell>
          <table:table-cell office:value-type="float" office:value="28490">
            <text:p>28490</text:p>
          </table:table-cell>
          <table:table-cell office:value-type="float" office:value="25586">
            <text:p>25586</text:p>
          </table:table-cell>
          <table:table-cell office:value-type="float" office:value="27181">
            <text:p>27181</text:p>
          </table:table-cell>
          <table:table-cell office:value-type="float" office:value="26110">
            <text:p>26110</text:p>
          </table:table-cell>
          <table:table-cell office:value-type="float" office:value="22740">
            <text:p>22740</text:p>
          </table:table-cell>
          <table:table-cell office:value-type="float" office:value="27147">
            <text:p>27147</text:p>
          </table:table-cell>
          <table:table-cell office:value-type="float" office:value="20775">
            <text:p>20775</text:p>
          </table:table-cell>
          <table:table-cell office:value-type="float" office:value="27762">
            <text:p>27762</text:p>
          </table:table-cell>
          <table:table-cell office:value-type="float" office:value="23557">
            <text:p>23557</text:p>
          </table:table-cell>
          <table:table-cell office:value-type="float" office:value="25649.6">
            <text:p>25649.6</text:p>
          </table:table-cell>
        </table:table-row>
        <table:table-row table:style-name="ro1">
          <table:table-cell office:value-type="float" office:value="38100">
            <text:p>38100</text:p>
          </table:table-cell>
          <table:table-cell office:value-type="float" office:value="27289">
            <text:p>27289</text:p>
          </table:table-cell>
          <table:table-cell office:value-type="float" office:value="29804">
            <text:p>29804</text:p>
          </table:table-cell>
          <table:table-cell office:value-type="float" office:value="24214">
            <text:p>24214</text:p>
          </table:table-cell>
          <table:table-cell office:value-type="float" office:value="27389">
            <text:p>27389</text:p>
          </table:table-cell>
          <table:table-cell office:value-type="float" office:value="30580">
            <text:p>30580</text:p>
          </table:table-cell>
          <table:table-cell office:value-type="float" office:value="28715">
            <text:p>28715</text:p>
          </table:table-cell>
          <table:table-cell office:value-type="float" office:value="26526">
            <text:p>26526</text:p>
          </table:table-cell>
          <table:table-cell office:value-type="float" office:value="28195">
            <text:p>28195</text:p>
          </table:table-cell>
          <table:table-cell office:value-type="float" office:value="27404">
            <text:p>27404</text:p>
          </table:table-cell>
          <table:table-cell office:value-type="float" office:value="24970">
            <text:p>24970</text:p>
          </table:table-cell>
          <table:table-cell office:value-type="float" office:value="27508.6">
            <text:p>27508.6</text:p>
          </table:table-cell>
          <table:table-cell office:value-type="float" office:value="78521">
            <text:p>78521</text:p>
          </table:table-cell>
          <table:table-cell office:value-type="float" office:value="93870">
            <text:p>93870</text:p>
          </table:table-cell>
          <table:table-cell office:value-type="float" office:value="79876">
            <text:p>79876</text:p>
          </table:table-cell>
          <table:table-cell office:value-type="float" office:value="78235">
            <text:p>78235</text:p>
          </table:table-cell>
          <table:table-cell office:value-type="float" office:value="75362">
            <text:p>75362</text:p>
          </table:table-cell>
          <table:table-cell office:value-type="float" office:value="83883">
            <text:p>83883</text:p>
          </table:table-cell>
          <table:table-cell office:value-type="float" office:value="81523">
            <text:p>81523</text:p>
          </table:table-cell>
          <table:table-cell office:value-type="float" office:value="81884">
            <text:p>81884</text:p>
          </table:table-cell>
          <table:table-cell office:value-type="float" office:value="76888">
            <text:p>76888</text:p>
          </table:table-cell>
          <table:table-cell office:value-type="float" office:value="80817">
            <text:p>80817</text:p>
          </table:table-cell>
          <table:table-cell office:value-type="float" office:value="81085.9">
            <text:p>81085.9</text:p>
          </table:table-cell>
          <table:table-cell office:value-type="float" office:value="24844">
            <text:p>24844</text:p>
          </table:table-cell>
          <table:table-cell office:value-type="float" office:value="27584">
            <text:p>27584</text:p>
          </table:table-cell>
          <table:table-cell office:value-type="float" office:value="23527">
            <text:p>23527</text:p>
          </table:table-cell>
          <table:table-cell office:value-type="float" office:value="25362">
            <text:p>25362</text:p>
          </table:table-cell>
          <table:table-cell office:value-type="float" office:value="28251">
            <text:p>28251</text:p>
          </table:table-cell>
          <table:table-cell office:value-type="float" office:value="31272">
            <text:p>31272</text:p>
          </table:table-cell>
          <table:table-cell office:value-type="float" office:value="26544">
            <text:p>26544</text:p>
          </table:table-cell>
          <table:table-cell office:value-type="float" office:value="28171">
            <text:p>28171</text:p>
          </table:table-cell>
          <table:table-cell office:value-type="float" office:value="26806">
            <text:p>26806</text:p>
          </table:table-cell>
          <table:table-cell office:value-type="float" office:value="22827">
            <text:p>22827</text:p>
          </table:table-cell>
          <table:table-cell office:value-type="float" office:value="26518.8">
            <text:p>26518.8</text:p>
          </table:table-cell>
        </table:table-row>
        <table:table-row table:style-name="ro1">
          <table:table-cell office:value-type="float" office:value="40100">
            <text:p>40100</text:p>
          </table:table-cell>
          <table:table-cell office:value-type="float" office:value="28038">
            <text:p>28038</text:p>
          </table:table-cell>
          <table:table-cell office:value-type="float" office:value="34563">
            <text:p>34563</text:p>
          </table:table-cell>
          <table:table-cell office:value-type="float" office:value="28076">
            <text:p>28076</text:p>
          </table:table-cell>
          <table:table-cell office:value-type="float" office:value="29023">
            <text:p>29023</text:p>
          </table:table-cell>
          <table:table-cell office:value-type="float" office:value="26869">
            <text:p>26869</text:p>
          </table:table-cell>
          <table:table-cell office:value-type="float" office:value="27063">
            <text:p>27063</text:p>
          </table:table-cell>
          <table:table-cell office:value-type="float" office:value="30489">
            <text:p>30489</text:p>
          </table:table-cell>
          <table:table-cell office:value-type="float" office:value="32778">
            <text:p>32778</text:p>
          </table:table-cell>
          <table:table-cell office:value-type="float" office:value="35647">
            <text:p>35647</text:p>
          </table:table-cell>
          <table:table-cell office:value-type="float" office:value="27020">
            <text:p>27020</text:p>
          </table:table-cell>
          <table:table-cell office:value-type="float" office:value="29956.6">
            <text:p>29956.6</text:p>
          </table:table-cell>
          <table:table-cell office:value-type="float" office:value="86558">
            <text:p>86558</text:p>
          </table:table-cell>
          <table:table-cell office:value-type="float" office:value="86139">
            <text:p>86139</text:p>
          </table:table-cell>
          <table:table-cell office:value-type="float" office:value="84310">
            <text:p>84310</text:p>
          </table:table-cell>
          <table:table-cell office:value-type="float" office:value="83368">
            <text:p>83368</text:p>
          </table:table-cell>
          <table:table-cell office:value-type="float" office:value="81483">
            <text:p>81483</text:p>
          </table:table-cell>
          <table:table-cell office:value-type="float" office:value="85805">
            <text:p>85805</text:p>
          </table:table-cell>
          <table:table-cell office:value-type="float" office:value="84856">
            <text:p>84856</text:p>
          </table:table-cell>
          <table:table-cell office:value-type="float" office:value="83444">
            <text:p>83444</text:p>
          </table:table-cell>
          <table:table-cell office:value-type="float" office:value="87727">
            <text:p>87727</text:p>
          </table:table-cell>
          <table:table-cell office:value-type="float" office:value="78803">
            <text:p>78803</text:p>
          </table:table-cell>
          <table:table-cell office:value-type="float" office:value="84249.3">
            <text:p>84249.3</text:p>
          </table:table-cell>
          <table:table-cell office:value-type="float" office:value="31703">
            <text:p>31703</text:p>
          </table:table-cell>
          <table:table-cell office:value-type="float" office:value="29661">
            <text:p>29661</text:p>
          </table:table-cell>
          <table:table-cell office:value-type="float" office:value="25634">
            <text:p>25634</text:p>
          </table:table-cell>
          <table:table-cell office:value-type="float" office:value="28321">
            <text:p>28321</text:p>
          </table:table-cell>
          <table:table-cell office:value-type="float" office:value="27460">
            <text:p>27460</text:p>
          </table:table-cell>
          <table:table-cell office:value-type="float" office:value="28188">
            <text:p>28188</text:p>
          </table:table-cell>
          <table:table-cell office:value-type="float" office:value="26870">
            <text:p>26870</text:p>
          </table:table-cell>
          <table:table-cell office:value-type="float" office:value="34997">
            <text:p>34997</text:p>
          </table:table-cell>
          <table:table-cell office:value-type="float" office:value="31512">
            <text:p>31512</text:p>
          </table:table-cell>
          <table:table-cell office:value-type="float" office:value="25246">
            <text:p>25246</text:p>
          </table:table-cell>
          <table:table-cell office:value-type="float" office:value="28959.2">
            <text:p>28959.2</text:p>
          </table:table-cell>
        </table:table-row>
        <table:table-row table:style-name="ro1">
          <table:table-cell office:value-type="float" office:value="42100">
            <text:p>42100</text:p>
          </table:table-cell>
          <table:table-cell office:value-type="float" office:value="34334">
            <text:p>34334</text:p>
          </table:table-cell>
          <table:table-cell office:value-type="float" office:value="27504">
            <text:p>27504</text:p>
          </table:table-cell>
          <table:table-cell office:value-type="float" office:value="31352">
            <text:p>31352</text:p>
          </table:table-cell>
          <table:table-cell office:value-type="float" office:value="28669">
            <text:p>28669</text:p>
          </table:table-cell>
          <table:table-cell office:value-type="float" office:value="31195">
            <text:p>31195</text:p>
          </table:table-cell>
          <table:table-cell office:value-type="float" office:value="34712">
            <text:p>34712</text:p>
          </table:table-cell>
          <table:table-cell office:value-type="float" office:value="28568">
            <text:p>28568</text:p>
          </table:table-cell>
          <table:table-cell office:value-type="float" office:value="27389">
            <text:p>27389</text:p>
          </table:table-cell>
          <table:table-cell office:value-type="float" office:value="30925">
            <text:p>30925</text:p>
          </table:table-cell>
          <table:table-cell office:value-type="float" office:value="25197">
            <text:p>25197</text:p>
          </table:table-cell>
          <table:table-cell office:value-type="float" office:value="29984.5">
            <text:p>29984.5</text:p>
          </table:table-cell>
          <table:table-cell office:value-type="float" office:value="83348">
            <text:p>83348</text:p>
          </table:table-cell>
          <table:table-cell office:value-type="float" office:value="89338">
            <text:p>89338</text:p>
          </table:table-cell>
          <table:table-cell office:value-type="float" office:value="79697">
            <text:p>79697</text:p>
          </table:table-cell>
          <table:table-cell office:value-type="float" office:value="86904">
            <text:p>86904</text:p>
          </table:table-cell>
          <table:table-cell office:value-type="float" office:value="86167">
            <text:p>86167</text:p>
          </table:table-cell>
          <table:table-cell office:value-type="float" office:value="93371">
            <text:p>93371</text:p>
          </table:table-cell>
          <table:table-cell office:value-type="float" office:value="87444">
            <text:p>87444</text:p>
          </table:table-cell>
          <table:table-cell office:value-type="float" office:value="90295">
            <text:p>90295</text:p>
          </table:table-cell>
          <table:table-cell office:value-type="float" office:value="92990">
            <text:p>92990</text:p>
          </table:table-cell>
          <table:table-cell office:value-type="float" office:value="82409">
            <text:p>82409</text:p>
          </table:table-cell>
          <table:table-cell office:value-type="float" office:value="87196.3">
            <text:p>87196.3</text:p>
          </table:table-cell>
          <table:table-cell office:value-type="float" office:value="29332">
            <text:p>29332</text:p>
          </table:table-cell>
          <table:table-cell office:value-type="float" office:value="32035">
            <text:p>32035</text:p>
          </table:table-cell>
          <table:table-cell office:value-type="float" office:value="26502">
            <text:p>26502</text:p>
          </table:table-cell>
          <table:table-cell office:value-type="float" office:value="28489">
            <text:p>28489</text:p>
          </table:table-cell>
          <table:table-cell office:value-type="float" office:value="28885">
            <text:p>28885</text:p>
          </table:table-cell>
          <table:table-cell office:value-type="float" office:value="26627">
            <text:p>26627</text:p>
          </table:table-cell>
          <table:table-cell office:value-type="float" office:value="29684">
            <text:p>29684</text:p>
          </table:table-cell>
          <table:table-cell office:value-type="float" office:value="29986">
            <text:p>29986</text:p>
          </table:table-cell>
          <table:table-cell office:value-type="float" office:value="29047">
            <text:p>29047</text:p>
          </table:table-cell>
          <table:table-cell office:value-type="float" office:value="24305">
            <text:p>24305</text:p>
          </table:table-cell>
          <table:table-cell office:value-type="float" office:value="28489.2">
            <text:p>28489.2</text:p>
          </table:table-cell>
        </table:table-row>
        <table:table-row table:style-name="ro1">
          <table:table-cell office:value-type="float" office:value="44100">
            <text:p>44100</text:p>
          </table:table-cell>
          <table:table-cell office:value-type="float" office:value="36296">
            <text:p>36296</text:p>
          </table:table-cell>
          <table:table-cell office:value-type="float" office:value="27325">
            <text:p>27325</text:p>
          </table:table-cell>
          <table:table-cell office:value-type="float" office:value="34712">
            <text:p>34712</text:p>
          </table:table-cell>
          <table:table-cell office:value-type="float" office:value="30016">
            <text:p>30016</text:p>
          </table:table-cell>
          <table:table-cell office:value-type="float" office:value="34696">
            <text:p>34696</text:p>
          </table:table-cell>
          <table:table-cell office:value-type="float" office:value="26906">
            <text:p>26906</text:p>
          </table:table-cell>
          <table:table-cell office:value-type="float" office:value="29583">
            <text:p>29583</text:p>
          </table:table-cell>
          <table:table-cell office:value-type="float" office:value="25908">
            <text:p>25908</text:p>
          </table:table-cell>
          <table:table-cell office:value-type="float" office:value="35292">
            <text:p>35292</text:p>
          </table:table-cell>
          <table:table-cell office:value-type="float" office:value="37962">
            <text:p>37962</text:p>
          </table:table-cell>
          <table:table-cell office:value-type="float" office:value="31869.6">
            <text:p>31869.6</text:p>
          </table:table-cell>
          <table:table-cell office:value-type="float" office:value="93508">
            <text:p>93508</text:p>
          </table:table-cell>
          <table:table-cell office:value-type="float" office:value="94143">
            <text:p>94143</text:p>
          </table:table-cell>
          <table:table-cell office:value-type="float" office:value="91181">
            <text:p>91181</text:p>
          </table:table-cell>
          <table:table-cell office:value-type="float" office:value="91046">
            <text:p>91046</text:p>
          </table:table-cell>
          <table:table-cell office:value-type="float" office:value="92689">
            <text:p>92689</text:p>
          </table:table-cell>
          <table:table-cell office:value-type="float" office:value="95848">
            <text:p>95848</text:p>
          </table:table-cell>
          <table:table-cell office:value-type="float" office:value="92582">
            <text:p>92582</text:p>
          </table:table-cell>
          <table:table-cell office:value-type="float" office:value="92177">
            <text:p>92177</text:p>
          </table:table-cell>
          <table:table-cell office:value-type="float" office:value="90811">
            <text:p>90811</text:p>
          </table:table-cell>
          <table:table-cell office:value-type="float" office:value="93190">
            <text:p>93190</text:p>
          </table:table-cell>
          <table:table-cell office:value-type="float" office:value="92717.5">
            <text:p>92717.5</text:p>
          </table:table-cell>
          <table:table-cell office:value-type="float" office:value="39237">
            <text:p>39237</text:p>
          </table:table-cell>
          <table:table-cell office:value-type="float" office:value="30236">
            <text:p>30236</text:p>
          </table:table-cell>
          <table:table-cell office:value-type="float" office:value="29173">
            <text:p>29173</text:p>
          </table:table-cell>
          <table:table-cell office:value-type="float" office:value="27377">
            <text:p>27377</text:p>
          </table:table-cell>
          <table:table-cell office:value-type="float" office:value="37660">
            <text:p>37660</text:p>
          </table:table-cell>
          <table:table-cell office:value-type="float" office:value="28925">
            <text:p>28925</text:p>
          </table:table-cell>
          <table:table-cell office:value-type="float" office:value="29824">
            <text:p>29824</text:p>
          </table:table-cell>
          <table:table-cell office:value-type="float" office:value="31244">
            <text:p>31244</text:p>
          </table:table-cell>
          <table:table-cell office:value-type="float" office:value="31464">
            <text:p>31464</text:p>
          </table:table-cell>
          <table:table-cell office:value-type="float" office:value="35214">
            <text:p>35214</text:p>
          </table:table-cell>
          <table:table-cell office:value-type="float" office:value="32035.4">
            <text:p>32035.4</text:p>
          </table:table-cell>
        </table:table-row>
        <table:table-row table:style-name="ro1">
          <table:table-cell office:value-type="float" office:value="46100">
            <text:p>46100</text:p>
          </table:table-cell>
          <table:table-cell office:value-type="float" office:value="33745">
            <text:p>33745</text:p>
          </table:table-cell>
          <table:table-cell office:value-type="float" office:value="32791">
            <text:p>32791</text:p>
          </table:table-cell>
          <table:table-cell office:value-type="float" office:value="31201">
            <text:p>31201</text:p>
          </table:table-cell>
          <table:table-cell office:value-type="float" office:value="31732">
            <text:p>31732</text:p>
          </table:table-cell>
          <table:table-cell office:value-type="float" office:value="34337">
            <text:p>34337</text:p>
          </table:table-cell>
          <table:table-cell office:value-type="float" office:value="35995">
            <text:p>35995</text:p>
          </table:table-cell>
          <table:table-cell office:value-type="float" office:value="31508">
            <text:p>31508</text:p>
          </table:table-cell>
          <table:table-cell office:value-type="float" office:value="30548">
            <text:p>30548</text:p>
          </table:table-cell>
          <table:table-cell office:value-type="float" office:value="29633">
            <text:p>29633</text:p>
          </table:table-cell>
          <table:table-cell office:value-type="float" office:value="33283">
            <text:p>33283</text:p>
          </table:table-cell>
          <table:table-cell office:value-type="float" office:value="32477.3">
            <text:p>32477.3</text:p>
          </table:table-cell>
          <table:table-cell office:value-type="float" office:value="96655">
            <text:p>96655</text:p>
          </table:table-cell>
          <table:table-cell office:value-type="float" office:value="95374">
            <text:p>95374</text:p>
          </table:table-cell>
          <table:table-cell office:value-type="float" office:value="96674">
            <text:p>96674</text:p>
          </table:table-cell>
          <table:table-cell office:value-type="float" office:value="97509">
            <text:p>97509</text:p>
          </table:table-cell>
          <table:table-cell office:value-type="float" office:value="92286">
            <text:p>92286</text:p>
          </table:table-cell>
          <table:table-cell office:value-type="float" office:value="94247">
            <text:p>94247</text:p>
          </table:table-cell>
          <table:table-cell office:value-type="float" office:value="100693">
            <text:p>100693</text:p>
          </table:table-cell>
          <table:table-cell office:value-type="float" office:value="99447">
            <text:p>99447</text:p>
          </table:table-cell>
          <table:table-cell office:value-type="float" office:value="91650">
            <text:p>91650</text:p>
          </table:table-cell>
          <table:table-cell office:value-type="float" office:value="96974">
            <text:p>96974</text:p>
          </table:table-cell>
          <table:table-cell office:value-type="float" office:value="96150.9">
            <text:p>96150.9</text:p>
          </table:table-cell>
          <table:table-cell office:value-type="float" office:value="35253">
            <text:p>35253</text:p>
          </table:table-cell>
          <table:table-cell office:value-type="float" office:value="30342">
            <text:p>30342</text:p>
          </table:table-cell>
          <table:table-cell office:value-type="float" office:value="27128">
            <text:p>27128</text:p>
          </table:table-cell>
          <table:table-cell office:value-type="float" office:value="30387">
            <text:p>30387</text:p>
          </table:table-cell>
          <table:table-cell office:value-type="float" office:value="32815">
            <text:p>32815</text:p>
          </table:table-cell>
          <table:table-cell office:value-type="float" office:value="34630">
            <text:p>34630</text:p>
          </table:table-cell>
          <table:table-cell office:value-type="float" office:value="32312">
            <text:p>32312</text:p>
          </table:table-cell>
          <table:table-cell office:value-type="float" office:value="29554">
            <text:p>29554</text:p>
          </table:table-cell>
          <table:table-cell office:value-type="float" office:value="29770">
            <text:p>29770</text:p>
          </table:table-cell>
          <table:table-cell office:value-type="float" office:value="34321">
            <text:p>34321</text:p>
          </table:table-cell>
          <table:table-cell office:value-type="float" office:value="31651.2">
            <text:p>31651.2</text:p>
          </table:table-cell>
        </table:table-row>
        <table:table-row table:style-name="ro1">
          <table:table-cell office:value-type="float" office:value="48100">
            <text:p>48100</text:p>
          </table:table-cell>
          <table:table-cell office:value-type="float" office:value="38623">
            <text:p>38623</text:p>
          </table:table-cell>
          <table:table-cell office:value-type="float" office:value="36069">
            <text:p>36069</text:p>
          </table:table-cell>
          <table:table-cell office:value-type="float" office:value="30347">
            <text:p>30347</text:p>
          </table:table-cell>
          <table:table-cell office:value-type="float" office:value="34960">
            <text:p>34960</text:p>
          </table:table-cell>
          <table:table-cell office:value-type="float" office:value="35123">
            <text:p>35123</text:p>
          </table:table-cell>
          <table:table-cell office:value-type="float" office:value="36393">
            <text:p>36393</text:p>
          </table:table-cell>
          <table:table-cell office:value-type="float" office:value="35105">
            <text:p>35105</text:p>
          </table:table-cell>
          <table:table-cell office:value-type="float" office:value="31520">
            <text:p>31520</text:p>
          </table:table-cell>
          <table:table-cell office:value-type="float" office:value="38540">
            <text:p>38540</text:p>
          </table:table-cell>
          <table:table-cell office:value-type="float" office:value="33594">
            <text:p>33594</text:p>
          </table:table-cell>
          <table:table-cell office:value-type="float" office:value="35027.4">
            <text:p>35027.4</text:p>
          </table:table-cell>
          <table:table-cell office:value-type="float" office:value="110879">
            <text:p>110879</text:p>
          </table:table-cell>
          <table:table-cell office:value-type="float" office:value="99275">
            <text:p>99275</text:p>
          </table:table-cell>
          <table:table-cell office:value-type="float" office:value="97066">
            <text:p>97066</text:p>
          </table:table-cell>
          <table:table-cell office:value-type="float" office:value="101599">
            <text:p>101599</text:p>
          </table:table-cell>
          <table:table-cell office:value-type="float" office:value="104666">
            <text:p>104666</text:p>
          </table:table-cell>
          <table:table-cell office:value-type="float" office:value="99994">
            <text:p>99994</text:p>
          </table:table-cell>
          <table:table-cell office:value-type="float" office:value="100755">
            <text:p>100755</text:p>
          </table:table-cell>
          <table:table-cell office:value-type="float" office:value="100161">
            <text:p>100161</text:p>
          </table:table-cell>
          <table:table-cell office:value-type="float" office:value="97502">
            <text:p>97502</text:p>
          </table:table-cell>
          <table:table-cell office:value-type="float" office:value="100115">
            <text:p>100115</text:p>
          </table:table-cell>
          <table:table-cell office:value-type="float" office:value="101201.2">
            <text:p>101201.2</text:p>
          </table:table-cell>
          <table:table-cell office:value-type="float" office:value="37020">
            <text:p>37020</text:p>
          </table:table-cell>
          <table:table-cell office:value-type="float" office:value="33388">
            <text:p>33388</text:p>
          </table:table-cell>
          <table:table-cell office:value-type="float" office:value="36334">
            <text:p>36334</text:p>
          </table:table-cell>
          <table:table-cell office:value-type="float" office:value="33946">
            <text:p>33946</text:p>
          </table:table-cell>
          <table:table-cell office:value-type="float" office:value="34232">
            <text:p>34232</text:p>
          </table:table-cell>
          <table:table-cell office:value-type="float" office:value="37749">
            <text:p>37749</text:p>
          </table:table-cell>
          <table:table-cell office:value-type="float" office:value="32249">
            <text:p>32249</text:p>
          </table:table-cell>
          <table:table-cell office:value-type="float" office:value="32246">
            <text:p>32246</text:p>
          </table:table-cell>
          <table:table-cell office:value-type="float" office:value="37682">
            <text:p>37682</text:p>
          </table:table-cell>
          <table:table-cell office:value-type="float" office:value="32226">
            <text:p>32226</text:p>
          </table:table-cell>
          <table:table-cell office:value-type="float" office:value="34707.2">
            <text:p>34707.2</text:p>
          </table:table-cell>
        </table:table-row>
        <table:table-row table:style-name="ro1">
          <table:table-cell office:value-type="float" office:value="50100">
            <text:p>50100</text:p>
          </table:table-cell>
          <table:table-cell office:value-type="float" office:value="41626">
            <text:p>41626</text:p>
          </table:table-cell>
          <table:table-cell office:value-type="float" office:value="36509">
            <text:p>36509</text:p>
          </table:table-cell>
          <table:table-cell office:value-type="float" office:value="38275">
            <text:p>38275</text:p>
          </table:table-cell>
          <table:table-cell office:value-type="float" office:value="39884">
            <text:p>39884</text:p>
          </table:table-cell>
          <table:table-cell office:value-type="float" office:value="41403">
            <text:p>41403</text:p>
          </table:table-cell>
          <table:table-cell office:value-type="float" office:value="35763">
            <text:p>35763</text:p>
          </table:table-cell>
          <table:table-cell office:value-type="float" office:value="39448">
            <text:p>39448</text:p>
          </table:table-cell>
          <table:table-cell office:value-type="float" office:value="34889">
            <text:p>34889</text:p>
          </table:table-cell>
          <table:table-cell office:value-type="float" office:value="33075">
            <text:p>33075</text:p>
          </table:table-cell>
          <table:table-cell office:value-type="float" office:value="37919">
            <text:p>37919</text:p>
          </table:table-cell>
          <table:table-cell office:value-type="float" office:value="37879.1">
            <text:p>37879.1</text:p>
          </table:table-cell>
          <table:table-cell office:value-type="float" office:value="104930">
            <text:p>104930</text:p>
          </table:table-cell>
          <table:table-cell office:value-type="float" office:value="101114">
            <text:p>101114</text:p>
          </table:table-cell>
          <table:table-cell office:value-type="float" office:value="114820">
            <text:p>114820</text:p>
          </table:table-cell>
          <table:table-cell office:value-type="float" office:value="105236">
            <text:p>105236</text:p>
          </table:table-cell>
          <table:table-cell office:value-type="float" office:value="106024">
            <text:p>106024</text:p>
          </table:table-cell>
          <table:table-cell office:value-type="float" office:value="109310">
            <text:p>109310</text:p>
          </table:table-cell>
          <table:table-cell office:value-type="float" office:value="109847">
            <text:p>109847</text:p>
          </table:table-cell>
          <table:table-cell office:value-type="float" office:value="106782">
            <text:p>106782</text:p>
          </table:table-cell>
          <table:table-cell office:value-type="float" office:value="109093">
            <text:p>109093</text:p>
          </table:table-cell>
          <table:table-cell office:value-type="float" office:value="103047">
            <text:p>103047</text:p>
          </table:table-cell>
          <table:table-cell office:value-type="float" office:value="107020.3">
            <text:p>107020.3</text:p>
          </table:table-cell>
          <table:table-cell office:value-type="float" office:value="41697">
            <text:p>41697</text:p>
          </table:table-cell>
          <table:table-cell office:value-type="float" office:value="35454">
            <text:p>35454</text:p>
          </table:table-cell>
          <table:table-cell office:value-type="float" office:value="34278">
            <text:p>34278</text:p>
          </table:table-cell>
          <table:table-cell office:value-type="float" office:value="40495">
            <text:p>40495</text:p>
          </table:table-cell>
          <table:table-cell office:value-type="float" office:value="38169">
            <text:p>38169</text:p>
          </table:table-cell>
          <table:table-cell office:value-type="float" office:value="40521">
            <text:p>40521</text:p>
          </table:table-cell>
          <table:table-cell office:value-type="float" office:value="41210">
            <text:p>41210</text:p>
          </table:table-cell>
          <table:table-cell office:value-type="float" office:value="36027">
            <text:p>36027</text:p>
          </table:table-cell>
          <table:table-cell office:value-type="float" office:value="33946">
            <text:p>33946</text:p>
          </table:table-cell>
          <table:table-cell office:value-type="float" office:value="36249">
            <text:p>36249</text:p>
          </table:table-cell>
          <table:table-cell office:value-type="float" office:value="37804.6">
            <text:p>37804.6</text:p>
          </table:table-cell>
        </table:table-row>
        <table:table-row table:style-name="ro1">
          <table:table-cell office:value-type="float" office:value="52100">
            <text:p>52100</text:p>
          </table:table-cell>
          <table:table-cell office:value-type="float" office:value="38824">
            <text:p>38824</text:p>
          </table:table-cell>
          <table:table-cell office:value-type="float" office:value="47984">
            <text:p>47984</text:p>
          </table:table-cell>
          <table:table-cell office:value-type="float" office:value="30106">
            <text:p>30106</text:p>
          </table:table-cell>
          <table:table-cell office:value-type="float" office:value="43860">
            <text:p>43860</text:p>
          </table:table-cell>
          <table:table-cell office:value-type="float" office:value="35103">
            <text:p>35103</text:p>
          </table:table-cell>
          <table:table-cell office:value-type="float" office:value="39591">
            <text:p>39591</text:p>
          </table:table-cell>
          <table:table-cell office:value-type="float" office:value="36768">
            <text:p>36768</text:p>
          </table:table-cell>
          <table:table-cell office:value-type="float" office:value="40796">
            <text:p>40796</text:p>
          </table:table-cell>
          <table:table-cell office:value-type="float" office:value="36336">
            <text:p>36336</text:p>
          </table:table-cell>
          <table:table-cell office:value-type="float" office:value="32675">
            <text:p>32675</text:p>
          </table:table-cell>
          <table:table-cell office:value-type="float" office:value="38204.3">
            <text:p>38204.3</text:p>
          </table:table-cell>
          <table:table-cell office:value-type="float" office:value="110634">
            <text:p>110634</text:p>
          </table:table-cell>
          <table:table-cell office:value-type="float" office:value="107710">
            <text:p>107710</text:p>
          </table:table-cell>
          <table:table-cell office:value-type="float" office:value="113483">
            <text:p>113483</text:p>
          </table:table-cell>
          <table:table-cell office:value-type="float" office:value="109300">
            <text:p>109300</text:p>
          </table:table-cell>
          <table:table-cell office:value-type="float" office:value="115407">
            <text:p>115407</text:p>
          </table:table-cell>
          <table:table-cell office:value-type="float" office:value="110212">
            <text:p>110212</text:p>
          </table:table-cell>
          <table:table-cell office:value-type="float" office:value="108379">
            <text:p>108379</text:p>
          </table:table-cell>
          <table:table-cell office:value-type="float" office:value="112671">
            <text:p>112671</text:p>
          </table:table-cell>
          <table:table-cell office:value-type="float" office:value="112563">
            <text:p>112563</text:p>
          </table:table-cell>
          <table:table-cell office:value-type="float" office:value="105045">
            <text:p>105045</text:p>
          </table:table-cell>
          <table:table-cell office:value-type="float" office:value="110540.4">
            <text:p>110540.4</text:p>
          </table:table-cell>
          <table:table-cell office:value-type="float" office:value="38166">
            <text:p>38166</text:p>
          </table:table-cell>
          <table:table-cell office:value-type="float" office:value="49527">
            <text:p>49527</text:p>
          </table:table-cell>
          <table:table-cell office:value-type="float" office:value="32561">
            <text:p>32561</text:p>
          </table:table-cell>
          <table:table-cell office:value-type="float" office:value="39809">
            <text:p>39809</text:p>
          </table:table-cell>
          <table:table-cell office:value-type="float" office:value="32363">
            <text:p>32363</text:p>
          </table:table-cell>
          <table:table-cell office:value-type="float" office:value="38729">
            <text:p>38729</text:p>
          </table:table-cell>
          <table:table-cell office:value-type="float" office:value="34674">
            <text:p>34674</text:p>
          </table:table-cell>
          <table:table-cell office:value-type="float" office:value="40882">
            <text:p>40882</text:p>
          </table:table-cell>
          <table:table-cell office:value-type="float" office:value="34688">
            <text:p>34688</text:p>
          </table:table-cell>
          <table:table-cell office:value-type="float" office:value="32682">
            <text:p>32682</text:p>
          </table:table-cell>
          <table:table-cell office:value-type="float" office:value="37408.1">
            <text:p>37408.1</text:p>
          </table:table-cell>
        </table:table-row>
        <table:table-row table:style-name="ro1">
          <table:table-cell office:value-type="float" office:value="54100">
            <text:p>54100</text:p>
          </table:table-cell>
          <table:table-cell office:value-type="float" office:value="33206">
            <text:p>33206</text:p>
          </table:table-cell>
          <table:table-cell office:value-type="float" office:value="34082">
            <text:p>34082</text:p>
          </table:table-cell>
          <table:table-cell office:value-type="float" office:value="36032">
            <text:p>36032</text:p>
          </table:table-cell>
          <table:table-cell office:value-type="float" office:value="40821">
            <text:p>40821</text:p>
          </table:table-cell>
          <table:table-cell office:value-type="float" office:value="41899">
            <text:p>41899</text:p>
          </table:table-cell>
          <table:table-cell office:value-type="float" office:value="40080">
            <text:p>40080</text:p>
          </table:table-cell>
          <table:table-cell office:value-type="float" office:value="36968">
            <text:p>36968</text:p>
          </table:table-cell>
          <table:table-cell office:value-type="float" office:value="36555">
            <text:p>36555</text:p>
          </table:table-cell>
          <table:table-cell office:value-type="float" office:value="34139">
            <text:p>34139</text:p>
          </table:table-cell>
          <table:table-cell office:value-type="float" office:value="44505">
            <text:p>44505</text:p>
          </table:table-cell>
          <table:table-cell office:value-type="float" office:value="37828.7">
            <text:p>37828.7</text:p>
          </table:table-cell>
          <table:table-cell office:value-type="float" office:value="112476">
            <text:p>112476</text:p>
          </table:table-cell>
          <table:table-cell office:value-type="float" office:value="113744">
            <text:p>113744</text:p>
          </table:table-cell>
          <table:table-cell office:value-type="float" office:value="109540">
            <text:p>109540</text:p>
          </table:table-cell>
          <table:table-cell office:value-type="float" office:value="112104">
            <text:p>112104</text:p>
          </table:table-cell>
          <table:table-cell office:value-type="float" office:value="116584">
            <text:p>116584</text:p>
          </table:table-cell>
          <table:table-cell office:value-type="float" office:value="111867">
            <text:p>111867</text:p>
          </table:table-cell>
          <table:table-cell office:value-type="float" office:value="118441">
            <text:p>118441</text:p>
          </table:table-cell>
          <table:table-cell office:value-type="float" office:value="119864">
            <text:p>119864</text:p>
          </table:table-cell>
          <table:table-cell office:value-type="float" office:value="120202">
            <text:p>120202</text:p>
          </table:table-cell>
          <table:table-cell office:value-type="float" office:value="113498">
            <text:p>113498</text:p>
          </table:table-cell>
          <table:table-cell office:value-type="float" office:value="114832">
            <text:p>114832</text:p>
          </table:table-cell>
          <table:table-cell office:value-type="float" office:value="35547">
            <text:p>35547</text:p>
          </table:table-cell>
          <table:table-cell office:value-type="float" office:value="34791">
            <text:p>34791</text:p>
          </table:table-cell>
          <table:table-cell office:value-type="float" office:value="35434">
            <text:p>35434</text:p>
          </table:table-cell>
          <table:table-cell office:value-type="float" office:value="37656">
            <text:p>37656</text:p>
          </table:table-cell>
          <table:table-cell office:value-type="float" office:value="41895">
            <text:p>41895</text:p>
          </table:table-cell>
          <table:table-cell office:value-type="float" office:value="38491">
            <text:p>38491</text:p>
          </table:table-cell>
          <table:table-cell office:value-type="float" office:value="34679">
            <text:p>34679</text:p>
          </table:table-cell>
          <table:table-cell office:value-type="float" office:value="37369">
            <text:p>37369</text:p>
          </table:table-cell>
          <table:table-cell office:value-type="float" office:value="33033">
            <text:p>33033</text:p>
          </table:table-cell>
          <table:table-cell office:value-type="float" office:value="39054">
            <text:p>39054</text:p>
          </table:table-cell>
          <table:table-cell office:value-type="float" office:value="36794.9">
            <text:p>36794.9</text:p>
          </table:table-cell>
        </table:table-row>
        <table:table-row table:style-name="ro1">
          <table:table-cell office:value-type="float" office:value="56100">
            <text:p>56100</text:p>
          </table:table-cell>
          <table:table-cell office:value-type="float" office:value="40148">
            <text:p>40148</text:p>
          </table:table-cell>
          <table:table-cell office:value-type="float" office:value="39718">
            <text:p>39718</text:p>
          </table:table-cell>
          <table:table-cell office:value-type="float" office:value="36537">
            <text:p>36537</text:p>
          </table:table-cell>
          <table:table-cell office:value-type="float" office:value="37978">
            <text:p>37978</text:p>
          </table:table-cell>
          <table:table-cell office:value-type="float" office:value="37380">
            <text:p>37380</text:p>
          </table:table-cell>
          <table:table-cell office:value-type="float" office:value="41755">
            <text:p>41755</text:p>
          </table:table-cell>
          <table:table-cell office:value-type="float" office:value="38552">
            <text:p>38552</text:p>
          </table:table-cell>
          <table:table-cell office:value-type="float" office:value="38108">
            <text:p>38108</text:p>
          </table:table-cell>
          <table:table-cell office:value-type="float" office:value="39918">
            <text:p>39918</text:p>
          </table:table-cell>
          <table:table-cell office:value-type="float" office:value="40084">
            <text:p>40084</text:p>
          </table:table-cell>
          <table:table-cell office:value-type="float" office:value="39017.8">
            <text:p>39017.8</text:p>
          </table:table-cell>
          <table:table-cell office:value-type="float" office:value="120064">
            <text:p>120064</text:p>
          </table:table-cell>
          <table:table-cell office:value-type="float" office:value="120147">
            <text:p>120147</text:p>
          </table:table-cell>
          <table:table-cell office:value-type="float" office:value="111519">
            <text:p>111519</text:p>
          </table:table-cell>
          <table:table-cell office:value-type="float" office:value="118955">
            <text:p>118955</text:p>
          </table:table-cell>
          <table:table-cell office:value-type="float" office:value="122447">
            <text:p>122447</text:p>
          </table:table-cell>
          <table:table-cell office:value-type="float" office:value="118706">
            <text:p>118706</text:p>
          </table:table-cell>
          <table:table-cell office:value-type="float" office:value="113250">
            <text:p>113250</text:p>
          </table:table-cell>
          <table:table-cell office:value-type="float" office:value="117780">
            <text:p>117780</text:p>
          </table:table-cell>
          <table:table-cell office:value-type="float" office:value="119827">
            <text:p>119827</text:p>
          </table:table-cell>
          <table:table-cell office:value-type="float" office:value="115675">
            <text:p>115675</text:p>
          </table:table-cell>
          <table:table-cell office:value-type="float" office:value="117837">
            <text:p>117837</text:p>
          </table:table-cell>
          <table:table-cell office:value-type="float" office:value="39965">
            <text:p>39965</text:p>
          </table:table-cell>
          <table:table-cell office:value-type="float" office:value="42263">
            <text:p>42263</text:p>
          </table:table-cell>
          <table:table-cell office:value-type="float" office:value="37771">
            <text:p>37771</text:p>
          </table:table-cell>
          <table:table-cell office:value-type="float" office:value="34472">
            <text:p>34472</text:p>
          </table:table-cell>
          <table:table-cell office:value-type="float" office:value="39123">
            <text:p>39123</text:p>
          </table:table-cell>
          <table:table-cell office:value-type="float" office:value="42139">
            <text:p>42139</text:p>
          </table:table-cell>
          <table:table-cell office:value-type="float" office:value="34020">
            <text:p>34020</text:p>
          </table:table-cell>
          <table:table-cell office:value-type="float" office:value="37664">
            <text:p>37664</text:p>
          </table:table-cell>
          <table:table-cell office:value-type="float" office:value="39153">
            <text:p>39153</text:p>
          </table:table-cell>
          <table:table-cell office:value-type="float" office:value="39428">
            <text:p>39428</text:p>
          </table:table-cell>
          <table:table-cell office:value-type="float" office:value="38599.8">
            <text:p>38599.8</text:p>
          </table:table-cell>
        </table:table-row>
        <table:table-row table:style-name="ro1">
          <table:table-cell office:value-type="float" office:value="58100">
            <text:p>58100</text:p>
          </table:table-cell>
          <table:table-cell office:value-type="float" office:value="47085">
            <text:p>47085</text:p>
          </table:table-cell>
          <table:table-cell office:value-type="float" office:value="41080">
            <text:p>41080</text:p>
          </table:table-cell>
          <table:table-cell office:value-type="float" office:value="37023">
            <text:p>37023</text:p>
          </table:table-cell>
          <table:table-cell office:value-type="float" office:value="38741">
            <text:p>38741</text:p>
          </table:table-cell>
          <table:table-cell office:value-type="float" office:value="37645">
            <text:p>37645</text:p>
          </table:table-cell>
          <table:table-cell office:value-type="float" office:value="40810">
            <text:p>40810</text:p>
          </table:table-cell>
          <table:table-cell office:value-type="float" office:value="38910">
            <text:p>38910</text:p>
          </table:table-cell>
          <table:table-cell office:value-type="float" office:value="38459">
            <text:p>38459</text:p>
          </table:table-cell>
          <table:table-cell office:value-type="float" office:value="38826">
            <text:p>38826</text:p>
          </table:table-cell>
          <table:table-cell office:value-type="float" office:value="38808">
            <text:p>38808</text:p>
          </table:table-cell>
          <table:table-cell office:value-type="float" office:value="39738.7">
            <text:p>39738.7</text:p>
          </table:table-cell>
          <table:table-cell office:value-type="float" office:value="129045">
            <text:p>129045</text:p>
          </table:table-cell>
          <table:table-cell office:value-type="float" office:value="122754">
            <text:p>122754</text:p>
          </table:table-cell>
          <table:table-cell office:value-type="float" office:value="125485">
            <text:p>125485</text:p>
          </table:table-cell>
          <table:table-cell office:value-type="float" office:value="126303">
            <text:p>126303</text:p>
          </table:table-cell>
          <table:table-cell office:value-type="float" office:value="129036">
            <text:p>129036</text:p>
          </table:table-cell>
          <table:table-cell office:value-type="float" office:value="125549">
            <text:p>125549</text:p>
          </table:table-cell>
          <table:table-cell office:value-type="float" office:value="123079">
            <text:p>123079</text:p>
          </table:table-cell>
          <table:table-cell office:value-type="float" office:value="127019">
            <text:p>127019</text:p>
          </table:table-cell>
          <table:table-cell office:value-type="float" office:value="119961">
            <text:p>119961</text:p>
          </table:table-cell>
          <table:table-cell office:value-type="float" office:value="127943">
            <text:p>127943</text:p>
          </table:table-cell>
          <table:table-cell office:value-type="float" office:value="125617.4">
            <text:p>125617.4</text:p>
          </table:table-cell>
          <table:table-cell office:value-type="float" office:value="44973">
            <text:p>44973</text:p>
          </table:table-cell>
          <table:table-cell office:value-type="float" office:value="39255">
            <text:p>39255</text:p>
          </table:table-cell>
          <table:table-cell office:value-type="float" office:value="37594">
            <text:p>37594</text:p>
          </table:table-cell>
          <table:table-cell office:value-type="float" office:value="39976">
            <text:p>39976</text:p>
          </table:table-cell>
          <table:table-cell office:value-type="float" office:value="37530">
            <text:p>37530</text:p>
          </table:table-cell>
          <table:table-cell office:value-type="float" office:value="41577">
            <text:p>41577</text:p>
          </table:table-cell>
          <table:table-cell office:value-type="float" office:value="38413">
            <text:p>38413</text:p>
          </table:table-cell>
          <table:table-cell office:value-type="float" office:value="37779">
            <text:p>37779</text:p>
          </table:table-cell>
          <table:table-cell office:value-type="float" office:value="40522">
            <text:p>40522</text:p>
          </table:table-cell>
          <table:table-cell office:value-type="float" office:value="41106">
            <text:p>41106</text:p>
          </table:table-cell>
          <table:table-cell office:value-type="float" office:value="39872.5">
            <text:p>39872.5</text:p>
          </table:table-cell>
        </table:table-row>
        <table:table-row table:style-name="ro1">
          <table:table-cell office:value-type="float" office:value="60100">
            <text:p>60100</text:p>
          </table:table-cell>
          <table:table-cell office:value-type="float" office:value="46797">
            <text:p>46797</text:p>
          </table:table-cell>
          <table:table-cell office:value-type="float" office:value="47635">
            <text:p>47635</text:p>
          </table:table-cell>
          <table:table-cell office:value-type="float" office:value="46458">
            <text:p>46458</text:p>
          </table:table-cell>
          <table:table-cell office:value-type="float" office:value="43882">
            <text:p>43882</text:p>
          </table:table-cell>
          <table:table-cell office:value-type="float" office:value="46537">
            <text:p>46537</text:p>
          </table:table-cell>
          <table:table-cell office:value-type="float" office:value="44532">
            <text:p>44532</text:p>
          </table:table-cell>
          <table:table-cell office:value-type="float" office:value="49451">
            <text:p>49451</text:p>
          </table:table-cell>
          <table:table-cell office:value-type="float" office:value="43286">
            <text:p>43286</text:p>
          </table:table-cell>
          <table:table-cell office:value-type="float" office:value="39811">
            <text:p>39811</text:p>
          </table:table-cell>
          <table:table-cell office:value-type="float" office:value="40390">
            <text:p>40390</text:p>
          </table:table-cell>
          <table:table-cell office:value-type="float" office:value="44877.9">
            <text:p>44877.9</text:p>
          </table:table-cell>
          <table:table-cell office:value-type="float" office:value="130104">
            <text:p>130104</text:p>
          </table:table-cell>
          <table:table-cell office:value-type="float" office:value="129385">
            <text:p>129385</text:p>
          </table:table-cell>
          <table:table-cell office:value-type="float" office:value="124264">
            <text:p>124264</text:p>
          </table:table-cell>
          <table:table-cell office:value-type="float" office:value="127178">
            <text:p>127178</text:p>
          </table:table-cell>
          <table:table-cell office:value-type="float" office:value="128245">
            <text:p>128245</text:p>
          </table:table-cell>
          <table:table-cell office:value-type="float" office:value="126350">
            <text:p>126350</text:p>
          </table:table-cell>
          <table:table-cell office:value-type="float" office:value="128382">
            <text:p>128382</text:p>
          </table:table-cell>
          <table:table-cell office:value-type="float" office:value="129771">
            <text:p>129771</text:p>
          </table:table-cell>
          <table:table-cell office:value-type="float" office:value="123887">
            <text:p>123887</text:p>
          </table:table-cell>
          <table:table-cell office:value-type="float" office:value="124587">
            <text:p>124587</text:p>
          </table:table-cell>
          <table:table-cell office:value-type="float" office:value="127215.3">
            <text:p>127215.3</text:p>
          </table:table-cell>
          <table:table-cell office:value-type="float" office:value="47055">
            <text:p>47055</text:p>
          </table:table-cell>
          <table:table-cell office:value-type="float" office:value="47362">
            <text:p>47362</text:p>
          </table:table-cell>
          <table:table-cell office:value-type="float" office:value="44437">
            <text:p>44437</text:p>
          </table:table-cell>
          <table:table-cell office:value-type="float" office:value="37059">
            <text:p>37059</text:p>
          </table:table-cell>
          <table:table-cell office:value-type="float" office:value="42228">
            <text:p>42228</text:p>
          </table:table-cell>
          <table:table-cell office:value-type="float" office:value="45210">
            <text:p>45210</text:p>
          </table:table-cell>
          <table:table-cell office:value-type="float" office:value="46672">
            <text:p>46672</text:p>
          </table:table-cell>
          <table:table-cell office:value-type="float" office:value="42940">
            <text:p>42940</text:p>
          </table:table-cell>
          <table:table-cell office:value-type="float" office:value="38962">
            <text:p>38962</text:p>
          </table:table-cell>
          <table:table-cell office:value-type="float" office:value="38879">
            <text:p>38879</text:p>
          </table:table-cell>
          <table:table-cell office:value-type="float" office:value="43080.4">
            <text:p>43080.4</text:p>
          </table:table-cell>
        </table:table-row>
        <table:table-row table:style-name="ro1">
          <table:table-cell office:value-type="float" office:value="62100">
            <text:p>62100</text:p>
          </table:table-cell>
          <table:table-cell office:value-type="float" office:value="42250">
            <text:p>42250</text:p>
          </table:table-cell>
          <table:table-cell office:value-type="float" office:value="50736">
            <text:p>50736</text:p>
          </table:table-cell>
          <table:table-cell office:value-type="float" office:value="48675">
            <text:p>48675</text:p>
          </table:table-cell>
          <table:table-cell office:value-type="float" office:value="42511">
            <text:p>42511</text:p>
          </table:table-cell>
          <table:table-cell office:value-type="float" office:value="48551">
            <text:p>48551</text:p>
          </table:table-cell>
          <table:table-cell office:value-type="float" office:value="47971">
            <text:p>47971</text:p>
          </table:table-cell>
          <table:table-cell office:value-type="float" office:value="51831">
            <text:p>51831</text:p>
          </table:table-cell>
          <table:table-cell office:value-type="float" office:value="49774">
            <text:p>49774</text:p>
          </table:table-cell>
          <table:table-cell office:value-type="float" office:value="52776">
            <text:p>52776</text:p>
          </table:table-cell>
          <table:table-cell office:value-type="float" office:value="42809">
            <text:p>42809</text:p>
          </table:table-cell>
          <table:table-cell office:value-type="float" office:value="47788.4">
            <text:p>47788.4</text:p>
          </table:table-cell>
          <table:table-cell office:value-type="float" office:value="136459">
            <text:p>136459</text:p>
          </table:table-cell>
          <table:table-cell office:value-type="float" office:value="129292">
            <text:p>129292</text:p>
          </table:table-cell>
          <table:table-cell office:value-type="float" office:value="135797">
            <text:p>135797</text:p>
          </table:table-cell>
          <table:table-cell office:value-type="float" office:value="131850">
            <text:p>131850</text:p>
          </table:table-cell>
          <table:table-cell office:value-type="float" office:value="135879">
            <text:p>135879</text:p>
          </table:table-cell>
          <table:table-cell office:value-type="float" office:value="140564">
            <text:p>140564</text:p>
          </table:table-cell>
          <table:table-cell office:value-type="float" office:value="132472">
            <text:p>132472</text:p>
          </table:table-cell>
          <table:table-cell office:value-type="float" office:value="132671">
            <text:p>132671</text:p>
          </table:table-cell>
          <table:table-cell office:value-type="float" office:value="127134">
            <text:p>127134</text:p>
          </table:table-cell>
          <table:table-cell office:value-type="float" office:value="134545">
            <text:p>134545</text:p>
          </table:table-cell>
          <table:table-cell office:value-type="float" office:value="133666.3">
            <text:p>133666.3</text:p>
          </table:table-cell>
          <table:table-cell office:value-type="float" office:value="42588">
            <text:p>42588</text:p>
          </table:table-cell>
          <table:table-cell office:value-type="float" office:value="45389">
            <text:p>45389</text:p>
          </table:table-cell>
          <table:table-cell office:value-type="float" office:value="47751">
            <text:p>47751</text:p>
          </table:table-cell>
          <table:table-cell office:value-type="float" office:value="42926">
            <text:p>42926</text:p>
          </table:table-cell>
          <table:table-cell office:value-type="float" office:value="51419">
            <text:p>51419</text:p>
          </table:table-cell>
          <table:table-cell office:value-type="float" office:value="47046">
            <text:p>47046</text:p>
          </table:table-cell>
          <table:table-cell office:value-type="float" office:value="49925">
            <text:p>49925</text:p>
          </table:table-cell>
          <table:table-cell office:value-type="float" office:value="48247">
            <text:p>48247</text:p>
          </table:table-cell>
          <table:table-cell office:value-type="float" office:value="53634">
            <text:p>53634</text:p>
          </table:table-cell>
          <table:table-cell office:value-type="float" office:value="42051">
            <text:p>42051</text:p>
          </table:table-cell>
          <table:table-cell office:value-type="float" office:value="47097.6">
            <text:p>47097.6</text:p>
          </table:table-cell>
        </table:table-row>
        <table:table-row table:style-name="ro1">
          <table:table-cell office:value-type="float" office:value="64100">
            <text:p>64100</text:p>
          </table:table-cell>
          <table:table-cell office:value-type="float" office:value="49584">
            <text:p>49584</text:p>
          </table:table-cell>
          <table:table-cell office:value-type="float" office:value="44374">
            <text:p>44374</text:p>
          </table:table-cell>
          <table:table-cell office:value-type="float" office:value="45493">
            <text:p>45493</text:p>
          </table:table-cell>
          <table:table-cell office:value-type="float" office:value="48878">
            <text:p>48878</text:p>
          </table:table-cell>
          <table:table-cell office:value-type="float" office:value="44125">
            <text:p>44125</text:p>
          </table:table-cell>
          <table:table-cell office:value-type="float" office:value="53105">
            <text:p>53105</text:p>
          </table:table-cell>
          <table:table-cell office:value-type="float" office:value="52322">
            <text:p>52322</text:p>
          </table:table-cell>
          <table:table-cell office:value-type="float" office:value="58635">
            <text:p>58635</text:p>
          </table:table-cell>
          <table:table-cell office:value-type="float" office:value="53437">
            <text:p>53437</text:p>
          </table:table-cell>
          <table:table-cell office:value-type="float" office:value="48778">
            <text:p>48778</text:p>
          </table:table-cell>
          <table:table-cell office:value-type="float" office:value="49873.1">
            <text:p>49873.1</text:p>
          </table:table-cell>
          <table:table-cell office:value-type="float" office:value="135880">
            <text:p>135880</text:p>
          </table:table-cell>
          <table:table-cell office:value-type="float" office:value="136289">
            <text:p>136289</text:p>
          </table:table-cell>
          <table:table-cell office:value-type="float" office:value="141173">
            <text:p>141173</text:p>
          </table:table-cell>
          <table:table-cell office:value-type="float" office:value="136319">
            <text:p>136319</text:p>
          </table:table-cell>
          <table:table-cell office:value-type="float" office:value="137816">
            <text:p>137816</text:p>
          </table:table-cell>
          <table:table-cell office:value-type="float" office:value="139453">
            <text:p>139453</text:p>
          </table:table-cell>
          <table:table-cell office:value-type="float" office:value="136151">
            <text:p>136151</text:p>
          </table:table-cell>
          <table:table-cell office:value-type="float" office:value="132158">
            <text:p>132158</text:p>
          </table:table-cell>
          <table:table-cell office:value-type="float" office:value="131241">
            <text:p>131241</text:p>
          </table:table-cell>
          <table:table-cell office:value-type="float" office:value="138959">
            <text:p>138959</text:p>
          </table:table-cell>
          <table:table-cell office:value-type="float" office:value="136543.9">
            <text:p>136543.9</text:p>
          </table:table-cell>
          <table:table-cell office:value-type="float" office:value="45981">
            <text:p>45981</text:p>
          </table:table-cell>
          <table:table-cell office:value-type="float" office:value="44856">
            <text:p>44856</text:p>
          </table:table-cell>
          <table:table-cell office:value-type="float" office:value="44613">
            <text:p>44613</text:p>
          </table:table-cell>
          <table:table-cell office:value-type="float" office:value="45783">
            <text:p>45783</text:p>
          </table:table-cell>
          <table:table-cell office:value-type="float" office:value="44597">
            <text:p>44597</text:p>
          </table:table-cell>
          <table:table-cell office:value-type="float" office:value="49012">
            <text:p>49012</text:p>
          </table:table-cell>
          <table:table-cell office:value-type="float" office:value="46403">
            <text:p>46403</text:p>
          </table:table-cell>
          <table:table-cell office:value-type="float" office:value="56227">
            <text:p>56227</text:p>
          </table:table-cell>
          <table:table-cell office:value-type="float" office:value="51376">
            <text:p>51376</text:p>
          </table:table-cell>
          <table:table-cell office:value-type="float" office:value="45160">
            <text:p>45160</text:p>
          </table:table-cell>
          <table:table-cell office:value-type="float" office:value="47400.8">
            <text:p>47400.8</text:p>
          </table:table-cell>
        </table:table-row>
        <table:table-row table:style-name="ro1">
          <table:table-cell office:value-type="float" office:value="66100">
            <text:p>66100</text:p>
          </table:table-cell>
          <table:table-cell office:value-type="float" office:value="47785">
            <text:p>47785</text:p>
          </table:table-cell>
          <table:table-cell office:value-type="float" office:value="43114">
            <text:p>43114</text:p>
          </table:table-cell>
          <table:table-cell office:value-type="float" office:value="45765">
            <text:p>45765</text:p>
          </table:table-cell>
          <table:table-cell office:value-type="float" office:value="50781">
            <text:p>50781</text:p>
          </table:table-cell>
          <table:table-cell office:value-type="float" office:value="46707">
            <text:p>46707</text:p>
          </table:table-cell>
          <table:table-cell office:value-type="float" office:value="41232">
            <text:p>41232</text:p>
          </table:table-cell>
          <table:table-cell office:value-type="float" office:value="44188">
            <text:p>44188</text:p>
          </table:table-cell>
          <table:table-cell office:value-type="float" office:value="45793">
            <text:p>45793</text:p>
          </table:table-cell>
          <table:table-cell office:value-type="float" office:value="54282">
            <text:p>54282</text:p>
          </table:table-cell>
          <table:table-cell office:value-type="float" office:value="41704">
            <text:p>41704</text:p>
          </table:table-cell>
          <table:table-cell office:value-type="float" office:value="46135.1">
            <text:p>46135.1</text:p>
          </table:table-cell>
          <table:table-cell office:value-type="float" office:value="136398">
            <text:p>136398</text:p>
          </table:table-cell>
          <table:table-cell office:value-type="float" office:value="139921">
            <text:p>139921</text:p>
          </table:table-cell>
          <table:table-cell office:value-type="float" office:value="137372">
            <text:p>137372</text:p>
          </table:table-cell>
          <table:table-cell office:value-type="float" office:value="145484">
            <text:p>145484</text:p>
          </table:table-cell>
          <table:table-cell office:value-type="float" office:value="139881">
            <text:p>139881</text:p>
          </table:table-cell>
          <table:table-cell office:value-type="float" office:value="140040">
            <text:p>140040</text:p>
          </table:table-cell>
          <table:table-cell office:value-type="float" office:value="134949">
            <text:p>134949</text:p>
          </table:table-cell>
          <table:table-cell office:value-type="float" office:value="139304">
            <text:p>139304</text:p>
          </table:table-cell>
          <table:table-cell office:value-type="float" office:value="139361">
            <text:p>139361</text:p>
          </table:table-cell>
          <table:table-cell office:value-type="float" office:value="141319">
            <text:p>141319</text:p>
          </table:table-cell>
          <table:table-cell office:value-type="float" office:value="139402.9">
            <text:p>139402.9</text:p>
          </table:table-cell>
          <table:table-cell office:value-type="float" office:value="43941">
            <text:p>43941</text:p>
          </table:table-cell>
          <table:table-cell office:value-type="float" office:value="39396">
            <text:p>39396</text:p>
          </table:table-cell>
          <table:table-cell office:value-type="float" office:value="47558">
            <text:p>47558</text:p>
          </table:table-cell>
          <table:table-cell office:value-type="float" office:value="51355">
            <text:p>51355</text:p>
          </table:table-cell>
          <table:table-cell office:value-type="float" office:value="47478">
            <text:p>47478</text:p>
          </table:table-cell>
          <table:table-cell office:value-type="float" office:value="44459">
            <text:p>44459</text:p>
          </table:table-cell>
          <table:table-cell office:value-type="float" office:value="44714">
            <text:p>44714</text:p>
          </table:table-cell>
          <table:table-cell office:value-type="float" office:value="44142">
            <text:p>44142</text:p>
          </table:table-cell>
          <table:table-cell office:value-type="float" office:value="52179">
            <text:p>52179</text:p>
          </table:table-cell>
          <table:table-cell office:value-type="float" office:value="43082">
            <text:p>43082</text:p>
          </table:table-cell>
          <table:table-cell office:value-type="float" office:value="45830.4">
            <text:p>45830.4</text:p>
          </table:table-cell>
        </table:table-row>
        <table:table-row table:style-name="ro1">
          <table:table-cell office:value-type="float" office:value="68100">
            <text:p>68100</text:p>
          </table:table-cell>
          <table:table-cell office:value-type="float" office:value="46931">
            <text:p>46931</text:p>
          </table:table-cell>
          <table:table-cell office:value-type="float" office:value="52338">
            <text:p>52338</text:p>
          </table:table-cell>
          <table:table-cell office:value-type="float" office:value="50838">
            <text:p>50838</text:p>
          </table:table-cell>
          <table:table-cell office:value-type="float" office:value="47582">
            <text:p>47582</text:p>
          </table:table-cell>
          <table:table-cell office:value-type="float" office:value="57105">
            <text:p>57105</text:p>
          </table:table-cell>
          <table:table-cell office:value-type="float" office:value="46431">
            <text:p>46431</text:p>
          </table:table-cell>
          <table:table-cell office:value-type="float" office:value="54466">
            <text:p>54466</text:p>
          </table:table-cell>
          <table:table-cell office:value-type="float" office:value="54559">
            <text:p>54559</text:p>
          </table:table-cell>
          <table:table-cell office:value-type="float" office:value="43536">
            <text:p>43536</text:p>
          </table:table-cell>
          <table:table-cell office:value-type="float" office:value="43138">
            <text:p>43138</text:p>
          </table:table-cell>
          <table:table-cell office:value-type="float" office:value="49692.4">
            <text:p>49692.4</text:p>
          </table:table-cell>
          <table:table-cell office:value-type="float" office:value="143971">
            <text:p>143971</text:p>
          </table:table-cell>
          <table:table-cell office:value-type="float" office:value="146598">
            <text:p>146598</text:p>
          </table:table-cell>
          <table:table-cell office:value-type="float" office:value="144548">
            <text:p>144548</text:p>
          </table:table-cell>
          <table:table-cell office:value-type="float" office:value="152499">
            <text:p>152499</text:p>
          </table:table-cell>
          <table:table-cell office:value-type="float" office:value="141872">
            <text:p>141872</text:p>
          </table:table-cell>
          <table:table-cell office:value-type="float" office:value="148585">
            <text:p>148585</text:p>
          </table:table-cell>
          <table:table-cell office:value-type="float" office:value="146825">
            <text:p>146825</text:p>
          </table:table-cell>
          <table:table-cell office:value-type="float" office:value="138659">
            <text:p>138659</text:p>
          </table:table-cell>
          <table:table-cell office:value-type="float" office:value="138878">
            <text:p>138878</text:p>
          </table:table-cell>
          <table:table-cell office:value-type="float" office:value="137833">
            <text:p>137833</text:p>
          </table:table-cell>
          <table:table-cell office:value-type="float" office:value="144026.8">
            <text:p>144026.8</text:p>
          </table:table-cell>
          <table:table-cell office:value-type="float" office:value="43658">
            <text:p>43658</text:p>
          </table:table-cell>
          <table:table-cell office:value-type="float" office:value="48205">
            <text:p>48205</text:p>
          </table:table-cell>
          <table:table-cell office:value-type="float" office:value="51189">
            <text:p>51189</text:p>
          </table:table-cell>
          <table:table-cell office:value-type="float" office:value="42714">
            <text:p>42714</text:p>
          </table:table-cell>
          <table:table-cell office:value-type="float" office:value="50974">
            <text:p>50974</text:p>
          </table:table-cell>
          <table:table-cell office:value-type="float" office:value="51053">
            <text:p>51053</text:p>
          </table:table-cell>
          <table:table-cell office:value-type="float" office:value="57995">
            <text:p>57995</text:p>
          </table:table-cell>
          <table:table-cell office:value-type="float" office:value="52140">
            <text:p>52140</text:p>
          </table:table-cell>
          <table:table-cell office:value-type="float" office:value="44849">
            <text:p>44849</text:p>
          </table:table-cell>
          <table:table-cell office:value-type="float" office:value="45234">
            <text:p>45234</text:p>
          </table:table-cell>
          <table:table-cell office:value-type="float" office:value="48801.1">
            <text:p>48801.1</text:p>
          </table:table-cell>
        </table:table-row>
        <table:table-row table:style-name="ro1">
          <table:table-cell office:value-type="float" office:value="70100">
            <text:p>70100</text:p>
          </table:table-cell>
          <table:table-cell office:value-type="float" office:value="47078">
            <text:p>47078</text:p>
          </table:table-cell>
          <table:table-cell office:value-type="float" office:value="50642">
            <text:p>50642</text:p>
          </table:table-cell>
          <table:table-cell office:value-type="float" office:value="51815">
            <text:p>51815</text:p>
          </table:table-cell>
          <table:table-cell office:value-type="float" office:value="54284">
            <text:p>54284</text:p>
          </table:table-cell>
          <table:table-cell office:value-type="float" office:value="55353">
            <text:p>55353</text:p>
          </table:table-cell>
          <table:table-cell office:value-type="float" office:value="52668">
            <text:p>52668</text:p>
          </table:table-cell>
          <table:table-cell office:value-type="float" office:value="54402">
            <text:p>54402</text:p>
          </table:table-cell>
          <table:table-cell office:value-type="float" office:value="48968">
            <text:p>48968</text:p>
          </table:table-cell>
          <table:table-cell office:value-type="float" office:value="48765">
            <text:p>48765</text:p>
          </table:table-cell>
          <table:table-cell office:value-type="float" office:value="52290">
            <text:p>52290</text:p>
          </table:table-cell>
          <table:table-cell office:value-type="float" office:value="51626.5">
            <text:p>51626.5</text:p>
          </table:table-cell>
          <table:table-cell office:value-type="float" office:value="147667">
            <text:p>147667</text:p>
          </table:table-cell>
          <table:table-cell office:value-type="float" office:value="151780">
            <text:p>151780</text:p>
          </table:table-cell>
          <table:table-cell office:value-type="float" office:value="148006">
            <text:p>148006</text:p>
          </table:table-cell>
          <table:table-cell office:value-type="float" office:value="143992">
            <text:p>143992</text:p>
          </table:table-cell>
          <table:table-cell office:value-type="float" office:value="151197">
            <text:p>151197</text:p>
          </table:table-cell>
          <table:table-cell office:value-type="float" office:value="146759">
            <text:p>146759</text:p>
          </table:table-cell>
          <table:table-cell office:value-type="float" office:value="156495">
            <text:p>156495</text:p>
          </table:table-cell>
          <table:table-cell office:value-type="float" office:value="146604">
            <text:p>146604</text:p>
          </table:table-cell>
          <table:table-cell office:value-type="float" office:value="161339">
            <text:p>161339</text:p>
          </table:table-cell>
          <table:table-cell office:value-type="float" office:value="151134">
            <text:p>151134</text:p>
          </table:table-cell>
          <table:table-cell office:value-type="float" office:value="150497.3">
            <text:p>150497.3</text:p>
          </table:table-cell>
          <table:table-cell office:value-type="float" office:value="51523">
            <text:p>51523</text:p>
          </table:table-cell>
          <table:table-cell office:value-type="float" office:value="47319">
            <text:p>47319</text:p>
          </table:table-cell>
          <table:table-cell office:value-type="float" office:value="53582">
            <text:p>53582</text:p>
          </table:table-cell>
          <table:table-cell office:value-type="float" office:value="57987">
            <text:p>57987</text:p>
          </table:table-cell>
          <table:table-cell office:value-type="float" office:value="52620">
            <text:p>52620</text:p>
          </table:table-cell>
          <table:table-cell office:value-type="float" office:value="52006">
            <text:p>52006</text:p>
          </table:table-cell>
          <table:table-cell office:value-type="float" office:value="55168">
            <text:p>55168</text:p>
          </table:table-cell>
          <table:table-cell office:value-type="float" office:value="49422">
            <text:p>49422</text:p>
          </table:table-cell>
          <table:table-cell office:value-type="float" office:value="49642">
            <text:p>49642</text:p>
          </table:table-cell>
          <table:table-cell office:value-type="float" office:value="48652">
            <text:p>48652</text:p>
          </table:table-cell>
          <table:table-cell office:value-type="float" office:value="51792.1">
            <text:p>51792.1</text:p>
          </table:table-cell>
        </table:table-row>
        <table:table-row table:style-name="ro1">
          <table:table-cell office:value-type="float" office:value="72100">
            <text:p>72100</text:p>
          </table:table-cell>
          <table:table-cell office:value-type="float" office:value="48454">
            <text:p>48454</text:p>
          </table:table-cell>
          <table:table-cell office:value-type="float" office:value="65896">
            <text:p>65896</text:p>
          </table:table-cell>
          <table:table-cell office:value-type="float" office:value="47070">
            <text:p>47070</text:p>
          </table:table-cell>
          <table:table-cell office:value-type="float" office:value="60344">
            <text:p>60344</text:p>
          </table:table-cell>
          <table:table-cell office:value-type="float" office:value="48755">
            <text:p>48755</text:p>
          </table:table-cell>
          <table:table-cell office:value-type="float" office:value="51283">
            <text:p>51283</text:p>
          </table:table-cell>
          <table:table-cell office:value-type="float" office:value="49736">
            <text:p>49736</text:p>
          </table:table-cell>
          <table:table-cell office:value-type="float" office:value="46165">
            <text:p>46165</text:p>
          </table:table-cell>
          <table:table-cell office:value-type="float" office:value="50909">
            <text:p>50909</text:p>
          </table:table-cell>
          <table:table-cell office:value-type="float" office:value="54750">
            <text:p>54750</text:p>
          </table:table-cell>
          <table:table-cell office:value-type="float" office:value="52336.2">
            <text:p>52336.2</text:p>
          </table:table-cell>
          <table:table-cell office:value-type="float" office:value="157347">
            <text:p>157347</text:p>
          </table:table-cell>
          <table:table-cell office:value-type="float" office:value="158778">
            <text:p>158778</text:p>
          </table:table-cell>
          <table:table-cell office:value-type="float" office:value="151016">
            <text:p>151016</text:p>
          </table:table-cell>
          <table:table-cell office:value-type="float" office:value="156048">
            <text:p>156048</text:p>
          </table:table-cell>
          <table:table-cell office:value-type="float" office:value="153952">
            <text:p>153952</text:p>
          </table:table-cell>
          <table:table-cell office:value-type="float" office:value="150714">
            <text:p>150714</text:p>
          </table:table-cell>
          <table:table-cell office:value-type="float" office:value="156283">
            <text:p>156283</text:p>
          </table:table-cell>
          <table:table-cell office:value-type="float" office:value="156300">
            <text:p>156300</text:p>
          </table:table-cell>
          <table:table-cell office:value-type="float" office:value="161205">
            <text:p>161205</text:p>
          </table:table-cell>
          <table:table-cell office:value-type="float" office:value="159716">
            <text:p>159716</text:p>
          </table:table-cell>
          <table:table-cell office:value-type="float" office:value="156135.9">
            <text:p>156135.9</text:p>
          </table:table-cell>
          <table:table-cell office:value-type="float" office:value="47837">
            <text:p>47837</text:p>
          </table:table-cell>
          <table:table-cell office:value-type="float" office:value="58610">
            <text:p>58610</text:p>
          </table:table-cell>
          <table:table-cell office:value-type="float" office:value="44708">
            <text:p>44708</text:p>
          </table:table-cell>
          <table:table-cell office:value-type="float" office:value="56186">
            <text:p>56186</text:p>
          </table:table-cell>
          <table:table-cell office:value-type="float" office:value="50937">
            <text:p>50937</text:p>
          </table:table-cell>
          <table:table-cell office:value-type="float" office:value="55713">
            <text:p>55713</text:p>
          </table:table-cell>
          <table:table-cell office:value-type="float" office:value="53447">
            <text:p>53447</text:p>
          </table:table-cell>
          <table:table-cell office:value-type="float" office:value="49876">
            <text:p>49876</text:p>
          </table:table-cell>
          <table:table-cell office:value-type="float" office:value="50433">
            <text:p>50433</text:p>
          </table:table-cell>
          <table:table-cell office:value-type="float" office:value="53331">
            <text:p>53331</text:p>
          </table:table-cell>
          <table:table-cell office:value-type="float" office:value="52107.8">
            <text:p>52107.8</text:p>
          </table:table-cell>
        </table:table-row>
        <table:table-row table:style-name="ro1">
          <table:table-cell office:value-type="float" office:value="74100">
            <text:p>74100</text:p>
          </table:table-cell>
          <table:table-cell office:value-type="float" office:value="58034">
            <text:p>58034</text:p>
          </table:table-cell>
          <table:table-cell office:value-type="float" office:value="52423">
            <text:p>52423</text:p>
          </table:table-cell>
          <table:table-cell office:value-type="float" office:value="53760">
            <text:p>53760</text:p>
          </table:table-cell>
          <table:table-cell office:value-type="float" office:value="43928">
            <text:p>43928</text:p>
          </table:table-cell>
          <table:table-cell office:value-type="float" office:value="48483">
            <text:p>48483</text:p>
          </table:table-cell>
          <table:table-cell office:value-type="float" office:value="56562">
            <text:p>56562</text:p>
          </table:table-cell>
          <table:table-cell office:value-type="float" office:value="55959">
            <text:p>55959</text:p>
          </table:table-cell>
          <table:table-cell office:value-type="float" office:value="57156">
            <text:p>57156</text:p>
          </table:table-cell>
          <table:table-cell office:value-type="float" office:value="48421">
            <text:p>48421</text:p>
          </table:table-cell>
          <table:table-cell office:value-type="float" office:value="55901">
            <text:p>55901</text:p>
          </table:table-cell>
          <table:table-cell office:value-type="float" office:value="53062.7">
            <text:p>53062.7</text:p>
          </table:table-cell>
          <table:table-cell office:value-type="float" office:value="164408">
            <text:p>164408</text:p>
          </table:table-cell>
          <table:table-cell office:value-type="float" office:value="161147">
            <text:p>161147</text:p>
          </table:table-cell>
          <table:table-cell office:value-type="float" office:value="153184">
            <text:p>153184</text:p>
          </table:table-cell>
          <table:table-cell office:value-type="float" office:value="159013">
            <text:p>159013</text:p>
          </table:table-cell>
          <table:table-cell office:value-type="float" office:value="150165">
            <text:p>150165</text:p>
          </table:table-cell>
          <table:table-cell office:value-type="float" office:value="166735">
            <text:p>166735</text:p>
          </table:table-cell>
          <table:table-cell office:value-type="float" office:value="157113">
            <text:p>157113</text:p>
          </table:table-cell>
          <table:table-cell office:value-type="float" office:value="165349">
            <text:p>165349</text:p>
          </table:table-cell>
          <table:table-cell office:value-type="float" office:value="159595">
            <text:p>159595</text:p>
          </table:table-cell>
          <table:table-cell office:value-type="float" office:value="154405">
            <text:p>154405</text:p>
          </table:table-cell>
          <table:table-cell office:value-type="float" office:value="159111.4">
            <text:p>159111.4</text:p>
          </table:table-cell>
          <table:table-cell office:value-type="float" office:value="56311">
            <text:p>56311</text:p>
          </table:table-cell>
          <table:table-cell office:value-type="float" office:value="54102">
            <text:p>54102</text:p>
          </table:table-cell>
          <table:table-cell office:value-type="float" office:value="53976">
            <text:p>53976</text:p>
          </table:table-cell>
          <table:table-cell office:value-type="float" office:value="45679">
            <text:p>45679</text:p>
          </table:table-cell>
          <table:table-cell office:value-type="float" office:value="47267">
            <text:p>47267</text:p>
          </table:table-cell>
          <table:table-cell office:value-type="float" office:value="52967">
            <text:p>52967</text:p>
          </table:table-cell>
          <table:table-cell office:value-type="float" office:value="59561">
            <text:p>59561</text:p>
          </table:table-cell>
          <table:table-cell office:value-type="float" office:value="53031">
            <text:p>53031</text:p>
          </table:table-cell>
          <table:table-cell office:value-type="float" office:value="49131">
            <text:p>49131</text:p>
          </table:table-cell>
          <table:table-cell office:value-type="float" office:value="56571">
            <text:p>56571</text:p>
          </table:table-cell>
          <table:table-cell office:value-type="float" office:value="52859.6">
            <text:p>52859.6</text:p>
          </table:table-cell>
        </table:table-row>
        <table:table-row table:style-name="ro1">
          <table:table-cell office:value-type="float" office:value="76100">
            <text:p>76100</text:p>
          </table:table-cell>
          <table:table-cell office:value-type="float" office:value="52466">
            <text:p>52466</text:p>
          </table:table-cell>
          <table:table-cell office:value-type="float" office:value="51008">
            <text:p>51008</text:p>
          </table:table-cell>
          <table:table-cell office:value-type="float" office:value="53071">
            <text:p>53071</text:p>
          </table:table-cell>
          <table:table-cell office:value-type="float" office:value="51165">
            <text:p>51165</text:p>
          </table:table-cell>
          <table:table-cell office:value-type="float" office:value="52416">
            <text:p>52416</text:p>
          </table:table-cell>
          <table:table-cell office:value-type="float" office:value="52807">
            <text:p>52807</text:p>
          </table:table-cell>
          <table:table-cell office:value-type="float" office:value="55894">
            <text:p>55894</text:p>
          </table:table-cell>
          <table:table-cell office:value-type="float" office:value="58124">
            <text:p>58124</text:p>
          </table:table-cell>
          <table:table-cell office:value-type="float" office:value="47559">
            <text:p>47559</text:p>
          </table:table-cell>
          <table:table-cell office:value-type="float" office:value="50161">
            <text:p>50161</text:p>
          </table:table-cell>
          <table:table-cell office:value-type="float" office:value="52467.1">
            <text:p>52467.1</text:p>
          </table:table-cell>
          <table:table-cell office:value-type="float" office:value="162723">
            <text:p>162723</text:p>
          </table:table-cell>
          <table:table-cell office:value-type="float" office:value="160864">
            <text:p>160864</text:p>
          </table:table-cell>
          <table:table-cell office:value-type="float" office:value="160143">
            <text:p>160143</text:p>
          </table:table-cell>
          <table:table-cell office:value-type="float" office:value="163275">
            <text:p>163275</text:p>
          </table:table-cell>
          <table:table-cell office:value-type="float" office:value="164435">
            <text:p>164435</text:p>
          </table:table-cell>
          <table:table-cell office:value-type="float" office:value="160822">
            <text:p>160822</text:p>
          </table:table-cell>
          <table:table-cell office:value-type="float" office:value="173721">
            <text:p>173721</text:p>
          </table:table-cell>
          <table:table-cell office:value-type="float" office:value="169661">
            <text:p>169661</text:p>
          </table:table-cell>
          <table:table-cell office:value-type="float" office:value="177669">
            <text:p>177669</text:p>
          </table:table-cell>
          <table:table-cell office:value-type="float" office:value="170539">
            <text:p>170539</text:p>
          </table:table-cell>
          <table:table-cell office:value-type="float" office:value="166385.2">
            <text:p>166385.2</text:p>
          </table:table-cell>
          <table:table-cell office:value-type="float" office:value="49002">
            <text:p>49002</text:p>
          </table:table-cell>
          <table:table-cell office:value-type="float" office:value="51157">
            <text:p>51157</text:p>
          </table:table-cell>
          <table:table-cell office:value-type="float" office:value="49264">
            <text:p>49264</text:p>
          </table:table-cell>
          <table:table-cell office:value-type="float" office:value="52413">
            <text:p>52413</text:p>
          </table:table-cell>
          <table:table-cell office:value-type="float" office:value="53434">
            <text:p>53434</text:p>
          </table:table-cell>
          <table:table-cell office:value-type="float" office:value="52335">
            <text:p>52335</text:p>
          </table:table-cell>
          <table:table-cell office:value-type="float" office:value="53941">
            <text:p>53941</text:p>
          </table:table-cell>
          <table:table-cell office:value-type="float" office:value="63301">
            <text:p>63301</text:p>
          </table:table-cell>
          <table:table-cell office:value-type="float" office:value="48312">
            <text:p>48312</text:p>
          </table:table-cell>
          <table:table-cell office:value-type="float" office:value="50685">
            <text:p>50685</text:p>
          </table:table-cell>
          <table:table-cell office:value-type="float" office:value="52384.4">
            <text:p>52384.4</text:p>
          </table:table-cell>
        </table:table-row>
        <table:table-row table:style-name="ro1">
          <table:table-cell office:value-type="float" office:value="78100">
            <text:p>78100</text:p>
          </table:table-cell>
          <table:table-cell office:value-type="float" office:value="54564">
            <text:p>54564</text:p>
          </table:table-cell>
          <table:table-cell office:value-type="float" office:value="58193">
            <text:p>58193</text:p>
          </table:table-cell>
          <table:table-cell office:value-type="float" office:value="56658">
            <text:p>56658</text:p>
          </table:table-cell>
          <table:table-cell office:value-type="float" office:value="53627">
            <text:p>53627</text:p>
          </table:table-cell>
          <table:table-cell office:value-type="float" office:value="56507">
            <text:p>56507</text:p>
          </table:table-cell>
          <table:table-cell office:value-type="float" office:value="59420">
            <text:p>59420</text:p>
          </table:table-cell>
          <table:table-cell office:value-type="float" office:value="48181">
            <text:p>48181</text:p>
          </table:table-cell>
          <table:table-cell office:value-type="float" office:value="50343">
            <text:p>50343</text:p>
          </table:table-cell>
          <table:table-cell office:value-type="float" office:value="46646">
            <text:p>46646</text:p>
          </table:table-cell>
          <table:table-cell office:value-type="float" office:value="57504">
            <text:p>57504</text:p>
          </table:table-cell>
          <table:table-cell office:value-type="float" office:value="54164.3">
            <text:p>54164.3</text:p>
          </table:table-cell>
          <table:table-cell office:value-type="float" office:value="171124">
            <text:p>171124</text:p>
          </table:table-cell>
          <table:table-cell office:value-type="float" office:value="171047">
            <text:p>171047</text:p>
          </table:table-cell>
          <table:table-cell office:value-type="float" office:value="171043">
            <text:p>171043</text:p>
          </table:table-cell>
          <table:table-cell office:value-type="float" office:value="178365">
            <text:p>178365</text:p>
          </table:table-cell>
          <table:table-cell office:value-type="float" office:value="172396">
            <text:p>172396</text:p>
          </table:table-cell>
          <table:table-cell office:value-type="float" office:value="172585">
            <text:p>172585</text:p>
          </table:table-cell>
          <table:table-cell office:value-type="float" office:value="167451">
            <text:p>167451</text:p>
          </table:table-cell>
          <table:table-cell office:value-type="float" office:value="173749">
            <text:p>173749</text:p>
          </table:table-cell>
          <table:table-cell office:value-type="float" office:value="173010">
            <text:p>173010</text:p>
          </table:table-cell>
          <table:table-cell office:value-type="float" office:value="171410">
            <text:p>171410</text:p>
          </table:table-cell>
          <table:table-cell office:value-type="float" office:value="172218">
            <text:p>172218</text:p>
          </table:table-cell>
          <table:table-cell office:value-type="float" office:value="52511">
            <text:p>52511</text:p>
          </table:table-cell>
          <table:table-cell office:value-type="float" office:value="58017">
            <text:p>58017</text:p>
          </table:table-cell>
          <table:table-cell office:value-type="float" office:value="58155">
            <text:p>58155</text:p>
          </table:table-cell>
          <table:table-cell office:value-type="float" office:value="53167">
            <text:p>53167</text:p>
          </table:table-cell>
          <table:table-cell office:value-type="float" office:value="56587">
            <text:p>56587</text:p>
          </table:table-cell>
          <table:table-cell office:value-type="float" office:value="52493">
            <text:p>52493</text:p>
          </table:table-cell>
          <table:table-cell office:value-type="float" office:value="50788">
            <text:p>50788</text:p>
          </table:table-cell>
          <table:table-cell office:value-type="float" office:value="51268">
            <text:p>51268</text:p>
          </table:table-cell>
          <table:table-cell office:value-type="float" office:value="46034">
            <text:p>46034</text:p>
          </table:table-cell>
          <table:table-cell office:value-type="float" office:value="55920">
            <text:p>55920</text:p>
          </table:table-cell>
          <table:table-cell office:value-type="float" office:value="53494">
            <text:p>53494</text:p>
          </table:table-cell>
        </table:table-row>
        <table:table-row table:style-name="ro1">
          <table:table-cell office:value-type="float" office:value="80100">
            <text:p>80100</text:p>
          </table:table-cell>
          <table:table-cell office:value-type="float" office:value="63996">
            <text:p>63996</text:p>
          </table:table-cell>
          <table:table-cell office:value-type="float" office:value="60872">
            <text:p>60872</text:p>
          </table:table-cell>
          <table:table-cell office:value-type="float" office:value="51930">
            <text:p>51930</text:p>
          </table:table-cell>
          <table:table-cell office:value-type="float" office:value="57921">
            <text:p>57921</text:p>
          </table:table-cell>
          <table:table-cell office:value-type="float" office:value="55534">
            <text:p>55534</text:p>
          </table:table-cell>
          <table:table-cell office:value-type="float" office:value="53954">
            <text:p>53954</text:p>
          </table:table-cell>
          <table:table-cell office:value-type="float" office:value="54862">
            <text:p>54862</text:p>
          </table:table-cell>
          <table:table-cell office:value-type="float" office:value="61889">
            <text:p>61889</text:p>
          </table:table-cell>
          <table:table-cell office:value-type="float" office:value="56455">
            <text:p>56455</text:p>
          </table:table-cell>
          <table:table-cell office:value-type="float" office:value="52221">
            <text:p>52221</text:p>
          </table:table-cell>
          <table:table-cell office:value-type="float" office:value="56963.4">
            <text:p>56963.4</text:p>
          </table:table-cell>
          <table:table-cell office:value-type="float" office:value="173232">
            <text:p>173232</text:p>
          </table:table-cell>
          <table:table-cell office:value-type="float" office:value="173746">
            <text:p>173746</text:p>
          </table:table-cell>
          <table:table-cell office:value-type="float" office:value="181068">
            <text:p>181068</text:p>
          </table:table-cell>
          <table:table-cell office:value-type="float" office:value="179853">
            <text:p>179853</text:p>
          </table:table-cell>
          <table:table-cell office:value-type="float" office:value="176422">
            <text:p>176422</text:p>
          </table:table-cell>
          <table:table-cell office:value-type="float" office:value="173355">
            <text:p>173355</text:p>
          </table:table-cell>
          <table:table-cell office:value-type="float" office:value="182510">
            <text:p>182510</text:p>
          </table:table-cell>
          <table:table-cell office:value-type="float" office:value="172181">
            <text:p>172181</text:p>
          </table:table-cell>
          <table:table-cell office:value-type="float" office:value="172222">
            <text:p>172222</text:p>
          </table:table-cell>
          <table:table-cell office:value-type="float" office:value="183583">
            <text:p>183583</text:p>
          </table:table-cell>
          <table:table-cell office:value-type="float" office:value="176817.2">
            <text:p>176817.2</text:p>
          </table:table-cell>
          <table:table-cell office:value-type="float" office:value="56473">
            <text:p>56473</text:p>
          </table:table-cell>
          <table:table-cell office:value-type="float" office:value="63930">
            <text:p>63930</text:p>
          </table:table-cell>
          <table:table-cell office:value-type="float" office:value="54516">
            <text:p>54516</text:p>
          </table:table-cell>
          <table:table-cell office:value-type="float" office:value="55454">
            <text:p>55454</text:p>
          </table:table-cell>
          <table:table-cell office:value-type="float" office:value="49766">
            <text:p>49766</text:p>
          </table:table-cell>
          <table:table-cell office:value-type="float" office:value="57087">
            <text:p>57087</text:p>
          </table:table-cell>
          <table:table-cell office:value-type="float" office:value="55334">
            <text:p>55334</text:p>
          </table:table-cell>
          <table:table-cell office:value-type="float" office:value="64709">
            <text:p>64709</text:p>
          </table:table-cell>
          <table:table-cell office:value-type="float" office:value="60127">
            <text:p>60127</text:p>
          </table:table-cell>
          <table:table-cell office:value-type="float" office:value="52793">
            <text:p>52793</text:p>
          </table:table-cell>
          <table:table-cell office:value-type="float" office:value="57018.9">
            <text:p>57018.9</text:p>
          </table:table-cell>
        </table:table-row>
        <table:table-row table:style-name="ro1">
          <table:table-cell office:value-type="float" office:value="82100">
            <text:p>82100</text:p>
          </table:table-cell>
          <table:table-cell office:value-type="float" office:value="62154">
            <text:p>62154</text:p>
          </table:table-cell>
          <table:table-cell office:value-type="float" office:value="70329">
            <text:p>70329</text:p>
          </table:table-cell>
          <table:table-cell office:value-type="float" office:value="60683">
            <text:p>60683</text:p>
          </table:table-cell>
          <table:table-cell office:value-type="float" office:value="62648">
            <text:p>62648</text:p>
          </table:table-cell>
          <table:table-cell office:value-type="float" office:value="56689">
            <text:p>56689</text:p>
          </table:table-cell>
          <table:table-cell office:value-type="float" office:value="58178">
            <text:p>58178</text:p>
          </table:table-cell>
          <table:table-cell office:value-type="float" office:value="58031">
            <text:p>58031</text:p>
          </table:table-cell>
          <table:table-cell office:value-type="float" office:value="58227">
            <text:p>58227</text:p>
          </table:table-cell>
          <table:table-cell office:value-type="float" office:value="54591">
            <text:p>54591</text:p>
          </table:table-cell>
          <table:table-cell office:value-type="float" office:value="58760">
            <text:p>58760</text:p>
          </table:table-cell>
          <table:table-cell office:value-type="float" office:value="60029">
            <text:p>60029</text:p>
          </table:table-cell>
          <table:table-cell office:value-type="float" office:value="174254">
            <text:p>174254</text:p>
          </table:table-cell>
          <table:table-cell office:value-type="float" office:value="169145">
            <text:p>169145</text:p>
          </table:table-cell>
          <table:table-cell office:value-type="float" office:value="173530">
            <text:p>173530</text:p>
          </table:table-cell>
          <table:table-cell office:value-type="float" office:value="173604">
            <text:p>173604</text:p>
          </table:table-cell>
          <table:table-cell office:value-type="float" office:value="177521">
            <text:p>177521</text:p>
          </table:table-cell>
          <table:table-cell office:value-type="float" office:value="173195">
            <text:p>173195</text:p>
          </table:table-cell>
          <table:table-cell office:value-type="float" office:value="180958">
            <text:p>180958</text:p>
          </table:table-cell>
          <table:table-cell office:value-type="float" office:value="174259">
            <text:p>174259</text:p>
          </table:table-cell>
          <table:table-cell office:value-type="float" office:value="180698">
            <text:p>180698</text:p>
          </table:table-cell>
          <table:table-cell office:value-type="float" office:value="183925">
            <text:p>183925</text:p>
          </table:table-cell>
          <table:table-cell office:value-type="float" office:value="176108.9">
            <text:p>176108.9</text:p>
          </table:table-cell>
          <table:table-cell office:value-type="float" office:value="63924">
            <text:p>63924</text:p>
          </table:table-cell>
          <table:table-cell office:value-type="float" office:value="63179">
            <text:p>63179</text:p>
          </table:table-cell>
          <table:table-cell office:value-type="float" office:value="62730">
            <text:p>62730</text:p>
          </table:table-cell>
          <table:table-cell office:value-type="float" office:value="60623">
            <text:p>60623</text:p>
          </table:table-cell>
          <table:table-cell office:value-type="float" office:value="58182">
            <text:p>58182</text:p>
          </table:table-cell>
          <table:table-cell office:value-type="float" office:value="54057">
            <text:p>54057</text:p>
          </table:table-cell>
          <table:table-cell office:value-type="float" office:value="63061">
            <text:p>63061</text:p>
          </table:table-cell>
          <table:table-cell office:value-type="float" office:value="56643">
            <text:p>56643</text:p>
          </table:table-cell>
          <table:table-cell office:value-type="float" office:value="52314">
            <text:p>52314</text:p>
          </table:table-cell>
          <table:table-cell office:value-type="float" office:value="59760">
            <text:p>59760</text:p>
          </table:table-cell>
          <table:table-cell office:value-type="float" office:value="59447.3">
            <text:p>59447.3</text:p>
          </table:table-cell>
        </table:table-row>
        <table:table-row table:style-name="ro1">
          <table:table-cell office:value-type="float" office:value="84100">
            <text:p>84100</text:p>
          </table:table-cell>
          <table:table-cell office:value-type="float" office:value="60332">
            <text:p>60332</text:p>
          </table:table-cell>
          <table:table-cell office:value-type="float" office:value="60291">
            <text:p>60291</text:p>
          </table:table-cell>
          <table:table-cell office:value-type="float" office:value="52096">
            <text:p>52096</text:p>
          </table:table-cell>
          <table:table-cell office:value-type="float" office:value="59172">
            <text:p>59172</text:p>
          </table:table-cell>
          <table:table-cell office:value-type="float" office:value="58234">
            <text:p>58234</text:p>
          </table:table-cell>
          <table:table-cell office:value-type="float" office:value="74573">
            <text:p>74573</text:p>
          </table:table-cell>
          <table:table-cell office:value-type="float" office:value="66986">
            <text:p>66986</text:p>
          </table:table-cell>
          <table:table-cell office:value-type="float" office:value="68250">
            <text:p>68250</text:p>
          </table:table-cell>
          <table:table-cell office:value-type="float" office:value="59789">
            <text:p>59789</text:p>
          </table:table-cell>
          <table:table-cell office:value-type="float" office:value="85757">
            <text:p>85757</text:p>
          </table:table-cell>
          <table:table-cell office:value-type="float" office:value="64548">
            <text:p>64548</text:p>
          </table:table-cell>
          <table:table-cell office:value-type="float" office:value="175752">
            <text:p>175752</text:p>
          </table:table-cell>
          <table:table-cell office:value-type="float" office:value="186576">
            <text:p>186576</text:p>
          </table:table-cell>
          <table:table-cell office:value-type="float" office:value="189742">
            <text:p>189742</text:p>
          </table:table-cell>
          <table:table-cell office:value-type="float" office:value="180994">
            <text:p>180994</text:p>
          </table:table-cell>
          <table:table-cell office:value-type="float" office:value="182878">
            <text:p>182878</text:p>
          </table:table-cell>
          <table:table-cell office:value-type="float" office:value="180238">
            <text:p>180238</text:p>
          </table:table-cell>
          <table:table-cell office:value-type="float" office:value="181067">
            <text:p>181067</text:p>
          </table:table-cell>
          <table:table-cell office:value-type="float" office:value="180347">
            <text:p>180347</text:p>
          </table:table-cell>
          <table:table-cell office:value-type="float" office:value="187300">
            <text:p>187300</text:p>
          </table:table-cell>
          <table:table-cell office:value-type="float" office:value="175755">
            <text:p>175755</text:p>
          </table:table-cell>
          <table:table-cell office:value-type="float" office:value="182064.9">
            <text:p>182064.9</text:p>
          </table:table-cell>
          <table:table-cell office:value-type="float" office:value="59908">
            <text:p>59908</text:p>
          </table:table-cell>
          <table:table-cell office:value-type="float" office:value="63783">
            <text:p>63783</text:p>
          </table:table-cell>
          <table:table-cell office:value-type="float" office:value="58148">
            <text:p>58148</text:p>
          </table:table-cell>
          <table:table-cell office:value-type="float" office:value="58345">
            <text:p>58345</text:p>
          </table:table-cell>
          <table:table-cell office:value-type="float" office:value="63852">
            <text:p>63852</text:p>
          </table:table-cell>
          <table:table-cell office:value-type="float" office:value="79402">
            <text:p>79402</text:p>
          </table:table-cell>
          <table:table-cell office:value-type="float" office:value="64538">
            <text:p>64538</text:p>
          </table:table-cell>
          <table:table-cell office:value-type="float" office:value="65966">
            <text:p>65966</text:p>
          </table:table-cell>
          <table:table-cell office:value-type="float" office:value="56563">
            <text:p>56563</text:p>
          </table:table-cell>
          <table:table-cell office:value-type="float" office:value="84088">
            <text:p>84088</text:p>
          </table:table-cell>
          <table:table-cell office:value-type="float" office:value="65459.3">
            <text:p>65459.3</text:p>
          </table:table-cell>
        </table:table-row>
        <table:table-row table:style-name="ro1">
          <table:table-cell office:value-type="float" office:value="86100">
            <text:p>86100</text:p>
          </table:table-cell>
          <table:table-cell office:value-type="float" office:value="57611">
            <text:p>57611</text:p>
          </table:table-cell>
          <table:table-cell office:value-type="float" office:value="64667">
            <text:p>64667</text:p>
          </table:table-cell>
          <table:table-cell office:value-type="float" office:value="71221">
            <text:p>71221</text:p>
          </table:table-cell>
          <table:table-cell office:value-type="float" office:value="57933">
            <text:p>57933</text:p>
          </table:table-cell>
          <table:table-cell office:value-type="float" office:value="68924">
            <text:p>68924</text:p>
          </table:table-cell>
          <table:table-cell office:value-type="float" office:value="58415">
            <text:p>58415</text:p>
          </table:table-cell>
          <table:table-cell office:value-type="float" office:value="57899">
            <text:p>57899</text:p>
          </table:table-cell>
          <table:table-cell office:value-type="float" office:value="60693">
            <text:p>60693</text:p>
          </table:table-cell>
          <table:table-cell office:value-type="float" office:value="55906">
            <text:p>55906</text:p>
          </table:table-cell>
          <table:table-cell office:value-type="float" office:value="57730">
            <text:p>57730</text:p>
          </table:table-cell>
          <table:table-cell office:value-type="float" office:value="61099.9">
            <text:p>61099.9</text:p>
          </table:table-cell>
          <table:table-cell office:value-type="float" office:value="192785">
            <text:p>192785</text:p>
          </table:table-cell>
          <table:table-cell office:value-type="float" office:value="190730">
            <text:p>190730</text:p>
          </table:table-cell>
          <table:table-cell office:value-type="float" office:value="190547">
            <text:p>190547</text:p>
          </table:table-cell>
          <table:table-cell office:value-type="float" office:value="192020">
            <text:p>192020</text:p>
          </table:table-cell>
          <table:table-cell office:value-type="float" office:value="186636">
            <text:p>186636</text:p>
          </table:table-cell>
          <table:table-cell office:value-type="float" office:value="190331">
            <text:p>190331</text:p>
          </table:table-cell>
          <table:table-cell office:value-type="float" office:value="186230">
            <text:p>186230</text:p>
          </table:table-cell>
          <table:table-cell office:value-type="float" office:value="188410">
            <text:p>188410</text:p>
          </table:table-cell>
          <table:table-cell office:value-type="float" office:value="196136">
            <text:p>196136</text:p>
          </table:table-cell>
          <table:table-cell office:value-type="float" office:value="186790">
            <text:p>186790</text:p>
          </table:table-cell>
          <table:table-cell office:value-type="float" office:value="190061.5">
            <text:p>190061.5</text:p>
          </table:table-cell>
          <table:table-cell office:value-type="float" office:value="53709">
            <text:p>53709</text:p>
          </table:table-cell>
          <table:table-cell office:value-type="float" office:value="61917">
            <text:p>61917</text:p>
          </table:table-cell>
          <table:table-cell office:value-type="float" office:value="66271">
            <text:p>66271</text:p>
          </table:table-cell>
          <table:table-cell office:value-type="float" office:value="57122">
            <text:p>57122</text:p>
          </table:table-cell>
          <table:table-cell office:value-type="float" office:value="68992">
            <text:p>68992</text:p>
          </table:table-cell>
          <table:table-cell office:value-type="float" office:value="58140">
            <text:p>58140</text:p>
          </table:table-cell>
          <table:table-cell office:value-type="float" office:value="63068">
            <text:p>63068</text:p>
          </table:table-cell>
          <table:table-cell office:value-type="float" office:value="56692">
            <text:p>56692</text:p>
          </table:table-cell>
          <table:table-cell office:value-type="float" office:value="53332">
            <text:p>53332</text:p>
          </table:table-cell>
          <table:table-cell office:value-type="float" office:value="59995">
            <text:p>59995</text:p>
          </table:table-cell>
          <table:table-cell office:value-type="float" office:value="59923.8">
            <text:p>59923.8</text:p>
          </table:table-cell>
        </table:table-row>
        <table:table-row table:style-name="ro1">
          <table:table-cell office:value-type="float" office:value="88100">
            <text:p>88100</text:p>
          </table:table-cell>
          <table:table-cell office:value-type="float" office:value="62865">
            <text:p>62865</text:p>
          </table:table-cell>
          <table:table-cell office:value-type="float" office:value="57021">
            <text:p>57021</text:p>
          </table:table-cell>
          <table:table-cell office:value-type="float" office:value="64179">
            <text:p>64179</text:p>
          </table:table-cell>
          <table:table-cell office:value-type="float" office:value="61671">
            <text:p>61671</text:p>
          </table:table-cell>
          <table:table-cell office:value-type="float" office:value="64402">
            <text:p>64402</text:p>
          </table:table-cell>
          <table:table-cell office:value-type="float" office:value="63773">
            <text:p>63773</text:p>
          </table:table-cell>
          <table:table-cell office:value-type="float" office:value="58401">
            <text:p>58401</text:p>
          </table:table-cell>
          <table:table-cell office:value-type="float" office:value="60398">
            <text:p>60398</text:p>
          </table:table-cell>
          <table:table-cell office:value-type="float" office:value="76900">
            <text:p>76900</text:p>
          </table:table-cell>
          <table:table-cell office:value-type="float" office:value="61329">
            <text:p>61329</text:p>
          </table:table-cell>
          <table:table-cell office:value-type="float" office:value="63093.9">
            <text:p>63093.9</text:p>
          </table:table-cell>
          <table:table-cell office:value-type="float" office:value="196797">
            <text:p>196797</text:p>
          </table:table-cell>
          <table:table-cell office:value-type="float" office:value="188800">
            <text:p>188800</text:p>
          </table:table-cell>
          <table:table-cell office:value-type="float" office:value="182351">
            <text:p>182351</text:p>
          </table:table-cell>
          <table:table-cell office:value-type="float" office:value="205838">
            <text:p>205838</text:p>
          </table:table-cell>
          <table:table-cell office:value-type="float" office:value="193541">
            <text:p>193541</text:p>
          </table:table-cell>
          <table:table-cell office:value-type="float" office:value="198018">
            <text:p>198018</text:p>
          </table:table-cell>
          <table:table-cell office:value-type="float" office:value="192425">
            <text:p>192425</text:p>
          </table:table-cell>
          <table:table-cell office:value-type="float" office:value="192675">
            <text:p>192675</text:p>
          </table:table-cell>
          <table:table-cell office:value-type="float" office:value="192243">
            <text:p>192243</text:p>
          </table:table-cell>
          <table:table-cell office:value-type="float" office:value="189567">
            <text:p>189567</text:p>
          </table:table-cell>
          <table:table-cell office:value-type="float" office:value="193225.5">
            <text:p>193225.5</text:p>
          </table:table-cell>
          <table:table-cell office:value-type="float" office:value="57519">
            <text:p>57519</text:p>
          </table:table-cell>
          <table:table-cell office:value-type="float" office:value="58637">
            <text:p>58637</text:p>
          </table:table-cell>
          <table:table-cell office:value-type="float" office:value="65630">
            <text:p>65630</text:p>
          </table:table-cell>
          <table:table-cell office:value-type="float" office:value="60274">
            <text:p>60274</text:p>
          </table:table-cell>
          <table:table-cell office:value-type="float" office:value="63067">
            <text:p>63067</text:p>
          </table:table-cell>
          <table:table-cell office:value-type="float" office:value="69154">
            <text:p>69154</text:p>
          </table:table-cell>
          <table:table-cell office:value-type="float" office:value="64406">
            <text:p>64406</text:p>
          </table:table-cell>
          <table:table-cell office:value-type="float" office:value="65162">
            <text:p>65162</text:p>
          </table:table-cell>
          <table:table-cell office:value-type="float" office:value="73216">
            <text:p>73216</text:p>
          </table:table-cell>
          <table:table-cell office:value-type="float" office:value="67343">
            <text:p>67343</text:p>
          </table:table-cell>
          <table:table-cell office:value-type="float" office:value="64440.8">
            <text:p>64440.8</text:p>
          </table:table-cell>
        </table:table-row>
        <table:table-row table:style-name="ro1">
          <table:table-cell office:value-type="float" office:value="90100">
            <text:p>90100</text:p>
          </table:table-cell>
          <table:table-cell office:value-type="float" office:value="64187">
            <text:p>64187</text:p>
          </table:table-cell>
          <table:table-cell office:value-type="float" office:value="58376">
            <text:p>58376</text:p>
          </table:table-cell>
          <table:table-cell office:value-type="float" office:value="60629">
            <text:p>60629</text:p>
          </table:table-cell>
          <table:table-cell office:value-type="float" office:value="66148">
            <text:p>66148</text:p>
          </table:table-cell>
          <table:table-cell office:value-type="float" office:value="73467">
            <text:p>73467</text:p>
          </table:table-cell>
          <table:table-cell office:value-type="float" office:value="63263">
            <text:p>63263</text:p>
          </table:table-cell>
          <table:table-cell office:value-type="float" office:value="65274">
            <text:p>65274</text:p>
          </table:table-cell>
          <table:table-cell office:value-type="float" office:value="57786">
            <text:p>57786</text:p>
          </table:table-cell>
          <table:table-cell office:value-type="float" office:value="61469">
            <text:p>61469</text:p>
          </table:table-cell>
          <table:table-cell office:value-type="float" office:value="79374">
            <text:p>79374</text:p>
          </table:table-cell>
          <table:table-cell office:value-type="float" office:value="64997.3">
            <text:p>64997.3</text:p>
          </table:table-cell>
          <table:table-cell office:value-type="float" office:value="195138">
            <text:p>195138</text:p>
          </table:table-cell>
          <table:table-cell office:value-type="float" office:value="202382">
            <text:p>202382</text:p>
          </table:table-cell>
          <table:table-cell office:value-type="float" office:value="192041">
            <text:p>192041</text:p>
          </table:table-cell>
          <table:table-cell office:value-type="float" office:value="195792">
            <text:p>195792</text:p>
          </table:table-cell>
          <table:table-cell office:value-type="float" office:value="199712">
            <text:p>199712</text:p>
          </table:table-cell>
          <table:table-cell office:value-type="float" office:value="203140">
            <text:p>203140</text:p>
          </table:table-cell>
          <table:table-cell office:value-type="float" office:value="189968">
            <text:p>189968</text:p>
          </table:table-cell>
          <table:table-cell office:value-type="float" office:value="202151">
            <text:p>202151</text:p>
          </table:table-cell>
          <table:table-cell office:value-type="float" office:value="199750">
            <text:p>199750</text:p>
          </table:table-cell>
          <table:table-cell office:value-type="float" office:value="192255">
            <text:p>192255</text:p>
          </table:table-cell>
          <table:table-cell office:value-type="float" office:value="197232.9">
            <text:p>197232.9</text:p>
          </table:table-cell>
          <table:table-cell office:value-type="float" office:value="67385">
            <text:p>67385</text:p>
          </table:table-cell>
          <table:table-cell office:value-type="float" office:value="59037">
            <text:p>59037</text:p>
          </table:table-cell>
          <table:table-cell office:value-type="float" office:value="62354">
            <text:p>62354</text:p>
          </table:table-cell>
          <table:table-cell office:value-type="float" office:value="74258">
            <text:p>74258</text:p>
          </table:table-cell>
          <table:table-cell office:value-type="float" office:value="78504">
            <text:p>78504</text:p>
          </table:table-cell>
          <table:table-cell office:value-type="float" office:value="67509">
            <text:p>67509</text:p>
          </table:table-cell>
          <table:table-cell office:value-type="float" office:value="67838">
            <text:p>67838</text:p>
          </table:table-cell>
          <table:table-cell office:value-type="float" office:value="54837">
            <text:p>54837</text:p>
          </table:table-cell>
          <table:table-cell office:value-type="float" office:value="62088">
            <text:p>62088</text:p>
          </table:table-cell>
          <table:table-cell office:value-type="float" office:value="84541">
            <text:p>84541</text:p>
          </table:table-cell>
          <table:table-cell office:value-type="float" office:value="67835.1">
            <text:p>67835.1</text:p>
          </table:table-cell>
        </table:table-row>
        <table:table-row table:style-name="ro1">
          <table:table-cell office:value-type="float" office:value="92100">
            <text:p>92100</text:p>
          </table:table-cell>
          <table:table-cell office:value-type="float" office:value="66634">
            <text:p>66634</text:p>
          </table:table-cell>
          <table:table-cell office:value-type="float" office:value="59441">
            <text:p>59441</text:p>
          </table:table-cell>
          <table:table-cell office:value-type="float" office:value="73788">
            <text:p>73788</text:p>
          </table:table-cell>
          <table:table-cell office:value-type="float" office:value="66254">
            <text:p>66254</text:p>
          </table:table-cell>
          <table:table-cell office:value-type="float" office:value="58029">
            <text:p>58029</text:p>
          </table:table-cell>
          <table:table-cell office:value-type="float" office:value="70433">
            <text:p>70433</text:p>
          </table:table-cell>
          <table:table-cell office:value-type="float" office:value="60488">
            <text:p>60488</text:p>
          </table:table-cell>
          <table:table-cell office:value-type="float" office:value="70061">
            <text:p>70061</text:p>
          </table:table-cell>
          <table:table-cell office:value-type="float" office:value="60315">
            <text:p>60315</text:p>
          </table:table-cell>
          <table:table-cell office:value-type="float" office:value="66018">
            <text:p>66018</text:p>
          </table:table-cell>
          <table:table-cell office:value-type="float" office:value="65146.1">
            <text:p>65146.1</text:p>
          </table:table-cell>
          <table:table-cell office:value-type="float" office:value="208377">
            <text:p>208377</text:p>
          </table:table-cell>
          <table:table-cell office:value-type="float" office:value="208392">
            <text:p>208392</text:p>
          </table:table-cell>
          <table:table-cell office:value-type="float" office:value="197135">
            <text:p>197135</text:p>
          </table:table-cell>
          <table:table-cell office:value-type="float" office:value="198851">
            <text:p>198851</text:p>
          </table:table-cell>
          <table:table-cell office:value-type="float" office:value="205415">
            <text:p>205415</text:p>
          </table:table-cell>
          <table:table-cell office:value-type="float" office:value="208820">
            <text:p>208820</text:p>
          </table:table-cell>
          <table:table-cell office:value-type="float" office:value="207077">
            <text:p>207077</text:p>
          </table:table-cell>
          <table:table-cell office:value-type="float" office:value="202886">
            <text:p>202886</text:p>
          </table:table-cell>
          <table:table-cell office:value-type="float" office:value="192747">
            <text:p>192747</text:p>
          </table:table-cell>
          <table:table-cell office:value-type="float" office:value="204106">
            <text:p>204106</text:p>
          </table:table-cell>
          <table:table-cell office:value-type="float" office:value="203380.6">
            <text:p>203380.6</text:p>
          </table:table-cell>
          <table:table-cell office:value-type="float" office:value="67034">
            <text:p>67034</text:p>
          </table:table-cell>
          <table:table-cell office:value-type="float" office:value="59841">
            <text:p>59841</text:p>
          </table:table-cell>
          <table:table-cell office:value-type="float" office:value="74165">
            <text:p>74165</text:p>
          </table:table-cell>
          <table:table-cell office:value-type="float" office:value="71547">
            <text:p>71547</text:p>
          </table:table-cell>
          <table:table-cell office:value-type="float" office:value="61381">
            <text:p>61381</text:p>
          </table:table-cell>
          <table:table-cell office:value-type="float" office:value="65491">
            <text:p>65491</text:p>
          </table:table-cell>
          <table:table-cell office:value-type="float" office:value="63846">
            <text:p>63846</text:p>
          </table:table-cell>
          <table:table-cell office:value-type="float" office:value="74143">
            <text:p>74143</text:p>
          </table:table-cell>
          <table:table-cell office:value-type="float" office:value="63320">
            <text:p>63320</text:p>
          </table:table-cell>
          <table:table-cell office:value-type="float" office:value="57845">
            <text:p>57845</text:p>
          </table:table-cell>
          <table:table-cell office:value-type="float" office:value="65861.3">
            <text:p>65861.3</text:p>
          </table:table-cell>
        </table:table-row>
        <table:table-row table:style-name="ro1">
          <table:table-cell office:value-type="float" office:value="94100">
            <text:p>94100</text:p>
          </table:table-cell>
          <table:table-cell office:value-type="float" office:value="63426">
            <text:p>63426</text:p>
          </table:table-cell>
          <table:table-cell office:value-type="float" office:value="60902">
            <text:p>60902</text:p>
          </table:table-cell>
          <table:table-cell office:value-type="float" office:value="66281">
            <text:p>66281</text:p>
          </table:table-cell>
          <table:table-cell office:value-type="float" office:value="69709">
            <text:p>69709</text:p>
          </table:table-cell>
          <table:table-cell office:value-type="float" office:value="71497">
            <text:p>71497</text:p>
          </table:table-cell>
          <table:table-cell office:value-type="float" office:value="63615">
            <text:p>63615</text:p>
          </table:table-cell>
          <table:table-cell office:value-type="float" office:value="62677">
            <text:p>62677</text:p>
          </table:table-cell>
          <table:table-cell office:value-type="float" office:value="66315">
            <text:p>66315</text:p>
          </table:table-cell>
          <table:table-cell office:value-type="float" office:value="64745">
            <text:p>64745</text:p>
          </table:table-cell>
          <table:table-cell office:value-type="float" office:value="59929">
            <text:p>59929</text:p>
          </table:table-cell>
          <table:table-cell office:value-type="float" office:value="64909.6">
            <text:p>64909.6</text:p>
          </table:table-cell>
          <table:table-cell office:value-type="float" office:value="202062">
            <text:p>202062</text:p>
          </table:table-cell>
          <table:table-cell office:value-type="float" office:value="213868">
            <text:p>213868</text:p>
          </table:table-cell>
          <table:table-cell office:value-type="float" office:value="205553">
            <text:p>205553</text:p>
          </table:table-cell>
          <table:table-cell office:value-type="float" office:value="210292">
            <text:p>210292</text:p>
          </table:table-cell>
          <table:table-cell office:value-type="float" office:value="207441">
            <text:p>207441</text:p>
          </table:table-cell>
          <table:table-cell office:value-type="float" office:value="199119">
            <text:p>199119</text:p>
          </table:table-cell>
          <table:table-cell office:value-type="float" office:value="203778">
            <text:p>203778</text:p>
          </table:table-cell>
          <table:table-cell office:value-type="float" office:value="212399">
            <text:p>212399</text:p>
          </table:table-cell>
          <table:table-cell office:value-type="float" office:value="206596">
            <text:p>206596</text:p>
          </table:table-cell>
          <table:table-cell office:value-type="float" office:value="205917">
            <text:p>205917</text:p>
          </table:table-cell>
          <table:table-cell office:value-type="float" office:value="206702.5">
            <text:p>206702.5</text:p>
          </table:table-cell>
          <table:table-cell office:value-type="float" office:value="64827">
            <text:p>64827</text:p>
          </table:table-cell>
          <table:table-cell office:value-type="float" office:value="63477">
            <text:p>63477</text:p>
          </table:table-cell>
          <table:table-cell office:value-type="float" office:value="63043">
            <text:p>63043</text:p>
          </table:table-cell>
          <table:table-cell office:value-type="float" office:value="70594">
            <text:p>70594</text:p>
          </table:table-cell>
          <table:table-cell office:value-type="float" office:value="67616">
            <text:p>67616</text:p>
          </table:table-cell>
          <table:table-cell office:value-type="float" office:value="66432">
            <text:p>66432</text:p>
          </table:table-cell>
          <table:table-cell office:value-type="float" office:value="58545">
            <text:p>58545</text:p>
          </table:table-cell>
          <table:table-cell office:value-type="float" office:value="68066">
            <text:p>68066</text:p>
          </table:table-cell>
          <table:table-cell office:value-type="float" office:value="69406">
            <text:p>69406</text:p>
          </table:table-cell>
          <table:table-cell office:value-type="float" office:value="63265">
            <text:p>63265</text:p>
          </table:table-cell>
          <table:table-cell office:value-type="float" office:value="65527.1">
            <text:p>65527.1</text:p>
          </table:table-cell>
        </table:table-row>
        <table:table-row table:style-name="ro1">
          <table:table-cell office:value-type="float" office:value="96100">
            <text:p>96100</text:p>
          </table:table-cell>
          <table:table-cell office:value-type="float" office:value="65432">
            <text:p>65432</text:p>
          </table:table-cell>
          <table:table-cell office:value-type="float" office:value="68133">
            <text:p>68133</text:p>
          </table:table-cell>
          <table:table-cell office:value-type="float" office:value="92942">
            <text:p>92942</text:p>
          </table:table-cell>
          <table:table-cell office:value-type="float" office:value="74923">
            <text:p>74923</text:p>
          </table:table-cell>
          <table:table-cell office:value-type="float" office:value="68437">
            <text:p>68437</text:p>
          </table:table-cell>
          <table:table-cell office:value-type="float" office:value="65961">
            <text:p>65961</text:p>
          </table:table-cell>
          <table:table-cell office:value-type="float" office:value="63926">
            <text:p>63926</text:p>
          </table:table-cell>
          <table:table-cell office:value-type="float" office:value="54923">
            <text:p>54923</text:p>
          </table:table-cell>
          <table:table-cell office:value-type="float" office:value="61162">
            <text:p>61162</text:p>
          </table:table-cell>
          <table:table-cell office:value-type="float" office:value="70370">
            <text:p>70370</text:p>
          </table:table-cell>
          <table:table-cell office:value-type="float" office:value="68620.9">
            <text:p>68620.9</text:p>
          </table:table-cell>
          <table:table-cell office:value-type="float" office:value="203072">
            <text:p>203072</text:p>
          </table:table-cell>
          <table:table-cell office:value-type="float" office:value="204661">
            <text:p>204661</text:p>
          </table:table-cell>
          <table:table-cell office:value-type="float" office:value="219721">
            <text:p>219721</text:p>
          </table:table-cell>
          <table:table-cell office:value-type="float" office:value="229326">
            <text:p>229326</text:p>
          </table:table-cell>
          <table:table-cell office:value-type="float" office:value="211682">
            <text:p>211682</text:p>
          </table:table-cell>
          <table:table-cell office:value-type="float" office:value="207171">
            <text:p>207171</text:p>
          </table:table-cell>
          <table:table-cell office:value-type="float" office:value="204440">
            <text:p>204440</text:p>
          </table:table-cell>
          <table:table-cell office:value-type="float" office:value="204927">
            <text:p>204927</text:p>
          </table:table-cell>
          <table:table-cell office:value-type="float" office:value="207100">
            <text:p>207100</text:p>
          </table:table-cell>
          <table:table-cell office:value-type="float" office:value="213454">
            <text:p>213454</text:p>
          </table:table-cell>
          <table:table-cell office:value-type="float" office:value="210555.4">
            <text:p>210555.4</text:p>
          </table:table-cell>
          <table:table-cell office:value-type="float" office:value="69344">
            <text:p>69344</text:p>
          </table:table-cell>
          <table:table-cell office:value-type="float" office:value="61326">
            <text:p>61326</text:p>
          </table:table-cell>
          <table:table-cell office:value-type="float" office:value="94175">
            <text:p>94175</text:p>
          </table:table-cell>
          <table:table-cell office:value-type="float" office:value="71566">
            <text:p>71566</text:p>
          </table:table-cell>
          <table:table-cell office:value-type="float" office:value="66552">
            <text:p>66552</text:p>
          </table:table-cell>
          <table:table-cell office:value-type="float" office:value="68788">
            <text:p>68788</text:p>
          </table:table-cell>
          <table:table-cell office:value-type="float" office:value="66787">
            <text:p>66787</text:p>
          </table:table-cell>
          <table:table-cell office:value-type="float" office:value="55832">
            <text:p>55832</text:p>
          </table:table-cell>
          <table:table-cell office:value-type="float" office:value="59869">
            <text:p>59869</text:p>
          </table:table-cell>
          <table:table-cell office:value-type="float" office:value="62043">
            <text:p>62043</text:p>
          </table:table-cell>
          <table:table-cell office:value-type="float" office:value="67628.2">
            <text:p>67628.2</text:p>
          </table:table-cell>
        </table:table-row>
        <table:table-row table:style-name="ro1">
          <table:table-cell office:value-type="float" office:value="98100">
            <text:p>98100</text:p>
          </table:table-cell>
          <table:table-cell office:value-type="float" office:value="62329">
            <text:p>62329</text:p>
          </table:table-cell>
          <table:table-cell office:value-type="float" office:value="67541">
            <text:p>67541</text:p>
          </table:table-cell>
          <table:table-cell office:value-type="float" office:value="72337">
            <text:p>72337</text:p>
          </table:table-cell>
          <table:table-cell office:value-type="float" office:value="69790">
            <text:p>69790</text:p>
          </table:table-cell>
          <table:table-cell office:value-type="float" office:value="75952">
            <text:p>75952</text:p>
          </table:table-cell>
          <table:table-cell office:value-type="float" office:value="73711">
            <text:p>73711</text:p>
          </table:table-cell>
          <table:table-cell office:value-type="float" office:value="72663">
            <text:p>72663</text:p>
          </table:table-cell>
          <table:table-cell office:value-type="float" office:value="72067">
            <text:p>72067</text:p>
          </table:table-cell>
          <table:table-cell office:value-type="float" office:value="62309">
            <text:p>62309</text:p>
          </table:table-cell>
          <table:table-cell office:value-type="float" office:value="70511">
            <text:p>70511</text:p>
          </table:table-cell>
          <table:table-cell office:value-type="float" office:value="69921">
            <text:p>69921</text:p>
          </table:table-cell>
          <table:table-cell office:value-type="float" office:value="211149">
            <text:p>211149</text:p>
          </table:table-cell>
          <table:table-cell office:value-type="float" office:value="212003">
            <text:p>212003</text:p>
          </table:table-cell>
          <table:table-cell office:value-type="float" office:value="218390">
            <text:p>218390</text:p>
          </table:table-cell>
          <table:table-cell office:value-type="float" office:value="217663">
            <text:p>217663</text:p>
          </table:table-cell>
          <table:table-cell office:value-type="float" office:value="211390">
            <text:p>211390</text:p>
          </table:table-cell>
          <table:table-cell office:value-type="float" office:value="212544">
            <text:p>212544</text:p>
          </table:table-cell>
          <table:table-cell office:value-type="float" office:value="213342">
            <text:p>213342</text:p>
          </table:table-cell>
          <table:table-cell office:value-type="float" office:value="217277">
            <text:p>217277</text:p>
          </table:table-cell>
          <table:table-cell office:value-type="float" office:value="218693">
            <text:p>218693</text:p>
          </table:table-cell>
          <table:table-cell office:value-type="float" office:value="209539">
            <text:p>209539</text:p>
          </table:table-cell>
          <table:table-cell office:value-type="float" office:value="214199">
            <text:p>214199</text:p>
          </table:table-cell>
          <table:table-cell office:value-type="float" office:value="67348">
            <text:p>67348</text:p>
          </table:table-cell>
          <table:table-cell office:value-type="float" office:value="67876">
            <text:p>67876</text:p>
          </table:table-cell>
          <table:table-cell office:value-type="float" office:value="72254">
            <text:p>72254</text:p>
          </table:table-cell>
          <table:table-cell office:value-type="float" office:value="72738">
            <text:p>72738</text:p>
          </table:table-cell>
          <table:table-cell office:value-type="float" office:value="77573">
            <text:p>77573</text:p>
          </table:table-cell>
          <table:table-cell office:value-type="float" office:value="72015">
            <text:p>72015</text:p>
          </table:table-cell>
          <table:table-cell office:value-type="float" office:value="72786">
            <text:p>72786</text:p>
          </table:table-cell>
          <table:table-cell office:value-type="float" office:value="76627">
            <text:p>76627</text:p>
          </table:table-cell>
          <table:table-cell office:value-type="float" office:value="58423">
            <text:p>58423</text:p>
          </table:table-cell>
          <table:table-cell office:value-type="float" office:value="72154">
            <text:p>72154</text:p>
          </table:table-cell>
          <table:table-cell office:value-type="float" office:value="70979.4">
            <text:p>70979.4</text:p>
          </table:table-cell>
        </table:table-row>
        <table:table-row table:style-name="ro1">
          <table:table-cell office:value-type="float" office:value="100100">
            <text:p>100100</text:p>
          </table:table-cell>
          <table:table-cell office:value-type="float" office:value="82803">
            <text:p>82803</text:p>
          </table:table-cell>
          <table:table-cell office:value-type="float" office:value="77442">
            <text:p>77442</text:p>
          </table:table-cell>
          <table:table-cell office:value-type="float" office:value="86159">
            <text:p>86159</text:p>
          </table:table-cell>
          <table:table-cell office:value-type="float" office:value="75107">
            <text:p>75107</text:p>
          </table:table-cell>
          <table:table-cell office:value-type="float" office:value="78347">
            <text:p>78347</text:p>
          </table:table-cell>
          <table:table-cell office:value-type="float" office:value="66773">
            <text:p>66773</text:p>
          </table:table-cell>
          <table:table-cell office:value-type="float" office:value="74618">
            <text:p>74618</text:p>
          </table:table-cell>
          <table:table-cell office:value-type="float" office:value="73586">
            <text:p>73586</text:p>
          </table:table-cell>
          <table:table-cell office:value-type="float" office:value="66893">
            <text:p>66893</text:p>
          </table:table-cell>
          <table:table-cell office:value-type="float" office:value="69396">
            <text:p>69396</text:p>
          </table:table-cell>
          <table:table-cell office:value-type="float" office:value="75112.4">
            <text:p>75112.4</text:p>
          </table:table-cell>
          <table:table-cell office:value-type="float" office:value="217394">
            <text:p>217394</text:p>
          </table:table-cell>
          <table:table-cell office:value-type="float" office:value="214097">
            <text:p>214097</text:p>
          </table:table-cell>
          <table:table-cell office:value-type="float" office:value="221161">
            <text:p>221161</text:p>
          </table:table-cell>
          <table:table-cell office:value-type="float" office:value="218138">
            <text:p>218138</text:p>
          </table:table-cell>
          <table:table-cell office:value-type="float" office:value="215918">
            <text:p>215918</text:p>
          </table:table-cell>
          <table:table-cell office:value-type="float" office:value="232432">
            <text:p>232432</text:p>
          </table:table-cell>
          <table:table-cell office:value-type="float" office:value="227177">
            <text:p>227177</text:p>
          </table:table-cell>
          <table:table-cell office:value-type="float" office:value="226674">
            <text:p>226674</text:p>
          </table:table-cell>
          <table:table-cell office:value-type="float" office:value="217269">
            <text:p>217269</text:p>
          </table:table-cell>
          <table:table-cell office:value-type="float" office:value="223205">
            <text:p>223205</text:p>
          </table:table-cell>
          <table:table-cell office:value-type="float" office:value="221346.5">
            <text:p>221346.5</text:p>
          </table:table-cell>
          <table:table-cell office:value-type="float" office:value="83931">
            <text:p>83931</text:p>
          </table:table-cell>
          <table:table-cell office:value-type="float" office:value="77429">
            <text:p>77429</text:p>
          </table:table-cell>
          <table:table-cell office:value-type="float" office:value="89206">
            <text:p>89206</text:p>
          </table:table-cell>
          <table:table-cell office:value-type="float" office:value="67753">
            <text:p>67753</text:p>
          </table:table-cell>
          <table:table-cell office:value-type="float" office:value="73391">
            <text:p>73391</text:p>
          </table:table-cell>
          <table:table-cell office:value-type="float" office:value="71866">
            <text:p>71866</text:p>
          </table:table-cell>
          <table:table-cell office:value-type="float" office:value="77084">
            <text:p>77084</text:p>
          </table:table-cell>
          <table:table-cell office:value-type="float" office:value="75585">
            <text:p>75585</text:p>
          </table:table-cell>
          <table:table-cell office:value-type="float" office:value="62334">
            <text:p>62334</text:p>
          </table:table-cell>
          <table:table-cell office:value-type="float" office:value="66546">
            <text:p>66546</text:p>
          </table:table-cell>
          <table:table-cell office:value-type="float" office:value="74512.5">
            <text:p>74512.5</text:p>
          </table:table-cell>
        </table:table-row>
      </table:table>
      <table:table table:name="Graph" table:style-name="ta1" table:print="false">
        <table:table-column table:style-name="co10" table:default-cell-style-name="Default"/>
        <table:table-row table:style-name="ro1">
          <table:table-cell>
            <draw:frame table:end-cell-address="Graph.K43" table:end-x="0.0846in" table:end-y="0.1157in" draw:z-index="0" draw:style-name="gr1" draw:text-style-name="P1" svg:width="8.8843in" svg:height="6.7909in" svg:x="0.0906in" svg:y="0.0661in">
              <draw:object draw:notify-on-update-of-ranges="'Raw Data + Averages'.A2:'Raw Data + Averages'.A52 'Raw Data + Averages'.L1:'Raw Data + Averages'.L1 'Raw Data + Averages'.L2:'Raw Data + Averages'.L52 'Raw Data + Averages'.A2:'Raw Data + Averages'.A52 'Raw Data + Averages'.W1:'Raw Data + Averages'.W1 'Raw Data + Averages'.W2:'Raw Data + Averages'.W52 'Raw Data + Averages'.A2:'Raw Data + Averages'.A52 'Raw Data + Averages'.AH1:'Raw Data + Averages'.AH1 'Raw Data + Averages'.AH2:'Raw Data + Averages'.AH5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7/11/2018</text:date>, <text:time>22:5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date>2018-07-11T22:51:41</dc:date>
    <dc:creator>Alessandro Vinciguerra</dc:creator>
    <meta:editing-duration>PT10M</meta:editing-duration>
    <meta:editing-cycles>4</meta:editing-cycles>
    <meta:document-statistic meta:table-count="2" meta:cell-count="17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67cm" svg:height="17.25cm" xlink:href=".." xlink:type="simple" chart:class="chart:scatter" chart:style-name="ch1">
        <chart:title svg:x="5.975cm" svg:y="0.48cm" chart:style-name="ch2">
          <text:p>Runtime comparison: Introsort, Heapsort, Quicksort</text:p>
        </chart:title>
        <chart:subtitle svg:x="9.196cm" svg:y="1.614cm" chart:style-name="ch3">
          <text:p>10 Trials, Random data</text:p>
        </chart:subtitle>
        <chart:legend chart:legend-position="end" svg:x="18.884cm" svg:y="7.855cm" style:legend-expansion="high" chart:style-name="ch4"/>
        <chart:plot-area chart:style-name="ch5" table:cell-range-address="'Raw Data + Averages'.A2:'Raw Data + Averages'.A52 'Raw Data + Averages'.L1:'Raw Data + Averages'.L52 'Raw Data + Averages'.W1:'Raw Data + Averages'.W52 'Raw Data + Averages'.AH1:'Raw Data + Averages'.AH52" chart:data-source-has-labels="row" svg:x="1.449cm" svg:y="2.983cm" svg:width="16.533cm" svg:height="12.954cm">
          <chartooo:coordinate-region svg:x="2.881cm" svg:y="3.173cm" svg:width="14.509cm" svg:height="12.135cm"/>
          <chart:axis chart:dimension="x" chart:name="primary-x" chart:style-name="ch6">
            <chart:title svg:x="8.8cm" svg:y="16.283cm" chart:style-name="ch7">
              <text:p>Array length</text:p>
            </chart:title>
          </chart:axis>
          <chart:axis chart:dimension="y" chart:name="primary-y" chart:style-name="ch6">
            <chart:title svg:x="0.451cm" svg:y="10.431cm" chart:style-name="ch8">
              <text:p>Runtime (μs)</text:p>
            </chart:title>
            <chart:grid chart:style-name="ch9" chart:class="major"/>
          </chart:axis>
          <chart:series chart:style-name="ch10" chart:values-cell-range-address="'Raw Data + Averages'.L2:'Raw Data + Averages'.L52" chart:label-cell-address="'Raw Data + Averages'.L1:'Raw Data + Averages'.L1" chart:class="chart:scatter">
            <chart:domain table:cell-range-address="'Raw Data + Averages'.A2:'Raw Data + Averages'.A52"/>
            <chart:data-point chart:repeated="51"/>
          </chart:series>
          <chart:series chart:style-name="ch11" chart:values-cell-range-address="'Raw Data + Averages'.W2:'Raw Data + Averages'.W52" chart:label-cell-address="'Raw Data + Averages'.W1:'Raw Data + Averages'.W1" chart:class="chart:scatter">
            <chart:data-point chart:repeated="51"/>
          </chart:series>
          <chart:series chart:style-name="ch12" chart:values-cell-range-address="'Raw Data + Averages'.AH2:'Raw Data + Averages'.AH52" chart:label-cell-address="'Raw Data + Averages'.AH1:'Raw Data + Averages'.AH1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rosort AVG</text:p>
                <draw:g>
                  <svg:desc>'Raw Data + Averages'.L1:'Raw Data + Averages'.L1</svg:desc>
                </draw:g>
              </table:table-cell>
              <table:table-cell office:value-type="string">
                <text:p>Heapsort AVG</text:p>
                <draw:g>
                  <svg:desc>'Raw Data + Averages'.W1:'Raw Data + Averages'.W1</svg:desc>
                </draw:g>
              </table:table-cell>
              <table:table-cell office:value-type="string">
                <text:p>Quicksort AVG</text:p>
                <draw:g>
                  <svg:desc>'Raw Data + Averages'.AH1:'Raw Data + Averages'.A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Raw Data + Averages'.A2:'Raw Data + Averages'.A52</svg:desc>
                </draw:g>
              </table:table-cell>
              <table:table-cell office:value-type="float" office:value="134.9">
                <text:p>134.9</text:p>
                <draw:g>
                  <svg:desc>'Raw Data + Averages'.L2:'Raw Data + Averages'.L52</svg:desc>
                </draw:g>
              </table:table-cell>
              <table:table-cell office:value-type="float" office:value="118.9">
                <text:p>118.9</text:p>
                <draw:g>
                  <svg:desc>'Raw Data + Averages'.W2:'Raw Data + Averages'.W52</svg:desc>
                </draw:g>
              </table:table-cell>
              <table:table-cell office:value-type="float" office:value="109.2">
                <text:p>109.2</text:p>
                <draw:g>
                  <svg:desc>'Raw Data + Averages'.AH2:'Raw Data + Averages'.A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00">
                <text:p>2100</text:p>
              </table:table-cell>
              <table:table-cell office:value-type="float" office:value="1585.1">
                <text:p>1585.1</text:p>
              </table:table-cell>
              <table:table-cell office:value-type="float" office:value="3086.7">
                <text:p>3086.7</text:p>
              </table:table-cell>
              <table:table-cell office:value-type="float" office:value="1579.8">
                <text:p>157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00">
                <text:p>4100</text:p>
              </table:table-cell>
              <table:table-cell office:value-type="float" office:value="2950">
                <text:p>2950</text:p>
              </table:table-cell>
              <table:table-cell office:value-type="float" office:value="7219.7">
                <text:p>7219.7</text:p>
              </table:table-cell>
              <table:table-cell office:value-type="float" office:value="2928.8">
                <text:p>292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00">
                <text:p>6100</text:p>
              </table:table-cell>
              <table:table-cell office:value-type="float" office:value="4165.6">
                <text:p>4165.6</text:p>
              </table:table-cell>
              <table:table-cell office:value-type="float" office:value="10854.1">
                <text:p>10854.1</text:p>
              </table:table-cell>
              <table:table-cell office:value-type="float" office:value="4395.6">
                <text:p>4395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00">
                <text:p>8100</text:p>
              </table:table-cell>
              <table:table-cell office:value-type="float" office:value="5692.1">
                <text:p>5692.1</text:p>
              </table:table-cell>
              <table:table-cell office:value-type="float" office:value="14888.1">
                <text:p>14888.1</text:p>
              </table:table-cell>
              <table:table-cell office:value-type="float" office:value="5659.9">
                <text:p>5659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00">
                <text:p>10100</text:p>
              </table:table-cell>
              <table:table-cell office:value-type="float" office:value="7202.6">
                <text:p>7202.6</text:p>
              </table:table-cell>
              <table:table-cell office:value-type="float" office:value="18047.1">
                <text:p>18047.1</text:p>
              </table:table-cell>
              <table:table-cell office:value-type="float" office:value="7163.4">
                <text:p>7163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00">
                <text:p>12100</text:p>
              </table:table-cell>
              <table:table-cell office:value-type="float" office:value="8949.3">
                <text:p>8949.3</text:p>
              </table:table-cell>
              <table:table-cell office:value-type="float" office:value="22522.6">
                <text:p>22522.6</text:p>
              </table:table-cell>
              <table:table-cell office:value-type="float" office:value="9335.8">
                <text:p>9335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100">
                <text:p>14100</text:p>
              </table:table-cell>
              <table:table-cell office:value-type="float" office:value="9640.6">
                <text:p>9640.6</text:p>
              </table:table-cell>
              <table:table-cell office:value-type="float" office:value="27233.3">
                <text:p>27233.3</text:p>
              </table:table-cell>
              <table:table-cell office:value-type="float" office:value="10141.3">
                <text:p>1014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100">
                <text:p>16100</text:p>
              </table:table-cell>
              <table:table-cell office:value-type="float" office:value="11752.8">
                <text:p>11752.8</text:p>
              </table:table-cell>
              <table:table-cell office:value-type="float" office:value="30528.7">
                <text:p>30528.7</text:p>
              </table:table-cell>
              <table:table-cell office:value-type="float" office:value="11503.3">
                <text:p>1150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100">
                <text:p>18100</text:p>
              </table:table-cell>
              <table:table-cell office:value-type="float" office:value="13283">
                <text:p>13283</text:p>
              </table:table-cell>
              <table:table-cell office:value-type="float" office:value="36033.5">
                <text:p>36033.5</text:p>
              </table:table-cell>
              <table:table-cell office:value-type="float" office:value="12879.7">
                <text:p>12879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00">
                <text:p>20100</text:p>
              </table:table-cell>
              <table:table-cell office:value-type="float" office:value="13629.7">
                <text:p>13629.7</text:p>
              </table:table-cell>
              <table:table-cell office:value-type="float" office:value="39205">
                <text:p>39205</text:p>
              </table:table-cell>
              <table:table-cell office:value-type="float" office:value="14866.8">
                <text:p>14866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100">
                <text:p>22100</text:p>
              </table:table-cell>
              <table:table-cell office:value-type="float" office:value="16607.4">
                <text:p>16607.4</text:p>
              </table:table-cell>
              <table:table-cell office:value-type="float" office:value="44446.3">
                <text:p>44446.3</text:p>
              </table:table-cell>
              <table:table-cell office:value-type="float" office:value="15655.4">
                <text:p>15655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100">
                <text:p>24100</text:p>
              </table:table-cell>
              <table:table-cell office:value-type="float" office:value="17482.2">
                <text:p>17482.2</text:p>
              </table:table-cell>
              <table:table-cell office:value-type="float" office:value="49066.5">
                <text:p>49066.5</text:p>
              </table:table-cell>
              <table:table-cell office:value-type="float" office:value="16263.3">
                <text:p>16263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100">
                <text:p>26100</text:p>
              </table:table-cell>
              <table:table-cell office:value-type="float" office:value="18750.9">
                <text:p>18750.9</text:p>
              </table:table-cell>
              <table:table-cell office:value-type="float" office:value="52728">
                <text:p>52728</text:p>
              </table:table-cell>
              <table:table-cell office:value-type="float" office:value="19390.2">
                <text:p>1939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100">
                <text:p>28100</text:p>
              </table:table-cell>
              <table:table-cell office:value-type="float" office:value="20507.3">
                <text:p>20507.3</text:p>
              </table:table-cell>
              <table:table-cell office:value-type="float" office:value="56705.2">
                <text:p>56705.2</text:p>
              </table:table-cell>
              <table:table-cell office:value-type="float" office:value="20196.6">
                <text:p>20196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100">
                <text:p>30100</text:p>
              </table:table-cell>
              <table:table-cell office:value-type="float" office:value="22195.9">
                <text:p>22195.9</text:p>
              </table:table-cell>
              <table:table-cell office:value-type="float" office:value="58834.1">
                <text:p>58834.1</text:p>
              </table:table-cell>
              <table:table-cell office:value-type="float" office:value="22996.1">
                <text:p>22996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100">
                <text:p>32100</text:p>
              </table:table-cell>
              <table:table-cell office:value-type="float" office:value="21882">
                <text:p>21882</text:p>
              </table:table-cell>
              <table:table-cell office:value-type="float" office:value="66197.4">
                <text:p>66197.4</text:p>
              </table:table-cell>
              <table:table-cell office:value-type="float" office:value="22361.6">
                <text:p>22361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100">
                <text:p>34100</text:p>
              </table:table-cell>
              <table:table-cell office:value-type="float" office:value="24532.2">
                <text:p>24532.2</text:p>
              </table:table-cell>
              <table:table-cell office:value-type="float" office:value="69823.9">
                <text:p>69823.9</text:p>
              </table:table-cell>
              <table:table-cell office:value-type="float" office:value="24914.8">
                <text:p>24914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00">
                <text:p>36100</text:p>
              </table:table-cell>
              <table:table-cell office:value-type="float" office:value="25730.7">
                <text:p>25730.7</text:p>
              </table:table-cell>
              <table:table-cell office:value-type="float" office:value="74607.3">
                <text:p>74607.3</text:p>
              </table:table-cell>
              <table:table-cell office:value-type="float" office:value="25649.6">
                <text:p>25649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100">
                <text:p>38100</text:p>
              </table:table-cell>
              <table:table-cell office:value-type="float" office:value="27508.6">
                <text:p>27508.6</text:p>
              </table:table-cell>
              <table:table-cell office:value-type="float" office:value="81085.9">
                <text:p>81085.9</text:p>
              </table:table-cell>
              <table:table-cell office:value-type="float" office:value="26518.8">
                <text:p>26518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100">
                <text:p>40100</text:p>
              </table:table-cell>
              <table:table-cell office:value-type="float" office:value="29956.6">
                <text:p>29956.6</text:p>
              </table:table-cell>
              <table:table-cell office:value-type="float" office:value="84249.3">
                <text:p>84249.3</text:p>
              </table:table-cell>
              <table:table-cell office:value-type="float" office:value="28959.2">
                <text:p>28959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100">
                <text:p>42100</text:p>
              </table:table-cell>
              <table:table-cell office:value-type="float" office:value="29984.5">
                <text:p>29984.5</text:p>
              </table:table-cell>
              <table:table-cell office:value-type="float" office:value="87196.3">
                <text:p>87196.3</text:p>
              </table:table-cell>
              <table:table-cell office:value-type="float" office:value="28489.2">
                <text:p>28489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00">
                <text:p>44100</text:p>
              </table:table-cell>
              <table:table-cell office:value-type="float" office:value="31869.6">
                <text:p>31869.6</text:p>
              </table:table-cell>
              <table:table-cell office:value-type="float" office:value="92717.5">
                <text:p>92717.5</text:p>
              </table:table-cell>
              <table:table-cell office:value-type="float" office:value="32035.4">
                <text:p>32035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100">
                <text:p>46100</text:p>
              </table:table-cell>
              <table:table-cell office:value-type="float" office:value="32477.3">
                <text:p>32477.3</text:p>
              </table:table-cell>
              <table:table-cell office:value-type="float" office:value="96150.9">
                <text:p>96150.9</text:p>
              </table:table-cell>
              <table:table-cell office:value-type="float" office:value="31651.2">
                <text:p>31651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100">
                <text:p>48100</text:p>
              </table:table-cell>
              <table:table-cell office:value-type="float" office:value="35027.4">
                <text:p>35027.4</text:p>
              </table:table-cell>
              <table:table-cell office:value-type="float" office:value="101201.2">
                <text:p>101201.2</text:p>
              </table:table-cell>
              <table:table-cell office:value-type="float" office:value="34707.2">
                <text:p>34707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100">
                <text:p>50100</text:p>
              </table:table-cell>
              <table:table-cell office:value-type="float" office:value="37879.1">
                <text:p>37879.1</text:p>
              </table:table-cell>
              <table:table-cell office:value-type="float" office:value="107020.3">
                <text:p>107020.3</text:p>
              </table:table-cell>
              <table:table-cell office:value-type="float" office:value="37804.6">
                <text:p>3780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100">
                <text:p>52100</text:p>
              </table:table-cell>
              <table:table-cell office:value-type="float" office:value="38204.3">
                <text:p>38204.3</text:p>
              </table:table-cell>
              <table:table-cell office:value-type="float" office:value="110540.4">
                <text:p>110540.4</text:p>
              </table:table-cell>
              <table:table-cell office:value-type="float" office:value="37408.1">
                <text:p>37408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100">
                <text:p>54100</text:p>
              </table:table-cell>
              <table:table-cell office:value-type="float" office:value="37828.7">
                <text:p>37828.7</text:p>
              </table:table-cell>
              <table:table-cell office:value-type="float" office:value="114832">
                <text:p>114832</text:p>
              </table:table-cell>
              <table:table-cell office:value-type="float" office:value="36794.9">
                <text:p>36794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100">
                <text:p>56100</text:p>
              </table:table-cell>
              <table:table-cell office:value-type="float" office:value="39017.8">
                <text:p>39017.8</text:p>
              </table:table-cell>
              <table:table-cell office:value-type="float" office:value="117837">
                <text:p>117837</text:p>
              </table:table-cell>
              <table:table-cell office:value-type="float" office:value="38599.8">
                <text:p>38599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100">
                <text:p>58100</text:p>
              </table:table-cell>
              <table:table-cell office:value-type="float" office:value="39738.7">
                <text:p>39738.7</text:p>
              </table:table-cell>
              <table:table-cell office:value-type="float" office:value="125617.4">
                <text:p>125617.4</text:p>
              </table:table-cell>
              <table:table-cell office:value-type="float" office:value="39872.5">
                <text:p>3987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100">
                <text:p>60100</text:p>
              </table:table-cell>
              <table:table-cell office:value-type="float" office:value="44877.9">
                <text:p>44877.9</text:p>
              </table:table-cell>
              <table:table-cell office:value-type="float" office:value="127215.3">
                <text:p>127215.3</text:p>
              </table:table-cell>
              <table:table-cell office:value-type="float" office:value="43080.4">
                <text:p>4308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100">
                <text:p>62100</text:p>
              </table:table-cell>
              <table:table-cell office:value-type="float" office:value="47788.4">
                <text:p>47788.4</text:p>
              </table:table-cell>
              <table:table-cell office:value-type="float" office:value="133666.3">
                <text:p>133666.3</text:p>
              </table:table-cell>
              <table:table-cell office:value-type="float" office:value="47097.6">
                <text:p>47097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100">
                <text:p>64100</text:p>
              </table:table-cell>
              <table:table-cell office:value-type="float" office:value="49873.1">
                <text:p>49873.1</text:p>
              </table:table-cell>
              <table:table-cell office:value-type="float" office:value="136543.9">
                <text:p>136543.9</text:p>
              </table:table-cell>
              <table:table-cell office:value-type="float" office:value="47400.8">
                <text:p>47400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100">
                <text:p>66100</text:p>
              </table:table-cell>
              <table:table-cell office:value-type="float" office:value="46135.1">
                <text:p>46135.1</text:p>
              </table:table-cell>
              <table:table-cell office:value-type="float" office:value="139402.9">
                <text:p>139402.9</text:p>
              </table:table-cell>
              <table:table-cell office:value-type="float" office:value="45830.4">
                <text:p>4583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100">
                <text:p>68100</text:p>
              </table:table-cell>
              <table:table-cell office:value-type="float" office:value="49692.4">
                <text:p>49692.4</text:p>
              </table:table-cell>
              <table:table-cell office:value-type="float" office:value="144026.8">
                <text:p>144026.8</text:p>
              </table:table-cell>
              <table:table-cell office:value-type="float" office:value="48801.1">
                <text:p>48801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100">
                <text:p>70100</text:p>
              </table:table-cell>
              <table:table-cell office:value-type="float" office:value="51626.5">
                <text:p>51626.5</text:p>
              </table:table-cell>
              <table:table-cell office:value-type="float" office:value="150497.3">
                <text:p>150497.3</text:p>
              </table:table-cell>
              <table:table-cell office:value-type="float" office:value="51792.1">
                <text:p>51792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100">
                <text:p>72100</text:p>
              </table:table-cell>
              <table:table-cell office:value-type="float" office:value="52336.2">
                <text:p>52336.2</text:p>
              </table:table-cell>
              <table:table-cell office:value-type="float" office:value="156135.9">
                <text:p>156135.9</text:p>
              </table:table-cell>
              <table:table-cell office:value-type="float" office:value="52107.8">
                <text:p>52107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100">
                <text:p>74100</text:p>
              </table:table-cell>
              <table:table-cell office:value-type="float" office:value="53062.7">
                <text:p>53062.7</text:p>
              </table:table-cell>
              <table:table-cell office:value-type="float" office:value="159111.4">
                <text:p>159111.4</text:p>
              </table:table-cell>
              <table:table-cell office:value-type="float" office:value="52859.6">
                <text:p>52859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100">
                <text:p>76100</text:p>
              </table:table-cell>
              <table:table-cell office:value-type="float" office:value="52467.1">
                <text:p>52467.1</text:p>
              </table:table-cell>
              <table:table-cell office:value-type="float" office:value="166385.2">
                <text:p>166385.2</text:p>
              </table:table-cell>
              <table:table-cell office:value-type="float" office:value="52384.4">
                <text:p>52384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100">
                <text:p>78100</text:p>
              </table:table-cell>
              <table:table-cell office:value-type="float" office:value="54164.3">
                <text:p>54164.3</text:p>
              </table:table-cell>
              <table:table-cell office:value-type="float" office:value="172218">
                <text:p>172218</text:p>
              </table:table-cell>
              <table:table-cell office:value-type="float" office:value="53494">
                <text:p>534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100">
                <text:p>80100</text:p>
              </table:table-cell>
              <table:table-cell office:value-type="float" office:value="56963.4">
                <text:p>56963.4</text:p>
              </table:table-cell>
              <table:table-cell office:value-type="float" office:value="176817.2">
                <text:p>176817.2</text:p>
              </table:table-cell>
              <table:table-cell office:value-type="float" office:value="57018.9">
                <text:p>57018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100">
                <text:p>82100</text:p>
              </table:table-cell>
              <table:table-cell office:value-type="float" office:value="60029">
                <text:p>60029</text:p>
              </table:table-cell>
              <table:table-cell office:value-type="float" office:value="176108.9">
                <text:p>176108.9</text:p>
              </table:table-cell>
              <table:table-cell office:value-type="float" office:value="59447.3">
                <text:p>59447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100">
                <text:p>84100</text:p>
              </table:table-cell>
              <table:table-cell office:value-type="float" office:value="64548">
                <text:p>64548</text:p>
              </table:table-cell>
              <table:table-cell office:value-type="float" office:value="182064.9">
                <text:p>182064.9</text:p>
              </table:table-cell>
              <table:table-cell office:value-type="float" office:value="65459.3">
                <text:p>65459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100">
                <text:p>86100</text:p>
              </table:table-cell>
              <table:table-cell office:value-type="float" office:value="61099.9">
                <text:p>61099.9</text:p>
              </table:table-cell>
              <table:table-cell office:value-type="float" office:value="190061.5">
                <text:p>190061.5</text:p>
              </table:table-cell>
              <table:table-cell office:value-type="float" office:value="59923.8">
                <text:p>59923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100">
                <text:p>88100</text:p>
              </table:table-cell>
              <table:table-cell office:value-type="float" office:value="63093.9">
                <text:p>63093.9</text:p>
              </table:table-cell>
              <table:table-cell office:value-type="float" office:value="193225.5">
                <text:p>193225.5</text:p>
              </table:table-cell>
              <table:table-cell office:value-type="float" office:value="64440.8">
                <text:p>64440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100">
                <text:p>90100</text:p>
              </table:table-cell>
              <table:table-cell office:value-type="float" office:value="64997.3">
                <text:p>64997.3</text:p>
              </table:table-cell>
              <table:table-cell office:value-type="float" office:value="197232.9">
                <text:p>197232.9</text:p>
              </table:table-cell>
              <table:table-cell office:value-type="float" office:value="67835.1">
                <text:p>67835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100">
                <text:p>92100</text:p>
              </table:table-cell>
              <table:table-cell office:value-type="float" office:value="65146.1">
                <text:p>65146.1</text:p>
              </table:table-cell>
              <table:table-cell office:value-type="float" office:value="203380.6">
                <text:p>203380.6</text:p>
              </table:table-cell>
              <table:table-cell office:value-type="float" office:value="65861.3">
                <text:p>65861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100">
                <text:p>94100</text:p>
              </table:table-cell>
              <table:table-cell office:value-type="float" office:value="64909.6">
                <text:p>64909.6</text:p>
              </table:table-cell>
              <table:table-cell office:value-type="float" office:value="206702.5">
                <text:p>206702.5</text:p>
              </table:table-cell>
              <table:table-cell office:value-type="float" office:value="65527.1">
                <text:p>65527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100">
                <text:p>96100</text:p>
              </table:table-cell>
              <table:table-cell office:value-type="float" office:value="68620.9">
                <text:p>68620.9</text:p>
              </table:table-cell>
              <table:table-cell office:value-type="float" office:value="210555.4">
                <text:p>210555.4</text:p>
              </table:table-cell>
              <table:table-cell office:value-type="float" office:value="67628.2">
                <text:p>67628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100">
                <text:p>98100</text:p>
              </table:table-cell>
              <table:table-cell office:value-type="float" office:value="69921">
                <text:p>69921</text:p>
              </table:table-cell>
              <table:table-cell office:value-type="float" office:value="214199">
                <text:p>214199</text:p>
              </table:table-cell>
              <table:table-cell office:value-type="float" office:value="70979.4">
                <text:p>70979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100">
                <text:p>100100</text:p>
              </table:table-cell>
              <table:table-cell office:value-type="float" office:value="75112.4">
                <text:p>75112.4</text:p>
              </table:table-cell>
              <table:table-cell office:value-type="float" office:value="221346.5">
                <text:p>221346.5</text:p>
              </table:table-cell>
              <table:table-cell office:value-type="float" office:value="74512.5">
                <text:p>7451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